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DejaVu Sans Condensed" svg:font-family="'DejaVu Sans Condensed'" style:font-family-generic="swiss" style:font-pitch="variable"/>
    <style:font-face style:name="DejaVu Sans Condensed1"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93cm"/>
    </style:style>
    <style:style style:name="co2" style:family="table-column">
      <style:table-column-properties fo:break-before="auto" style:column-width="5.715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61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423cm"/>
    </style:style>
    <style:style style:name="co10" style:family="table-column">
      <style:table-column-properties fo:break-before="auto" style:column-width="4.445cm"/>
    </style:style>
    <style:style style:name="co11" style:family="table-column">
      <style:table-column-properties fo:break-before="auto" style:column-width="1.411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ro1" style:family="table-row">
      <style:table-row-properties style:row-height="0.423cm" fo:break-before="auto" style:use-optimal-row-height="false"/>
    </style:style>
    <style:style style:name="ro2" style:family="table-row">
      <style:table-row-properties style:row-height="0.3cm" fo:break-before="auto" style:use-optimal-row-height="true"/>
    </style:style>
    <style:style style:name="ro3" style:family="table-row">
      <style:table-row-properties style:row-height="0.427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none" style:print-content="true" style:vertical-align="middle"/>
      <style:text-properties fo:color="#000000" style:font-name="Sans Serif" fo:font-size="7pt"/>
    </style:style>
    <style:style style:name="ce2" style:family="table-cell" style:parent-style-name="Default">
      <style:text-properties fo:font-size="7pt"/>
    </style:style>
    <style:style style:name="ce3" style:family="table-cell" style:parent-style-name="Default">
      <style:table-cell-properties fo:background-color="#ffffff" style:cell-protect="protected" style:print-content="true" style:vertical-align="middle"/>
      <style:text-properties fo:color="#000000" style:font-name="Sans Serif" fo:font-size="7pt" fo:font-weight="bold"/>
    </style:style>
    <style:style style:name="ce4" style:family="table-cell" style:parent-style-name="Default">
      <style:table-cell-properties fo:background-color="#ffffff" style:cell-protect="protected" style:print-content="true" style:vertical-align="middle"/>
      <style:text-properties fo:color="#000000" style:font-name="Sans Serif" fo:font-size="7pt"/>
    </style:style>
    <style:style style:name="ce5" style:family="table-cell" style:parent-style-name="Default">
      <style:table-cell-properties fo:background-color="#ff9966" style:cell-protect="none" style:print-content="true" style:vertical-align="middle"/>
      <style:text-properties fo:color="#000000" style:font-name="Sans Serif" fo:font-size="7pt"/>
    </style:style>
    <style:style style:name="ce6" style:family="table-cell" style:parent-style-name="Default">
      <style:table-cell-properties fo:background-color="#00ae00" style:cell-protect="none" style:print-content="true" style:vertical-align="middle"/>
      <style:text-properties fo:color="#000000" style:font-name="Sans Serif" fo:font-size="7pt"/>
    </style:style>
    <style:style style:name="ce7" style:family="table-cell" style:parent-style-name="Default">
      <style:table-cell-properties style:vertical-align="middle"/>
      <style:text-properties fo:font-size="7pt"/>
    </style:style>
    <style:style style:name="ce8" style:family="table-cell" style:parent-style-name="Default">
      <style:table-cell-properties fo:background-color="#00ae00"/>
      <style:text-properties fo:font-size="7pt"/>
    </style:style>
    <style:style style:name="ce9" style:family="table-cell" style:parent-style-name="Default">
      <style:table-cell-properties fo:background-color="#ff9966"/>
      <style:text-properties fo:font-size="7pt"/>
    </style:style>
    <style:style style:name="ce10" style:family="table-cell" style:parent-style-name="Default">
      <style:table-cell-properties fo:background-color="#e6e6e6"/>
      <style:text-properties fo:font-size="7pt"/>
    </style:style>
    <style:style style:name="ce11" style:family="table-cell" style:parent-style-name="Default">
      <style:table-cell-properties fo:background-color="#ffff99" style:cell-protect="none" style:print-content="true" style:vertical-align="middle"/>
      <style:text-properties fo:color="#000000" style:font-name="Sans Serif" fo:font-size="7pt"/>
    </style:style>
  </office:automatic-styles>
  <office:body>
    <office:spreadsheet>
      <table:table table:name="Sheet1"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3" table:default-cell-style-name="ce2"/>
        <table:table-column table:style-name="co6" table:default-cell-style-name="ce2"/>
        <table:table-column table:style-name="co7" table:number-columns-repeated="2"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41" table:default-cell-style-name="ce2"/>
        <table:table-row table:style-name="ro1">
          <table:table-cell table:style-name="ce1" office:value-type="string">
            <text:p>Category</text:p>
          </table:table-cell>
          <table:table-cell table:style-name="ce1" office:value-type="string">
            <text:p>x == renamed in kdelibs branch?</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10"/>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10"/>
          <table:table-cell table:style-name="ce1" office:value-type="string">
            <text:p>Statuses</text:p>
          </table:table-cell>
          <table:table-cell table:style-name="ce10" table:number-columns-repeated="242"/>
        </table:table-row>
        <table:table-row table:style-name="ro1">
          <table:table-cell office:value-type="string">
            <text:p>actions</text:p>
          </table:table-cell>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table-cell table:formula="oooc:=IF(ISBLANK([.H2];&quot;approval&quot;);0;IF(EXACT([.H2];&quot;draft&quot;);1;IF(EXACT([.H2];&quot;approval&quot;);2;IF(EXACT([.H2];&quot;final&quot;);3;0))))" office:value-type="float" office:value="0">
            <text:p>Err:508</text:p>
          </table:table-cell>
          <table:table-cell table:number-columns-repeated="4"/>
          <table:table-cell office:value-type="string">
            <text:p>blank: not in theme</text:p>
          </table:table-cell>
          <table:table-cell table:formula="oooc:=COUNTIF([.I2:.I143];0)" office:value-type="float" office:value="142">
            <text:p>142</text:p>
          </table:table-cell>
          <table:table-cell table:number-columns-repeated="241"/>
        </table:table-row>
        <table:table-row table:style-name="ro1">
          <table:table-cell office:value-type="string">
            <text:p>actions</text:p>
          </table:table-cell>
          <table:table-cell office:value-type="string">
            <text:p>x</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5" office:value-type="string">
            <text:p>approval</text:p>
          </table:table-cell>
          <table:table-cell table:formula="oooc:=IF(ISBLANK([.H3];&quot;approval&quot;);0;IF(EXACT([.H3];&quot;draft&quot;);1;IF(EXACT([.H3];&quot;approval&quot;);2;IF(EXACT([.H3];&quot;final&quot;);3;0))))" office:value-type="float" office:value="0">
            <text:p>Err:508</text:p>
          </table:table-cell>
          <table:table-cell table:number-columns-repeated="4"/>
          <table:table-cell table:style-name="ce11" office:value-type="string">
            <text:p>draft: pre-approval</text:p>
          </table:table-cell>
          <table:table-cell table:formula="oooc:=COUNTIF([.I2:.I143];1)" office:value-type="float" office:value="0">
            <text:p>0</text:p>
          </table:table-cell>
          <table:table-cell table:number-columns-repeated="241"/>
        </table:table-row>
        <table:table-row table:style-name="ro1">
          <table:table-cell office:value-type="string">
            <text:p>actions</text:p>
          </table:table-cell>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H4];&quot;approval&quot;);0;IF(EXACT([.H4];&quot;draft&quot;);1;IF(EXACT([.H4];&quot;approval&quot;);2;IF(EXACT([.H4];&quot;final&quot;);3;0))))" office:value-type="float" office:value="0">
            <text:p>Err:508</text:p>
          </table:table-cell>
          <table:table-cell table:number-columns-repeated="4"/>
          <table:table-cell table:style-name="ce5" office:value-type="string">
            <text:p>approval: needs approval</text:p>
          </table:table-cell>
          <table:table-cell table:formula="oooc:=COUNTIF([.I2:.I143];2)" office:value-type="float" office:value="0">
            <text:p>0</text:p>
          </table:table-cell>
          <table:table-cell table:number-columns-repeated="241"/>
        </table:table-row>
        <table:table-row table:style-name="ro1">
          <table:table-cell office:value-type="string">
            <text:p>actions</text:p>
          </table:table-cell>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number-columns-repeated="3"/>
          <table:table-cell table:formula="oooc:=IF(ISBLANK([.H5];&quot;approval&quot;);0;IF(EXACT([.H5];&quot;draft&quot;);1;IF(EXACT([.H5];&quot;approval&quot;);2;IF(EXACT([.H5];&quot;final&quot;);3;0))))" office:value-type="float" office:value="0">
            <text:p>Err:508</text:p>
          </table:table-cell>
          <table:table-cell table:number-columns-repeated="4"/>
          <table:table-cell table:style-name="ce6" office:value-type="string">
            <text:p>final</text:p>
          </table:table-cell>
          <table:table-cell table:formula="oooc:=COUNTIF([.I2:.I143];3)" office:value-type="float" office:value="0">
            <text:p>0</text:p>
          </table:table-cell>
          <table:table-cell table:number-columns-repeated="241"/>
        </table:table-row>
        <table:table-row table:style-name="ro1">
          <table:table-cell office:value-type="string">
            <text:p>actions</text:p>
          </table:table-cell>
          <table:table-cell office:value-type="string">
            <text:p>x</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5" office:value-type="string">
            <text:p>approval</text:p>
          </table:table-cell>
          <table:table-cell table:formula="oooc:=IF(ISBLANK([.H6];&quot;approval&quot;);0;IF(EXACT([.H6];&quot;draft&quot;);1;IF(EXACT([.H6];&quot;approval&quot;);2;IF(EXACT([.H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5" office:value-type="string">
            <text:p>approval</text:p>
          </table:table-cell>
          <table:table-cell table:formula="oooc:=IF(ISBLANK([.H7];&quot;approval&quot;);0;IF(EXACT([.H7];&quot;draft&quot;);1;IF(EXACT([.H7];&quot;approval&quot;);2;IF(EXACT([.H7];&quot;final&quot;);3;0))))" office:value-type="float" office:value="0">
            <text:p>Err:508</text:p>
          </table:table-cell>
          <table:table-cell table:number-columns-repeated="4"/>
          <table:table-cell office:value-type="string">
            <text:p>Standard names</text:p>
          </table:table-cell>
          <table:table-cell table:formula="oooc:=153-COUNTBLANK([.C2:.C143])" office:value-type="float" office:value="153">
            <text:p>153</text:p>
          </table:table-cell>
          <table:table-cell table:number-columns-repeated="241"/>
        </table:table-row>
        <table:table-row table:style-name="ro1">
          <table:table-cell office:value-type="string">
            <text:p>actions</text:p>
          </table:table-cell>
          <table:table-cell office:value-type="string">
            <text:p>x</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5" office:value-type="string">
            <text:p>approval</text:p>
          </table:table-cell>
          <table:table-cell table:formula="oooc:=IF(ISBLANK([.H8];&quot;approval&quot;);0;IF(EXACT([.H8];&quot;draft&quot;);1;IF(EXACT([.H8];&quot;approval&quot;);2;IF(EXACT([.H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5" office:value-type="string">
            <text:p>approval</text:p>
          </table:table-cell>
          <table:table-cell table:formula="oooc:=IF(ISBLANK([.H9];&quot;approval&quot;);0;IF(EXACT([.H9];&quot;draft&quot;);1;IF(EXACT([.H9];&quot;approval&quot;);2;IF(EXACT([.H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H10];&quot;approval&quot;);0;IF(EXACT([.H10];&quot;draft&quot;);1;IF(EXACT([.H10];&quot;approval&quot;);2;IF(EXACT([.H1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number-columns-repeated="3"/>
          <table:table-cell table:formula="oooc:=IF(ISBLANK([.H11];&quot;approval&quot;);0;IF(EXACT([.H11];&quot;draft&quot;);1;IF(EXACT([.H11];&quot;approval&quot;);2;IF(EXACT([.H11];&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5" office:value-type="string">
            <text:p>approval</text:p>
          </table:table-cell>
          <table:table-cell table:formula="oooc:=IF(ISBLANK([.H12];&quot;approval&quot;);0;IF(EXACT([.H12];&quot;draft&quot;);1;IF(EXACT([.H12];&quot;approval&quot;);2;IF(EXACT([.H12];&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5" office:value-type="string">
            <text:p>approval</text:p>
          </table:table-cell>
          <table:table-cell table:formula="oooc:=IF(ISBLANK([.H13];&quot;approval&quot;);0;IF(EXACT([.H13];&quot;draft&quot;);1;IF(EXACT([.H13];&quot;approval&quot;);2;IF(EXACT([.H1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5" office:value-type="string">
            <text:p>approval</text:p>
          </table:table-cell>
          <table:table-cell table:formula="oooc:=IF(ISBLANK([.H14];&quot;approval&quot;);0;IF(EXACT([.H14];&quot;draft&quot;);1;IF(EXACT([.H14];&quot;approval&quot;);2;IF(EXACT([.H1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5" office:value-type="string">
            <text:p>approval</text:p>
          </table:table-cell>
          <table:table-cell table:formula="oooc:=IF(ISBLANK([.H15];&quot;approval&quot;);0;IF(EXACT([.H15];&quot;draft&quot;);1;IF(EXACT([.H15];&quot;approval&quot;);2;IF(EXACT([.H1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table-cell table:formula="oooc:=IF(ISBLANK([.H16];&quot;approval&quot;);0;IF(EXACT([.H16];&quot;draft&quot;);1;IF(EXACT([.H16];&quot;approval&quot;);2;IF(EXACT([.H1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5" office:value-type="string">
            <text:p>approval</text:p>
          </table:table-cell>
          <table:table-cell table:formula="oooc:=IF(ISBLANK([.H17];&quot;approval&quot;);0;IF(EXACT([.H17];&quot;draft&quot;);1;IF(EXACT([.H17];&quot;approval&quot;);2;IF(EXACT([.H17];&quot;final&quot;);3;0))))" office:value-type="float" office:value="0">
            <text:p>Err:508</text:p>
          </table:table-cell>
          <table:table-cell table:number-columns-repeated="247"/>
        </table:table-row>
        <table:table-row table:style-name="ro1">
          <table:table-cell office:value-type="string">
            <text:p>actions</text:p>
          </table:table-cell>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H18];&quot;approval&quot;);0;IF(EXACT([.H18];&quot;draft&quot;);1;IF(EXACT([.H18];&quot;approval&quot;);2;IF(EXACT([.H18];&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5" office:value-type="string">
            <text:p>approval</text:p>
          </table:table-cell>
          <table:table-cell table:formula="oooc:=IF(ISBLANK([.H19];&quot;approval&quot;);0;IF(EXACT([.H19];&quot;draft&quot;);1;IF(EXACT([.H19];&quot;approval&quot;);2;IF(EXACT([.H19];&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5" office:value-type="string">
            <text:p>approval</text:p>
          </table:table-cell>
          <table:table-cell table:formula="oooc:=IF(ISBLANK([.H20];&quot;approval&quot;);0;IF(EXACT([.H20];&quot;draft&quot;);1;IF(EXACT([.H20];&quot;approval&quot;);2;IF(EXACT([.H20];&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5" office:value-type="string">
            <text:p>approval</text:p>
          </table:table-cell>
          <table:table-cell table:formula="oooc:=IF(ISBLANK([.H21];&quot;approval&quot;);0;IF(EXACT([.H21];&quot;draft&quot;);1;IF(EXACT([.H21];&quot;approval&quot;);2;IF(EXACT([.H2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H22];&quot;approval&quot;);0;IF(EXACT([.H22];&quot;draft&quot;);1;IF(EXACT([.H22];&quot;approval&quot;);2;IF(EXACT([.H22];&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5" office:value-type="string">
            <text:p>approval</text:p>
          </table:table-cell>
          <table:table-cell table:formula="oooc:=IF(ISBLANK([.H23];&quot;approval&quot;);0;IF(EXACT([.H23];&quot;draft&quot;);1;IF(EXACT([.H23];&quot;approval&quot;);2;IF(EXACT([.H23];&quot;final&quot;);3;0))))" office:value-type="float" office:value="0">
            <text:p>Err:508</text:p>
          </table:table-cell>
          <table:table-cell office:value-type="string">
            <text:p>another checkmark! heh. how many do we have?</text:p>
          </table:table-cell>
          <table:table-cell table:number-columns-repeated="246"/>
        </table:table-row>
        <table:table-row table:style-name="ro1">
          <table:table-cell office:value-type="string">
            <text:p>actions</text:p>
          </table:table-cell>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5" office:value-type="string">
            <text:p>approval</text:p>
          </table:table-cell>
          <table:table-cell table:formula="oooc:=IF(ISBLANK([.H24];&quot;approval&quot;);0;IF(EXACT([.H24];&quot;draft&quot;);1;IF(EXACT([.H24];&quot;approval&quot;);2;IF(EXACT([.H2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table-cell table:formula="oooc:=IF(ISBLANK([.H25];&quot;approval&quot;);0;IF(EXACT([.H25];&quot;draft&quot;);1;IF(EXACT([.H25];&quot;approval&quot;);2;IF(EXACT([.H2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table-cell table:formula="oooc:=IF(ISBLANK([.H26];&quot;approval&quot;);0;IF(EXACT([.H26];&quot;draft&quot;);1;IF(EXACT([.H26];&quot;approval&quot;);2;IF(EXACT([.H2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5" office:value-type="string">
            <text:p>approval</text:p>
          </table:table-cell>
          <table:table-cell table:formula="oooc:=IF(ISBLANK([.H27];&quot;approval&quot;);0;IF(EXACT([.H27];&quot;draft&quot;);1;IF(EXACT([.H27];&quot;approval&quot;);2;IF(EXACT([.H27];&quot;final&quot;);3;0))))" office:value-type="float" office:value="0">
            <text:p>Err:508</text:p>
          </table:table-cell>
          <table:table-cell office:value-type="string">
            <text:p>replace ok.png</text:p>
          </table:table-cell>
          <table:table-cell table:number-columns-repeated="246"/>
        </table:table-row>
        <table:table-row table:style-name="ro1">
          <table:table-cell office:value-type="string">
            <text:p>actions</text:p>
          </table:table-cell>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table-cell table:formula="oooc:=IF(ISBLANK([.H28];&quot;approval&quot;);0;IF(EXACT([.H28];&quot;draft&quot;);1;IF(EXACT([.H28];&quot;approval&quot;);2;IF(EXACT([.H28];&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5" office:value-type="string">
            <text:p>approval</text:p>
          </table:table-cell>
          <table:table-cell table:formula="oooc:=IF(ISBLANK([.H29];&quot;approval&quot;);0;IF(EXACT([.H29];&quot;draft&quot;);1;IF(EXACT([.H29];&quot;approval&quot;);2;IF(EXACT([.H29];&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5" office:value-type="string">
            <text:p>approval</text:p>
          </table:table-cell>
          <table:table-cell table:formula="oooc:=IF(ISBLANK([.H30];&quot;approval&quot;);0;IF(EXACT([.H30];&quot;draft&quot;);1;IF(EXACT([.H30];&quot;approval&quot;);2;IF(EXACT([.H30];&quot;final&quot;);3;0))))" office:value-type="float" office:value="0">
            <text:p>Err:508</text:p>
          </table:table-cell>
          <table:table-cell office:value-type="string">
            <text:p>needs finalizing of folder.svg?</text:p>
          </table:table-cell>
          <table:table-cell table:number-columns-repeated="246"/>
        </table:table-row>
        <table:table-row table:style-name="ro1">
          <table:table-cell office:value-type="string">
            <text:p>actions</text:p>
          </table:table-cell>
          <table:table-cell office:value-type="string">
            <text:p>x</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5" office:value-type="string">
            <text:p>approval</text:p>
          </table:table-cell>
          <table:table-cell table:formula="oooc:=IF(ISBLANK([.H31];&quot;approval&quot;);0;IF(EXACT([.H31];&quot;draft&quot;);1;IF(EXACT([.H31];&quot;approval&quot;);2;IF(EXACT([.H31];&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5" office:value-type="string">
            <text:p>approval</text:p>
          </table:table-cell>
          <table:table-cell table:formula="oooc:=IF(ISBLANK([.H32];&quot;approval&quot;);0;IF(EXACT([.H32];&quot;draft&quot;);1;IF(EXACT([.H32];&quot;approval&quot;);2;IF(EXACT([.H32];&quot;final&quot;);3;0))))" office:value-type="float" office:value="0">
            <text:p>Err:508</text:p>
          </table:table-cell>
          <table:table-cell/>
          <table:table-cell office:value-type="string">
            <text:p>Vignoni</text:p>
          </table:table-cell>
          <table:table-cell table:number-columns-repeated="245"/>
        </table:table-row>
        <table:table-row table:style-name="ro1">
          <table:table-cell office:value-type="string">
            <text:p>actions</text:p>
          </table:table-cell>
          <table:table-cell office:value-type="string">
            <text:p>x</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5" office:value-type="string">
            <text:p>approval</text:p>
          </table:table-cell>
          <table:table-cell table:formula="oooc:=IF(ISBLANK([.H33];&quot;approval&quot;);0;IF(EXACT([.H33];&quot;draft&quot;);1;IF(EXACT([.H33];&quot;approval&quot;);2;IF(EXACT([.H33];&quot;final&quot;);3;0))))" office:value-type="float" office:value="0">
            <text:p>Err:508</text:p>
          </table:table-cell>
          <table:table-cell/>
          <table:table-cell office:value-type="string">
            <text:p>Wimer</text:p>
          </table:table-cell>
          <table:table-cell table:number-columns-repeated="245"/>
        </table:table-row>
        <table:table-row table:style-name="ro1">
          <table:table-cell office:value-type="string">
            <text:p>actions</text:p>
          </table:table-cell>
          <table:table-cell office:value-type="string">
            <text:p>x</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5" office:value-type="string">
            <text:p>approval</text:p>
          </table:table-cell>
          <table:table-cell table:formula="oooc:=IF(ISBLANK([.H34];&quot;approval&quot;);0;IF(EXACT([.H34];&quot;draft&quot;);1;IF(EXACT([.H34];&quot;approval&quot;);2;IF(EXACT([.H34];&quot;final&quot;);3;0))))" office:value-type="float" office:value="0">
            <text:p>Err:508</text:p>
          </table:table-cell>
          <table:table-cell/>
          <table:table-cell office:value-type="string">
            <text:p>Vignoni</text:p>
          </table:table-cell>
          <table:table-cell table:number-columns-repeated="245"/>
        </table:table-row>
        <table:table-row table:style-name="ro1">
          <table:table-cell office:value-type="string">
            <text:p>actions</text:p>
          </table:table-cell>
          <table:table-cell office:value-type="string">
            <text:p>x</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5" office:value-type="string">
            <text:p>approval</text:p>
          </table:table-cell>
          <table:table-cell table:formula="oooc:=IF(ISBLANK([.H35];&quot;approval&quot;);0;IF(EXACT([.H35];&quot;draft&quot;);1;IF(EXACT([.H35];&quot;approval&quot;);2;IF(EXACT([.H35];&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5" office:value-type="string">
            <text:p>approval</text:p>
          </table:table-cell>
          <table:table-cell table:formula="oooc:=IF(ISBLANK([.H36];&quot;approval&quot;);0;IF(EXACT([.H36];&quot;draft&quot;);1;IF(EXACT([.H36];&quot;approval&quot;);2;IF(EXACT([.H36];&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5" office:value-type="string">
            <text:p>approval</text:p>
          </table:table-cell>
          <table:table-cell table:formula="oooc:=IF(ISBLANK([.H37];&quot;approval&quot;);0;IF(EXACT([.H37];&quot;draft&quot;);1;IF(EXACT([.H37];&quot;approval&quot;);2;IF(EXACT([.H3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5" office:value-type="string">
            <text:p>approval</text:p>
          </table:table-cell>
          <table:table-cell table:formula="oooc:=IF(ISBLANK([.H38];&quot;approval&quot;);0;IF(EXACT([.H38];&quot;draft&quot;);1;IF(EXACT([.H38];&quot;approval&quot;);2;IF(EXACT([.H38];&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5" office:value-type="string">
            <text:p>approval</text:p>
          </table:table-cell>
          <table:table-cell table:formula="oooc:=IF(ISBLANK([.H39];&quot;approval&quot;);0;IF(EXACT([.H39];&quot;draft&quot;);1;IF(EXACT([.H39];&quot;approval&quot;);2;IF(EXACT([.H39];&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5" office:value-type="string">
            <text:p>approval</text:p>
          </table:table-cell>
          <table:table-cell table:formula="oooc:=IF(ISBLANK([.H40];&quot;approval&quot;);0;IF(EXACT([.H40];&quot;draft&quot;);1;IF(EXACT([.H40];&quot;approval&quot;);2;IF(EXACT([.H40];&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5" office:value-type="string">
            <text:p>approval</text:p>
          </table:table-cell>
          <table:table-cell table:formula="oooc:=IF(ISBLANK([.H41];&quot;approval&quot;);0;IF(EXACT([.H41];&quot;draft&quot;);1;IF(EXACT([.H41];&quot;approval&quot;);2;IF(EXACT([.H4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table-cell table:formula="oooc:=IF(ISBLANK([.H42];&quot;approval&quot;);0;IF(EXACT([.H42];&quot;draft&quot;);1;IF(EXACT([.H42];&quot;approval&quot;);2;IF(EXACT([.H42];&quot;final&quot;);3;0))))" office:value-type="float" office:value="0">
            <text:p>Err:508</text:p>
          </table:table-cell>
          <table:table-cell office:value-type="string">
            <text:p>should we just replace this with the trash can from filesystem/?</text:p>
          </table:table-cell>
          <table:table-cell table:number-columns-repeated="246"/>
        </table:table-row>
        <table:table-row table:style-name="ro1">
          <table:table-cell office:value-type="string">
            <text:p>actions</text:p>
          </table:table-cell>
          <table:table-cell office:value-type="string">
            <text:p>x</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5" office:value-type="string">
            <text:p>approval</text:p>
          </table:table-cell>
          <table:table-cell table:formula="oooc:=IF(ISBLANK([.H43];&quot;approval&quot;);0;IF(EXACT([.H43];&quot;draft&quot;);1;IF(EXACT([.H43];&quot;approval&quot;);2;IF(EXACT([.H4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5" office:value-type="string">
            <text:p>approval</text:p>
          </table:table-cell>
          <table:table-cell table:formula="oooc:=IF(ISBLANK([.H44];&quot;approval&quot;);0;IF(EXACT([.H44];&quot;draft&quot;);1;IF(EXACT([.H44];&quot;approval&quot;);2;IF(EXACT([.H4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5" office:value-type="string">
            <text:p>approval</text:p>
          </table:table-cell>
          <table:table-cell table:formula="oooc:=IF(ISBLANK([.H45];&quot;approval&quot;);0;IF(EXACT([.H45];&quot;draft&quot;);1;IF(EXACT([.H45];&quot;approval&quot;);2;IF(EXACT([.H4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5" office:value-type="string">
            <text:p>approval</text:p>
          </table:table-cell>
          <table:table-cell table:formula="oooc:=IF(ISBLANK([.H46];&quot;approval&quot;);0;IF(EXACT([.H46];&quot;draft&quot;);1;IF(EXACT([.H46];&quot;approval&quot;);2;IF(EXACT([.H4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5" office:value-type="string">
            <text:p>approval</text:p>
          </table:table-cell>
          <table:table-cell table:formula="oooc:=IF(ISBLANK([.H47];&quot;approval&quot;);0;IF(EXACT([.H47];&quot;draft&quot;);1;IF(EXACT([.H47];&quot;approval&quot;);2;IF(EXACT([.H4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5" office:value-type="string">
            <text:p>approval</text:p>
          </table:table-cell>
          <table:table-cell table:formula="oooc:=IF(ISBLANK([.H48];&quot;approval&quot;);0;IF(EXACT([.H48];&quot;draft&quot;);1;IF(EXACT([.H48];&quot;approval&quot;);2;IF(EXACT([.H4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H49];&quot;approval&quot;);0;IF(EXACT([.H49];&quot;draft&quot;);1;IF(EXACT([.H49];&quot;approval&quot;);2;IF(EXACT([.H49];&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H50];&quot;approval&quot;);0;IF(EXACT([.H50];&quot;draft&quot;);1;IF(EXACT([.H50];&quot;approval&quot;);2;IF(EXACT([.H50];&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H51];&quot;approval&quot;);0;IF(EXACT([.H51];&quot;draft&quot;);1;IF(EXACT([.H51];&quot;approval&quot;);2;IF(EXACT([.H5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6" office:value-type="string">
            <text:p>final</text:p>
          </table:table-cell>
          <table:table-cell table:formula="oooc:=IF(ISBLANK([.H52];&quot;approval&quot;);0;IF(EXACT([.H52];&quot;draft&quot;);1;IF(EXACT([.H52];&quot;approval&quot;);2;IF(EXACT([.H52];&quot;final&quot;);3;0))))" office:value-type="float" office:value="0">
            <text:p>Err:508</text:p>
          </table:table-cell>
          <table:table-cell/>
          <table:table-cell office:value-type="string">
            <text:p>Vignoni</text:p>
          </table:table-cell>
          <table:table-cell table:number-columns-repeated="245"/>
        </table:table-row>
        <table:table-row table:style-name="ro1">
          <table:table-cell office:value-type="string">
            <text:p>actions</text:p>
          </table:table-cell>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table-cell table:formula="oooc:=IF(ISBLANK([.H53];&quot;approval&quot;);0;IF(EXACT([.H53];&quot;draft&quot;);1;IF(EXACT([.H53];&quot;approval&quot;);2;IF(EXACT([.H5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table-cell table:formula="oooc:=IF(ISBLANK([.H54];&quot;approval&quot;);0;IF(EXACT([.H54];&quot;draft&quot;);1;IF(EXACT([.H54];&quot;approval&quot;);2;IF(EXACT([.H5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number-columns-repeated="2"/>
          <table:table-cell table:formula="oooc:=IF(ISBLANK([.H55];&quot;approval&quot;);0;IF(EXACT([.H55];&quot;draft&quot;);1;IF(EXACT([.H55];&quot;approval&quot;);2;IF(EXACT([.H5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number-columns-repeated="2"/>
          <table:table-cell table:formula="oooc:=IF(ISBLANK([.H56];&quot;approval&quot;);0;IF(EXACT([.H56];&quot;draft&quot;);1;IF(EXACT([.H56];&quot;approval&quot;);2;IF(EXACT([.H5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number-columns-repeated="2"/>
          <table:table-cell table:formula="oooc:=IF(ISBLANK([.H57];&quot;approval&quot;);0;IF(EXACT([.H57];&quot;draft&quot;);1;IF(EXACT([.H57];&quot;approval&quot;);2;IF(EXACT([.H5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H58];&quot;approval&quot;);0;IF(EXACT([.H58];&quot;draft&quot;);1;IF(EXACT([.H58];&quot;approval&quot;);2;IF(EXACT([.H5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H59];&quot;approval&quot;);0;IF(EXACT([.H59];&quot;draft&quot;);1;IF(EXACT([.H59];&quot;approval&quot;);2;IF(EXACT([.H5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H60];&quot;approval&quot;);0;IF(EXACT([.H60];&quot;draft&quot;);1;IF(EXACT([.H60];&quot;approval&quot;);2;IF(EXACT([.H6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H61];&quot;approval&quot;);0;IF(EXACT([.H61];&quot;draft&quot;);1;IF(EXACT([.H61];&quot;approval&quot;);2;IF(EXACT([.H6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H62];&quot;approval&quot;);0;IF(EXACT([.H62];&quot;draft&quot;);1;IF(EXACT([.H62];&quot;approval&quot;);2;IF(EXACT([.H62];&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table-cell table:formula="oooc:=IF(ISBLANK([.H63];&quot;approval&quot;);0;IF(EXACT([.H63];&quot;draft&quot;);1;IF(EXACT([.H63];&quot;approval&quot;);2;IF(EXACT([.H6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5" office:value-type="string">
            <text:p>approval</text:p>
          </table:table-cell>
          <table:table-cell table:formula="oooc:=IF(ISBLANK([.H64];&quot;approval&quot;);0;IF(EXACT([.H64];&quot;draft&quot;);1;IF(EXACT([.H64];&quot;approval&quot;);2;IF(EXACT([.H64];&quot;final&quot;);3;0))))" office:value-type="float" office:value="0">
            <text:p>Err:508</text:p>
          </table:table-cell>
          <table:table-cell office:value-type="string">
            <text:p>looks a lot like bookmarks icon?</text:p>
          </table:table-cell>
          <table:table-cell table:number-columns-repeated="246"/>
        </table:table-row>
        <table:table-row table:style-name="ro1">
          <table:table-cell office:value-type="string">
            <text:p>actions</text:p>
          </table:table-cell>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number-columns-repeated="2"/>
          <table:table-cell table:style-name="ce5" office:value-type="string">
            <text:p>approval</text:p>
          </table:table-cell>
          <table:table-cell table:formula="oooc:=IF(ISBLANK([.H65];&quot;approval&quot;);0;IF(EXACT([.H65];&quot;draft&quot;);1;IF(EXACT([.H65];&quot;approval&quot;);2;IF(EXACT([.H6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5" office:value-type="string">
            <text:p>approval</text:p>
          </table:table-cell>
          <table:table-cell table:formula="oooc:=IF(ISBLANK([.H66];&quot;approval&quot;);0;IF(EXACT([.H66];&quot;draft&quot;);1;IF(EXACT([.H66];&quot;approval&quot;);2;IF(EXACT([.H6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4" office:value-type="string">
            <text:p>toolbar editor, action selector dialog, kate, kprinter</text:p>
          </table:table-cell>
          <table:table-cell table:style-name="ce5" office:value-type="string">
            <text:p>approval</text:p>
          </table:table-cell>
          <table:table-cell table:formula="oooc:=IF(ISBLANK([.H67];&quot;approval&quot;);0;IF(EXACT([.H67];&quot;draft&quot;);1;IF(EXACT([.H67];&quot;approval&quot;);2;IF(EXACT([.H67];&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5" office:value-type="string">
            <text:p>approval</text:p>
          </table:table-cell>
          <table:table-cell table:formula="oooc:=IF(ISBLANK([.H68];&quot;approval&quot;);0;IF(EXACT([.H68];&quot;draft&quot;);1;IF(EXACT([.H68];&quot;approval&quot;);2;IF(EXACT([.H68];&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5" office:value-type="string">
            <text:p>approval</text:p>
          </table:table-cell>
          <table:table-cell table:formula="oooc:=IF(ISBLANK([.H69];&quot;approval&quot;);0;IF(EXACT([.H69];&quot;draft&quot;);1;IF(EXACT([.H69];&quot;approval&quot;);2;IF(EXACT([.H69];&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5" office:value-type="string">
            <text:p>approval</text:p>
          </table:table-cell>
          <table:table-cell table:formula="oooc:=IF(ISBLANK([.H70];&quot;approval&quot;);0;IF(EXACT([.H70];&quot;draft&quot;);1;IF(EXACT([.H70];&quot;approval&quot;);2;IF(EXACT([.H70];&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5" office:value-type="string">
            <text:p>approval</text:p>
          </table:table-cell>
          <table:table-cell table:formula="oooc:=IF(ISBLANK([.H71];&quot;approval&quot;);0;IF(EXACT([.H71];&quot;draft&quot;);1;IF(EXACT([.H71];&quot;approval&quot;);2;IF(EXACT([.H71];&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5" office:value-type="string">
            <text:p>approval</text:p>
          </table:table-cell>
          <table:table-cell table:formula="oooc:=IF(ISBLANK([.H72];&quot;approval&quot;);0;IF(EXACT([.H72];&quot;draft&quot;);1;IF(EXACT([.H72];&quot;approval&quot;);2;IF(EXACT([.H72];&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number-columns-repeated="2"/>
          <table:table-cell table:style-name="ce5" office:value-type="string">
            <text:p>approval</text:p>
          </table:table-cell>
          <table:table-cell table:formula="oooc:=IF(ISBLANK([.H73];&quot;approval&quot;);0;IF(EXACT([.H73];&quot;draft&quot;);1;IF(EXACT([.H73];&quot;approval&quot;);2;IF(EXACT([.H73];&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5" office:value-type="string">
            <text:p>approval</text:p>
          </table:table-cell>
          <table:table-cell table:formula="oooc:=IF(ISBLANK([.H74];&quot;approval&quot;);0;IF(EXACT([.H74];&quot;draft&quot;);1;IF(EXACT([.H74];&quot;approval&quot;);2;IF(EXACT([.H74];&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5" office:value-type="string">
            <text:p>approval</text:p>
          </table:table-cell>
          <table:table-cell table:formula="oooc:=IF(ISBLANK([.H75];&quot;approval&quot;);0;IF(EXACT([.H75];&quot;draft&quot;);1;IF(EXACT([.H75];&quot;approval&quot;);2;IF(EXACT([.H75];&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5" office:value-type="string">
            <text:p>approval</text:p>
          </table:table-cell>
          <table:table-cell table:formula="oooc:=IF(ISBLANK([.H76];&quot;approval&quot;);0;IF(EXACT([.H76];&quot;draft&quot;);1;IF(EXACT([.H76];&quot;approval&quot;);2;IF(EXACT([.H7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5" office:value-type="string">
            <text:p>approval</text:p>
          </table:table-cell>
          <table:table-cell table:formula="oooc:=IF(ISBLANK([.H77];&quot;approval&quot;);0;IF(EXACT([.H77];&quot;draft&quot;);1;IF(EXACT([.H77];&quot;approval&quot;);2;IF(EXACT([.H77];&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5" office:value-type="string">
            <text:p>approval</text:p>
          </table:table-cell>
          <table:table-cell table:formula="oooc:=IF(ISBLANK([.H78];&quot;approval&quot;);0;IF(EXACT([.H78];&quot;draft&quot;);1;IF(EXACT([.H78];&quot;approval&quot;);2;IF(EXACT([.H78];&quot;final&quot;);3;0))))" office:value-type="float" office:value="0">
            <text:p>Err:508</text:p>
          </table:table-cell>
          <table:table-cell table:number-columns-repeated="247"/>
        </table:table-row>
        <table:table-row table:style-name="ro1">
          <table:table-cell office:value-type="string">
            <text:p>actions</text:p>
          </table:table-cell>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5" office:value-type="string">
            <text:p>approval</text:p>
          </table:table-cell>
          <table:table-cell table:formula="oooc:=IF(ISBLANK([.H79];&quot;approval&quot;);0;IF(EXACT([.H79];&quot;draft&quot;);1;IF(EXACT([.H79];&quot;approval&quot;);2;IF(EXACT([.H7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5" office:value-type="string">
            <text:p>approval</text:p>
          </table:table-cell>
          <table:table-cell table:formula="oooc:=IF(ISBLANK([.H80];&quot;approval&quot;);0;IF(EXACT([.H80];&quot;draft&quot;);1;IF(EXACT([.H80];&quot;approval&quot;);2;IF(EXACT([.H80];&quot;final&quot;);3;0))))" office:value-type="float" office:value="0">
            <text:p>Err:508</text:p>
          </table:table-cell>
          <table:table-cell table:number-columns-repeated="247"/>
        </table:table-row>
        <table:table-row table:style-name="ro1">
          <table:table-cell office:value-type="string">
            <text:p>actions</text:p>
          </table:table-cell>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5" office:value-type="string">
            <text:p>approval</text:p>
          </table:table-cell>
          <table:table-cell table:formula="oooc:=IF(ISBLANK([.H81];&quot;approval&quot;);0;IF(EXACT([.H81];&quot;draft&quot;);1;IF(EXACT([.H81];&quot;approval&quot;);2;IF(EXACT([.H8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table-cell table:formula="oooc:=IF(ISBLANK([.H82];&quot;approval&quot;);0;IF(EXACT([.H82];&quot;draft&quot;);1;IF(EXACT([.H82];&quot;approval&quot;);2;IF(EXACT([.H82];&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number-columns-repeated="2"/>
          <table:table-cell table:formula="oooc:=IF(ISBLANK([.H83];&quot;approval&quot;);0;IF(EXACT([.H83];&quot;draft&quot;);1;IF(EXACT([.H83];&quot;approval&quot;);2;IF(EXACT([.H8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number-columns-repeated="2"/>
          <table:table-cell table:formula="oooc:=IF(ISBLANK([.H84];&quot;approval&quot;);0;IF(EXACT([.H84];&quot;draft&quot;);1;IF(EXACT([.H84];&quot;approval&quot;);2;IF(EXACT([.H8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7"/>
          <table:table-cell table:formula="oooc:=IF(ISBLANK([.H85];&quot;approval&quot;);0;IF(EXACT([.H85];&quot;draft&quot;);1;IF(EXACT([.H85];&quot;approval&quot;);2;IF(EXACT([.H8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5" office:value-type="string">
            <text:p>approval</text:p>
          </table:table-cell>
          <table:table-cell table:formula="oooc:=IF(ISBLANK([.H86];&quot;approval&quot;);0;IF(EXACT([.H86];&quot;draft&quot;);1;IF(EXACT([.H86];&quot;approval&quot;);2;IF(EXACT([.H8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5" office:value-type="string">
            <text:p>approval</text:p>
          </table:table-cell>
          <table:table-cell table:formula="oooc:=IF(ISBLANK([.H87];&quot;approval&quot;);0;IF(EXACT([.H87];&quot;draft&quot;);1;IF(EXACT([.H87];&quot;approval&quot;);2;IF(EXACT([.H8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number-columns-repeated="2"/>
          <table:table-cell table:formula="oooc:=IF(ISBLANK([.H88];&quot;approval&quot;);0;IF(EXACT([.H88];&quot;draft&quot;);1;IF(EXACT([.H88];&quot;approval&quot;);2;IF(EXACT([.H8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number-columns-repeated="2"/>
          <table:table-cell table:formula="oooc:=IF(ISBLANK([.H89];&quot;approval&quot;);0;IF(EXACT([.H89];&quot;draft&quot;);1;IF(EXACT([.H89];&quot;approval&quot;);2;IF(EXACT([.H8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number-columns-repeated="2"/>
          <table:table-cell table:formula="oooc:=IF(ISBLANK([.H90];&quot;approval&quot;);0;IF(EXACT([.H90];&quot;draft&quot;);1;IF(EXACT([.H90];&quot;approval&quot;);2;IF(EXACT([.H9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number-columns-repeated="2"/>
          <table:table-cell table:formula="oooc:=IF(ISBLANK([.H91];&quot;approval&quot;);0;IF(EXACT([.H91];&quot;draft&quot;);1;IF(EXACT([.H91];&quot;approval&quot;);2;IF(EXACT([.H9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number-columns-repeated="2"/>
          <table:table-cell table:formula="oooc:=IF(ISBLANK([.H92];&quot;approval&quot;);0;IF(EXACT([.H92];&quot;draft&quot;);1;IF(EXACT([.H92];&quot;approval&quot;);2;IF(EXACT([.H92];&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number-columns-repeated="2"/>
          <table:table-cell table:formula="oooc:=IF(ISBLANK([.H93];&quot;approval&quot;);0;IF(EXACT([.H93];&quot;draft&quot;);1;IF(EXACT([.H93];&quot;approval&quot;);2;IF(EXACT([.H9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number-columns-repeated="2"/>
          <table:table-cell table:formula="oooc:=IF(ISBLANK([.H94];&quot;approval&quot;);0;IF(EXACT([.H94];&quot;draft&quot;);1;IF(EXACT([.H94];&quot;approval&quot;);2;IF(EXACT([.H9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number-columns-repeated="2"/>
          <table:table-cell table:formula="oooc:=IF(ISBLANK([.H95];&quot;approval&quot;);0;IF(EXACT([.H95];&quot;draft&quot;);1;IF(EXACT([.H95];&quot;approval&quot;);2;IF(EXACT([.H9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5" office:value-type="string">
            <text:p>approval</text:p>
          </table:table-cell>
          <table:table-cell table:formula="oooc:=IF(ISBLANK([.H96];&quot;approval&quot;);0;IF(EXACT([.H96];&quot;draft&quot;);1;IF(EXACT([.H96];&quot;approval&quot;);2;IF(EXACT([.H9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5" office:value-type="string">
            <text:p>approval</text:p>
          </table:table-cell>
          <table:table-cell table:formula="oooc:=IF(ISBLANK([.H97];&quot;approval&quot;);0;IF(EXACT([.H97];&quot;draft&quot;);1;IF(EXACT([.H97];&quot;approval&quot;);2;IF(EXACT([.H9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number-columns-repeated="2"/>
          <table:table-cell table:formula="oooc:=IF(ISBLANK([.H98];&quot;approval&quot;);0;IF(EXACT([.H98];&quot;draft&quot;);1;IF(EXACT([.H98];&quot;approval&quot;);2;IF(EXACT([.H9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number-columns-repeated="2"/>
          <table:table-cell table:formula="oooc:=IF(ISBLANK([.H99];&quot;approval&quot;);0;IF(EXACT([.H99];&quot;draft&quot;);1;IF(EXACT([.H99];&quot;approval&quot;);2;IF(EXACT([.H9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edia-seek-forward</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number-columns-repeated="2"/>
          <table:table-cell table:formula="oooc:=IF(ISBLANK([.H100];&quot;approval&quot;);0;IF(EXACT([.H100];&quot;draft&quot;);1;IF(EXACT([.H100];&quot;approval&quot;);2;IF(EXACT([.H10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number-columns-repeated="2"/>
          <table:table-cell table:formula="oooc:=IF(ISBLANK([.H101];&quot;approval&quot;);0;IF(EXACT([.H101];&quot;draft&quot;);1;IF(EXACT([.H101];&quot;approval&quot;);2;IF(EXACT([.H10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number-columns-repeated="2"/>
          <table:table-cell table:formula="oooc:=IF(ISBLANK([.H102];&quot;approval&quot;);0;IF(EXACT([.H102];&quot;draft&quot;);1;IF(EXACT([.H102];&quot;approval&quot;);2;IF(EXACT([.H102];&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H103];&quot;approval&quot;);0;IF(EXACT([.H103];&quot;draft&quot;);1;IF(EXACT([.H103];&quot;approval&quot;);2;IF(EXACT([.H10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H104];&quot;approval&quot;);0;IF(EXACT([.H104];&quot;draft&quot;);1;IF(EXACT([.H104];&quot;approval&quot;);2;IF(EXACT([.H10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H105];&quot;approval&quot;);0;IF(EXACT([.H105];&quot;draft&quot;);1;IF(EXACT([.H105];&quot;approval&quot;);2;IF(EXACT([.H10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H106];&quot;approval&quot;);0;IF(EXACT([.H106];&quot;draft&quot;);1;IF(EXACT([.H106];&quot;approval&quot;);2;IF(EXACT([.H10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H107];&quot;approval&quot;);0;IF(EXACT([.H107];&quot;draft&quot;);1;IF(EXACT([.H107];&quot;approval&quot;);2;IF(EXACT([.H10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H108];&quot;approval&quot;);0;IF(EXACT([.H108];&quot;draft&quot;);1;IF(EXACT([.H108];&quot;approval&quot;);2;IF(EXACT([.H10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H109];&quot;approval&quot;);0;IF(EXACT([.H109];&quot;draft&quot;);1;IF(EXACT([.H109];&quot;approval&quot;);2;IF(EXACT([.H10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H110];&quot;approval&quot;);0;IF(EXACT([.H110];&quot;draft&quot;);1;IF(EXACT([.H110];&quot;approval&quot;);2;IF(EXACT([.H11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H111];&quot;approval&quot;);0;IF(EXACT([.H111];&quot;draft&quot;);1;IF(EXACT([.H111];&quot;approval&quot;);2;IF(EXACT([.H11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H112];&quot;approval&quot;);0;IF(EXACT([.H112];&quot;draft&quot;);1;IF(EXACT([.H112];&quot;approval&quot;);2;IF(EXACT([.H112];&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H113];&quot;approval&quot;);0;IF(EXACT([.H113];&quot;draft&quot;);1;IF(EXACT([.H113];&quot;approval&quot;);2;IF(EXACT([.H11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H114];&quot;approval&quot;);0;IF(EXACT([.H114];&quot;draft&quot;);1;IF(EXACT([.H114];&quot;approval&quot;);2;IF(EXACT([.H11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H115];&quot;approval&quot;);0;IF(EXACT([.H115];&quot;draft&quot;);1;IF(EXACT([.H115];&quot;approval&quot;);2;IF(EXACT([.H11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ile-broken</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5" office:value-type="string">
            <text:p>approval</text:p>
          </table:table-cell>
          <table:table-cell table:formula="oooc:=IF(ISBLANK([.H116];&quot;approval&quot;);0;IF(EXACT([.H116];&quot;draft&quot;);1;IF(EXACT([.H116];&quot;approval&quot;);2;IF(EXACT([.H11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5" office:value-type="string">
            <text:p>approval</text:p>
          </table:table-cell>
          <table:table-cell table:formula="oooc:=IF(ISBLANK([.H117];&quot;approval&quot;);0;IF(EXACT([.H117];&quot;draft&quot;);1;IF(EXACT([.H117];&quot;approval&quot;);2;IF(EXACT([.H11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5" office:value-type="string">
            <text:p>approval</text:p>
          </table:table-cell>
          <table:table-cell table:formula="oooc:=IF(ISBLANK([.H118];&quot;approval&quot;);0;IF(EXACT([.H118];&quot;draft&quot;);1;IF(EXACT([.H118];&quot;approval&quot;);2;IF(EXACT([.H11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5" office:value-type="string">
            <text:p>approval</text:p>
          </table:table-cell>
          <table:table-cell table:formula="oooc:=IF(ISBLANK([.H119];&quot;approval&quot;);0;IF(EXACT([.H119];&quot;draft&quot;);1;IF(EXACT([.H119];&quot;approval&quot;);2;IF(EXACT([.H119];&quot;final&quot;);3;0))))" office:value-type="float" office:value="0">
            <text:p>Err:508</text:p>
          </table:table-cell>
          <table:table-cell office:value-type="string">
            <text:p>wrong name in theme or?</text:p>
          </table:table-cell>
          <table:table-cell table:number-columns-repeated="246"/>
        </table:table-row>
        <table:table-row table:style-name="ro1">
          <table:table-cell office:value-type="string">
            <text:p>actions</text:p>
          </table:table-cell>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5" office:value-type="string">
            <text:p>approval</text:p>
          </table:table-cell>
          <table:table-cell table:formula="oooc:=IF(ISBLANK([.H120];&quot;approval&quot;);0;IF(EXACT([.H120];&quot;draft&quot;);1;IF(EXACT([.H120];&quot;approval&quot;);2;IF(EXACT([.H120];&quot;final&quot;);3;0))))" office:value-type="float" office:value="0">
            <text:p>Err:508</text:p>
          </table:table-cell>
          <table:table-cell office:value-type="string">
            <text:p>wrong name in theme or?</text:p>
          </table:table-cell>
          <table:table-cell table:number-columns-repeated="246"/>
        </table:table-row>
        <table:table-row table:style-name="ro1">
          <table:table-cell office:value-type="string">
            <text:p>actions</text:p>
          </table:table-cell>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5" office:value-type="string">
            <text:p>approval</text:p>
          </table:table-cell>
          <table:table-cell table:formula="oooc:=IF(ISBLANK([.H121];&quot;approval&quot;);0;IF(EXACT([.H121];&quot;draft&quot;);1;IF(EXACT([.H121];&quot;approval&quot;);2;IF(EXACT([.H121];&quot;final&quot;);3;0))))" office:value-type="float" office:value="0">
            <text:p>Err:508</text:p>
          </table:table-cell>
          <table:table-cell office:value-type="string">
            <text:p>wrong name in theme or?</text:p>
          </table:table-cell>
          <table:table-cell table:number-columns-repeated="246"/>
        </table:table-row>
        <table:table-row table:style-name="ro1">
          <table:table-cell office:value-type="string">
            <text:p>actions</text:p>
          </table:table-cell>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5" office:value-type="string">
            <text:p>approval</text:p>
          </table:table-cell>
          <table:table-cell table:formula="oooc:=IF(ISBLANK([.H122];&quot;approval&quot;);0;IF(EXACT([.H122];&quot;draft&quot;);1;IF(EXACT([.H122];&quot;approval&quot;);2;IF(EXACT([.H122];&quot;final&quot;);3;0))))" office:value-type="float" office:value="0">
            <text:p>Err:508</text:p>
          </table:table-cell>
          <table:table-cell office:value-type="string">
            <text:p>not using icon theme?!</text:p>
          </table:table-cell>
          <table:table-cell table:number-columns-repeated="246"/>
        </table:table-row>
        <table:table-row table:style-name="ro1">
          <table:table-cell office:value-type="string">
            <text:p>actions</text:p>
          </table:table-cell>
          <table:table-cell/>
          <table:table-cell office:value-type="string">
            <text:p>SCRAPME</text:p>
          </table:table-cell>
          <table:table-cell office:value-type="string">
            <text:p>print</text:p>
          </table:table-cell>
          <table:table-cell/>
          <table:table-cell office:value-type="string">
            <text:p>no</text:p>
          </table:table-cell>
          <table:table-cell office:value-type="string">
            <text:p>khtml print</text:p>
          </table:table-cell>
          <table:table-cell/>
          <table:table-cell table:formula="oooc:=IF(ISBLANK([.H123];&quot;approval&quot;);0;IF(EXACT([.H123];&quot;draft&quot;);1;IF(EXACT([.H123];&quot;approval&quot;);2;IF(EXACT([.H123];&quot;final&quot;);3;0))))" office:value-type="float" office:value="0">
            <text:p>Err:508</text:p>
          </table:table-cell>
          <table:table-cell office:value-type="string">
            <text:p>?? should be fileprint?</text:p>
          </table:table-cell>
          <table:table-cell table:number-columns-repeated="246"/>
        </table:table-row>
        <table:table-row table:style-name="ro1">
          <table:table-cell office:value-type="string">
            <text:p>actions</text:p>
          </table:table-cell>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5" office:value-type="string">
            <text:p>approval</text:p>
          </table:table-cell>
          <table:table-cell table:formula="oooc:=IF(ISBLANK([.H124];&quot;approval&quot;);0;IF(EXACT([.H124];&quot;draft&quot;);1;IF(EXACT([.H124];&quot;approval&quot;);2;IF(EXACT([.H12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table-cell table:formula="oooc:=IF(ISBLANK([.H125];&quot;approval&quot;);0;IF(EXACT([.H125];&quot;draft&quot;);1;IF(EXACT([.H125];&quot;approval&quot;);2;IF(EXACT([.H125];&quot;final&quot;);3;0))))" office:value-type="float" office:value="0">
            <text:p>Err:508</text:p>
          </table:table-cell>
          <table:table-cell office:value-type="string">
            <text:p>make an emblem</text:p>
          </table:table-cell>
          <table:table-cell table:number-columns-repeated="246"/>
        </table:table-row>
        <table:table-row table:style-name="ro1">
          <table:table-cell office:value-type="string">
            <text:p>actions</text:p>
          </table:table-cell>
          <table:table-cell office:value-type="string">
            <text:p>x</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table-cell table:formula="oooc:=IF(ISBLANK([.H126];&quot;approval&quot;);0;IF(EXACT([.H126];&quot;draft&quot;);1;IF(EXACT([.H126];&quot;approval&quot;);2;IF(EXACT([.H126];&quot;final&quot;);3;0))))" office:value-type="float" office:value="0">
            <text:p>Err:508</text:p>
          </table:table-cell>
          <table:table-cell table:number-columns-repeated="247"/>
        </table:table-row>
        <table:table-row table:style-name="ro1">
          <table:table-cell office:value-type="string">
            <text:p>actions</text:p>
          </table:table-cell>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H127];&quot;approval&quot;);0;IF(EXACT([.H127];&quot;draft&quot;);1;IF(EXACT([.H127];&quot;approval&quot;);2;IF(EXACT([.H12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5" office:value-type="string">
            <text:p>approval</text:p>
          </table:table-cell>
          <table:table-cell table:formula="oooc:=IF(ISBLANK([.H128];&quot;approval&quot;);0;IF(EXACT([.H128];&quot;draft&quot;);1;IF(EXACT([.H128];&quot;approval&quot;);2;IF(EXACT([.H12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table-cell table:formula="oooc:=IF(ISBLANK([.H129];&quot;approval&quot;);0;IF(EXACT([.H129];&quot;draft&quot;);1;IF(EXACT([.H129];&quot;approval&quot;);2;IF(EXACT([.H12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5" office:value-type="string">
            <text:p>approval</text:p>
          </table:table-cell>
          <table:table-cell table:formula="oooc:=IF(ISBLANK([.H130];&quot;approval&quot;);0;IF(EXACT([.H130];&quot;draft&quot;);1;IF(EXACT([.H130];&quot;approval&quot;);2;IF(EXACT([.H13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table-cell table:formula="oooc:=IF(ISBLANK([.H131];&quot;approval&quot;);0;IF(EXACT([.H131];&quot;draft&quot;);1;IF(EXACT([.H131];&quot;approval&quot;);2;IF(EXACT([.H13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thumbnail-show</text:p>
          </table:table-cell>
          <table:table-cell office:value-type="string">
            <text:p>thumbnail</text:p>
          </table:table-cell>
          <table:table-cell/>
          <table:table-cell office:value-type="string">
            <text:p>no</text:p>
          </table:table-cell>
          <table:table-cell office:value-type="string">
            <text:p>image previewer, file dialog</text:p>
          </table:table-cell>
          <table:table-cell table:style-name="ce5" office:value-type="string">
            <text:p>approval</text:p>
          </table:table-cell>
          <table:table-cell table:formula="oooc:=IF(ISBLANK([.H132];&quot;approval&quot;);0;IF(EXACT([.H132];&quot;draft&quot;);1;IF(EXACT([.H132];&quot;approval&quot;);2;IF(EXACT([.H132];&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5" office:value-type="string">
            <text:p>approval</text:p>
          </table:table-cell>
          <table:table-cell table:formula="oooc:=IF(ISBLANK([.H133];&quot;approval&quot;);0;IF(EXACT([.H133];&quot;draft&quot;);1;IF(EXACT([.H133];&quot;approval&quot;);2;IF(EXACT([.H133];&quot;final&quot;);3;0))))" office:value-type="float" office:value="0">
            <text:p>Err:508</text:p>
          </table:table-cell>
          <table:table-cell table:number-columns-repeated="247"/>
        </table:table-row>
        <table:table-row table:style-name="ro1">
          <table:table-cell office:value-type="string">
            <text:p>actions</text:p>
          </table:table-cell>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table-cell table:formula="oooc:=IF(ISBLANK([.H134];&quot;approval&quot;);0;IF(EXACT([.H134];&quot;draft&quot;);1;IF(EXACT([.H134];&quot;approval&quot;);2;IF(EXACT([.H13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5" office:value-type="string">
            <text:p>approval</text:p>
          </table:table-cell>
          <table:table-cell table:formula="oooc:=IF(ISBLANK([.H135];&quot;approval&quot;);0;IF(EXACT([.H135];&quot;draft&quot;);1;IF(EXACT([.H135];&quot;approval&quot;);2;IF(EXACT([.H135];&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5" office:value-type="string">
            <text:p>approval</text:p>
          </table:table-cell>
          <table:table-cell table:formula="oooc:=IF(ISBLANK([.H136];&quot;approval&quot;);0;IF(EXACT([.H136];&quot;draft&quot;);1;IF(EXACT([.H136];&quot;approval&quot;);2;IF(EXACT([.H13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5" office:value-type="string">
            <text:p>approval</text:p>
          </table:table-cell>
          <table:table-cell table:formula="oooc:=IF(ISBLANK([.H137];&quot;approval&quot;);0;IF(EXACT([.H137];&quot;draft&quot;);1;IF(EXACT([.H137];&quot;approval&quot;);2;IF(EXACT([.H137];&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5" office:value-type="string">
            <text:p>approval</text:p>
          </table:table-cell>
          <table:table-cell table:formula="oooc:=IF(ISBLANK([.H138];&quot;approval&quot;);0;IF(EXACT([.H138];&quot;draft&quot;);1;IF(EXACT([.H138];&quot;approval&quot;);2;IF(EXACT([.H13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5" office:value-type="string">
            <text:p>approval</text:p>
          </table:table-cell>
          <table:table-cell table:formula="oooc:=IF(ISBLANK([.H139];&quot;approval&quot;);0;IF(EXACT([.H139];&quot;draft&quot;);1;IF(EXACT([.H139];&quot;approval&quot;);2;IF(EXACT([.H139];&quot;final&quot;);3;0))))" office:value-type="float" office:value="0">
            <text:p>Err:508</text:p>
          </table:table-cell>
          <table:table-cell table:number-columns-repeated="247"/>
        </table:table-row>
        <table:table-row table:style-name="ro1">
          <table:table-cell office:value-type="string">
            <text:p>actions</text:p>
          </table:table-cell>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5" office:value-type="string">
            <text:p>approval</text:p>
          </table:table-cell>
          <table:table-cell table:formula="oooc:=IF(ISBLANK([.H140];&quot;approval&quot;);0;IF(EXACT([.H140];&quot;draft&quot;);1;IF(EXACT([.H140];&quot;approval&quot;);2;IF(EXACT([.H14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number-columns-repeated="2"/>
          <table:table-cell table:formula="oooc:=IF(ISBLANK([.H141];&quot;approval&quot;);0;IF(EXACT([.H141];&quot;draft&quot;);1;IF(EXACT([.H141];&quot;approval&quot;);2;IF(EXACT([.H141];&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number-columns-repeated="2"/>
          <table:table-cell table:formula="oooc:=IF(ISBLANK([.H142];&quot;approval&quot;);0;IF(EXACT([.H142];&quot;draft&quot;);1;IF(EXACT([.H142];&quot;approval&quot;);2;IF(EXACT([.H142];&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H143];&quot;approval&quot;);0;IF(EXACT([.H143];&quot;draft&quot;);1;IF(EXACT([.H143];&quot;approval&quot;);2;IF(EXACT([.H143];&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H144];&quot;approval&quot;);0;IF(EXACT([.H144];&quot;draft&quot;);1;IF(EXACT([.H144];&quot;approval&quot;);2;IF(EXACT([.H144];&quot;final&quot;);3;0))))" office:value-type="float" office:value="0">
            <text:p>Err:508</text:p>
          </table:table-cell>
          <table:table-cell table:number-columns-repeated="247"/>
        </table:table-row>
        <table:table-row table:style-name="ro1">
          <table:table-cell office:value-type="string">
            <text:p>actions</text:p>
          </table:table-cell>
          <table:table-cell table:number-columns-repeated="2"/>
          <table:table-cell office:value-type="string">
            <text:p>edit</text:p>
          </table:table-cell>
          <table:table-cell/>
          <table:table-cell office:value-type="string">
            <text:p>no</text:p>
          </table:table-cell>
          <table:table-cell office:value-type="string">
            <text:p>file dialog speedbar, kate</text:p>
          </table:table-cell>
          <table:table-cell/>
          <table:table-cell table:formula="oooc:=IF(ISBLANK([.H145];&quot;approval&quot;);0;IF(EXACT([.H145];&quot;draft&quot;);1;IF(EXACT([.H145];&quot;approval&quot;);2;IF(EXACT([.H145];&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dialog-password</text:p>
          </table:table-cell>
          <table:table-cell office:value-type="string">
            <text:p>password</text:p>
          </table:table-cell>
          <table:table-cell table:style-name="ce4"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table-cell table:formula="oooc:=IF(ISBLANK([.H146];&quot;approval&quot;);0;IF(EXACT([.H146];&quot;draft&quot;);1;IF(EXACT([.H146];&quot;approval&quot;);2;IF(EXACT([.H146];&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table-cell table:formula="oooc:=IF(ISBLANK([.H147];&quot;approval&quot;);0;IF(EXACT([.H147];&quot;draft&quot;);1;IF(EXACT([.H147];&quot;approval&quot;);2;IF(EXACT([.H147];&quot;final&quot;);3;0))))" office:value-type="float" office:value="0">
            <text:p>Err:508</text:p>
          </table:table-cell>
          <table:table-cell office:value-type="string">
            <text:p>why is this different from printer?</text:p>
          </table:table-cell>
          <table:table-cell table:number-columns-repeated="246"/>
        </table:table-row>
        <table:table-row table:style-name="ro1">
          <table:table-cell office:value-type="string">
            <text:p>apps</text:p>
          </table:table-cell>
          <table:table-cell office:value-type="string">
            <text:p>x</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table-cell table:formula="oooc:=IF(ISBLANK([.H148];&quot;approval&quot;);0;IF(EXACT([.H148];&quot;draft&quot;);1;IF(EXACT([.H148];&quot;approval&quot;);2;IF(EXACT([.H148];&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number-columns-repeated="2"/>
          <table:table-cell table:formula="oooc:=IF(ISBLANK([.H149];&quot;approval&quot;);0;IF(EXACT([.H149];&quot;draft&quot;);1;IF(EXACT([.H149];&quot;approval&quot;);2;IF(EXACT([.H149];&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table-cell table:formula="oooc:=IF(ISBLANK([.H150];&quot;approval&quot;);0;IF(EXACT([.H150];&quot;draft&quot;);1;IF(EXACT([.H150];&quot;approval&quot;);2;IF(EXACT([.H150];&quot;final&quot;);3;0))))" office:value-type="float" office:value="0">
            <text:p>Err:508</text:p>
          </table:table-cell>
          <table:table-cell office:value-type="string">
            <text:p>there is X.svg in BOTH actions/ and apps/?</text:p>
          </table:table-cell>
          <table:table-cell table:number-columns-repeated="246"/>
        </table:table-row>
        <table:table-row table:style-name="ro1">
          <table:table-cell office:value-type="string">
            <text:p>category</text:p>
          </table:table-cell>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number-columns-repeated="2"/>
          <table:table-cell table:formula="oooc:=IF(ISBLANK([.H151];&quot;approval&quot;);0;IF(EXACT([.H151];&quot;draft&quot;);1;IF(EXACT([.H151];&quot;approval&quot;);2;IF(EXACT([.H151];&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editors</text:p>
          </table:table-cell>
          <table:table-cell office:value-type="string">
            <text:p>package_editors</text:p>
          </table:table-cell>
          <table:table-cell/>
          <table:table-cell office:value-type="string">
            <text:p>no</text:p>
          </table:table-cell>
          <table:table-cell/>
          <table:table-cell office:value-type="string">
            <text:p>no</text:p>
          </table:table-cell>
          <table:table-cell table:formula="oooc:=IF(ISBLANK([.H152];&quot;approval&quot;);0;IF(EXACT([.H152];&quot;draft&quot;);1;IF(EXACT([.H152];&quot;approval&quot;);2;IF(EXACT([.H152];&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educational</text:p>
          </table:table-cell>
          <table:table-cell office:value-type="string">
            <text:p>package_edutainment</text:p>
          </table:table-cell>
          <table:table-cell/>
          <table:table-cell office:value-type="string">
            <text:p>no</text:p>
          </table:table-cell>
          <table:table-cell/>
          <table:table-cell office:value-type="string">
            <text:p>no</text:p>
          </table:table-cell>
          <table:table-cell table:formula="oooc:=IF(ISBLANK([.H153];&quot;approval&quot;);0;IF(EXACT([.H153];&quot;draft&quot;);1;IF(EXACT([.H153];&quot;approval&quot;);2;IF(EXACT([.H153];&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number-columns-repeated="2"/>
          <table:table-cell table:formula="oooc:=IF(ISBLANK([.H154];&quot;approval&quot;);0;IF(EXACT([.H154];&quot;draft&quot;);1;IF(EXACT([.H154];&quot;approval&quot;);2;IF(EXACT([.H154];&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games-arcade</text:p>
          </table:table-cell>
          <table:table-cell office:value-type="string">
            <text:p>package_games_arcade</text:p>
          </table:table-cell>
          <table:table-cell/>
          <table:table-cell office:value-type="string">
            <text:p>no</text:p>
          </table:table-cell>
          <table:table-cell/>
          <table:table-cell office:value-type="string">
            <text:p>no</text:p>
          </table:table-cell>
          <table:table-cell table:formula="oooc:=IF(ISBLANK([.H155];&quot;approval&quot;);0;IF(EXACT([.H155];&quot;draft&quot;);1;IF(EXACT([.H155];&quot;approval&quot;);2;IF(EXACT([.H155];&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games-board</text:p>
          </table:table-cell>
          <table:table-cell office:value-type="string">
            <text:p>package_games_board</text:p>
          </table:table-cell>
          <table:table-cell/>
          <table:table-cell office:value-type="string">
            <text:p>no</text:p>
          </table:table-cell>
          <table:table-cell/>
          <table:table-cell office:value-type="string">
            <text:p>yes</text:p>
          </table:table-cell>
          <table:table-cell table:formula="oooc:=IF(ISBLANK([.H156];&quot;approval&quot;);0;IF(EXACT([.H156];&quot;draft&quot;);1;IF(EXACT([.H156];&quot;approval&quot;);2;IF(EXACT([.H156];&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games-card</text:p>
          </table:table-cell>
          <table:table-cell office:value-type="string">
            <text:p>package_games_card</text:p>
          </table:table-cell>
          <table:table-cell/>
          <table:table-cell office:value-type="string">
            <text:p>no</text:p>
          </table:table-cell>
          <table:table-cell/>
          <table:table-cell office:value-type="string">
            <text:p>yes</text:p>
          </table:table-cell>
          <table:table-cell table:formula="oooc:=IF(ISBLANK([.H157];&quot;approval&quot;);0;IF(EXACT([.H157];&quot;draft&quot;);1;IF(EXACT([.H157];&quot;approval&quot;);2;IF(EXACT([.H157];&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games-kids</text:p>
          </table:table-cell>
          <table:table-cell office:value-type="string">
            <text:p>package_games_kids</text:p>
          </table:table-cell>
          <table:table-cell/>
          <table:table-cell office:value-type="string">
            <text:p>no</text:p>
          </table:table-cell>
          <table:table-cell/>
          <table:table-cell office:value-type="string">
            <text:p>yes</text:p>
          </table:table-cell>
          <table:table-cell table:formula="oooc:=IF(ISBLANK([.H158];&quot;approval&quot;);0;IF(EXACT([.H158];&quot;draft&quot;);1;IF(EXACT([.H158];&quot;approval&quot;);2;IF(EXACT([.H158];&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games-strategyu</text:p>
          </table:table-cell>
          <table:table-cell office:value-type="string">
            <text:p>package_games_strategy</text:p>
          </table:table-cell>
          <table:table-cell/>
          <table:table-cell office:value-type="string">
            <text:p>no</text:p>
          </table:table-cell>
          <table:table-cell/>
          <table:table-cell office:value-type="string">
            <text:p>yes</text:p>
          </table:table-cell>
          <table:table-cell table:formula="oooc:=IF(ISBLANK([.H159];&quot;approval&quot;);0;IF(EXACT([.H159];&quot;draft&quot;);1;IF(EXACT([.H159];&quot;approval&quot;);2;IF(EXACT([.H159];&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number-columns-repeated="2"/>
          <table:table-cell table:formula="oooc:=IF(ISBLANK([.H160];&quot;approval&quot;);0;IF(EXACT([.H160];&quot;draft&quot;);1;IF(EXACT([.H160];&quot;approval&quot;);2;IF(EXACT([.H160];&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number-columns-repeated="2"/>
          <table:table-cell table:formula="oooc:=IF(ISBLANK([.H161];&quot;approval&quot;);0;IF(EXACT([.H161];&quot;draft&quot;);1;IF(EXACT([.H161];&quot;approval&quot;);2;IF(EXACT([.H161];&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number-columns-repeated="2"/>
          <table:table-cell table:formula="oooc:=IF(ISBLANK([.H162];&quot;approval&quot;);0;IF(EXACT([.H162];&quot;draft&quot;);1;IF(EXACT([.H162];&quot;approval&quot;);2;IF(EXACT([.H162];&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table-cell office:value-type="string">
            <text:p>yes</text:p>
          </table:table-cell>
          <table:table-cell table:formula="oooc:=IF(ISBLANK([.H163];&quot;approval&quot;);0;IF(EXACT([.H163];&quot;draft&quot;);1;IF(EXACT([.H163];&quot;approval&quot;);2;IF(EXACT([.H163];&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settings</text:p>
          </table:table-cell>
          <table:table-cell office:value-type="string">
            <text:p>package_settings</text:p>
          </table:table-cell>
          <table:table-cell/>
          <table:table-cell office:value-type="string">
            <text:p>no</text:p>
          </table:table-cell>
          <table:table-cell/>
          <table:table-cell office:value-type="string">
            <text:p>yes</text:p>
          </table:table-cell>
          <table:table-cell table:formula="oooc:=IF(ISBLANK([.H164];&quot;approval&quot;);0;IF(EXACT([.H164];&quot;draft&quot;);1;IF(EXACT([.H164];&quot;approval&quot;);2;IF(EXACT([.H164];&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number-columns-repeated="2"/>
          <table:table-cell table:formula="oooc:=IF(ISBLANK([.H165];&quot;approval&quot;);0;IF(EXACT([.H165];&quot;draft&quot;);1;IF(EXACT([.H165];&quot;approval&quot;);2;IF(EXACT([.H165];&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toys</text:p>
          </table:table-cell>
          <table:table-cell office:value-type="string">
            <text:p>package_toys</text:p>
          </table:table-cell>
          <table:table-cell/>
          <table:table-cell office:value-type="string">
            <text:p>no</text:p>
          </table:table-cell>
          <table:table-cell/>
          <table:table-cell office:value-type="string">
            <text:p>yes</text:p>
          </table:table-cell>
          <table:table-cell table:formula="oooc:=IF(ISBLANK([.H166];&quot;approval&quot;);0;IF(EXACT([.H166];&quot;draft&quot;);1;IF(EXACT([.H166];&quot;approval&quot;);2;IF(EXACT([.H166];&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table-cell table:formula="oooc:=IF(ISBLANK([.H167];&quot;approval&quot;);0;IF(EXACT([.H167];&quot;draft&quot;);1;IF(EXACT([.H167];&quot;approval&quot;);2;IF(EXACT([.H167];&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number-columns-repeated="2"/>
          <table:table-cell table:formula="oooc:=IF(ISBLANK([.H168];&quot;approval&quot;);0;IF(EXACT([.H168];&quot;draft&quot;);1;IF(EXACT([.H168];&quot;approval&quot;);2;IF(EXACT([.H168];&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number-columns-repeated="2"/>
          <table:table-cell table:formula="oooc:=IF(ISBLANK([.H169];&quot;approval&quot;);0;IF(EXACT([.H169];&quot;draft&quot;);1;IF(EXACT([.H169];&quot;approval&quot;);2;IF(EXACT([.H169];&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number-columns-repeated="2"/>
          <table:table-cell table:formula="oooc:=IF(ISBLANK([.H170];&quot;approval&quot;);0;IF(EXACT([.H170];&quot;draft&quot;);1;IF(EXACT([.H170];&quot;approval&quot;);2;IF(EXACT([.H170];&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number-columns-repeated="2"/>
          <table:table-cell table:formula="oooc:=IF(ISBLANK([.H171];&quot;approval&quot;);0;IF(EXACT([.H171];&quot;draft&quot;);1;IF(EXACT([.H171];&quot;approval&quot;);2;IF(EXACT([.H171];&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table-cell table:formula="oooc:=IF(ISBLANK([.H172];&quot;approval&quot;);0;IF(EXACT([.H172];&quot;draft&quot;);1;IF(EXACT([.H172];&quot;approval&quot;);2;IF(EXACT([.H172];&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number-columns-repeated="2"/>
          <table:table-cell table:formula="oooc:=IF(ISBLANK([.H173];&quot;approval&quot;);0;IF(EXACT([.H173];&quot;draft&quot;);1;IF(EXACT([.H173];&quot;approval&quot;);2;IF(EXACT([.H173];&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number-columns-repeated="2"/>
          <table:table-cell table:formula="oooc:=IF(ISBLANK([.H174];&quot;approval&quot;);0;IF(EXACT([.H174];&quot;draft&quot;);1;IF(EXACT([.H174];&quot;approval&quot;);2;IF(EXACT([.H174];&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number-columns-repeated="2"/>
          <table:table-cell table:formula="oooc:=IF(ISBLANK([.H175];&quot;approval&quot;);0;IF(EXACT([.H175];&quot;draft&quot;);1;IF(EXACT([.H175];&quot;approval&quot;);2;IF(EXACT([.H175];&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number-columns-repeated="2"/>
          <table:table-cell table:formula="oooc:=IF(ISBLANK([.H176];&quot;approval&quot;);0;IF(EXACT([.H176];&quot;draft&quot;);1;IF(EXACT([.H176];&quot;approval&quot;);2;IF(EXACT([.H176];&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number-columns-repeated="2"/>
          <table:table-cell table:formula="oooc:=IF(ISBLANK([.H177];&quot;approval&quot;);0;IF(EXACT([.H177];&quot;draft&quot;);1;IF(EXACT([.H177];&quot;approval&quot;);2;IF(EXACT([.H177];&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number-columns-repeated="2"/>
          <table:table-cell table:formula="oooc:=IF(ISBLANK([.H178];&quot;approval&quot;);0;IF(EXACT([.H178];&quot;draft&quot;);1;IF(EXACT([.H178];&quot;approval&quot;);2;IF(EXACT([.H178];&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number-columns-repeated="2"/>
          <table:table-cell table:formula="oooc:=IF(ISBLANK([.H179];&quot;approval&quot;);0;IF(EXACT([.H179];&quot;draft&quot;);1;IF(EXACT([.H179];&quot;approval&quot;);2;IF(EXACT([.H179];&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number-columns-repeated="2"/>
          <table:table-cell table:formula="oooc:=IF(ISBLANK([.H180];&quot;approval&quot;);0;IF(EXACT([.H180];&quot;draft&quot;);1;IF(EXACT([.H180];&quot;approval&quot;);2;IF(EXACT([.H180];&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number-columns-repeated="2"/>
          <table:table-cell table:formula="oooc:=IF(ISBLANK([.H181];&quot;approval&quot;);0;IF(EXACT([.H181];&quot;draft&quot;);1;IF(EXACT([.H181];&quot;approval&quot;);2;IF(EXACT([.H181];&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number-columns-repeated="2"/>
          <table:table-cell table:formula="oooc:=IF(ISBLANK([.H182];&quot;approval&quot;);0;IF(EXACT([.H182];&quot;draft&quot;);1;IF(EXACT([.H182];&quot;approval&quot;);2;IF(EXACT([.H182];&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number-columns-repeated="2"/>
          <table:table-cell table:formula="oooc:=IF(ISBLANK([.H183];&quot;approval&quot;);0;IF(EXACT([.H183];&quot;draft&quot;);1;IF(EXACT([.H183];&quot;approval&quot;);2;IF(EXACT([.H183];&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number-columns-repeated="2"/>
          <table:table-cell table:formula="oooc:=IF(ISBLANK([.H184];&quot;approval&quot;);0;IF(EXACT([.H184];&quot;draft&quot;);1;IF(EXACT([.H184];&quot;approval&quot;);2;IF(EXACT([.H184];&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number-columns-repeated="2"/>
          <table:table-cell table:formula="oooc:=IF(ISBLANK([.H185];&quot;approval&quot;);0;IF(EXACT([.H185];&quot;draft&quot;);1;IF(EXACT([.H185];&quot;approval&quot;);2;IF(EXACT([.H185];&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number-columns-repeated="2"/>
          <table:table-cell table:formula="oooc:=IF(ISBLANK([.H186];&quot;approval&quot;);0;IF(EXACT([.H186];&quot;draft&quot;);1;IF(EXACT([.H186];&quot;approval&quot;);2;IF(EXACT([.H186];&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number-columns-repeated="2"/>
          <table:table-cell table:formula="oooc:=IF(ISBLANK([.H187];&quot;approval&quot;);0;IF(EXACT([.H187];&quot;draft&quot;);1;IF(EXACT([.H187];&quot;approval&quot;);2;IF(EXACT([.H187];&quot;final&quot;);3;0))))" office:value-type="float" office:value="0">
            <text:p>Err:508</text:p>
          </table:table-cell>
          <table:table-cell table:number-columns-repeated="247"/>
        </table:table-row>
        <table:table-row table:style-name="ro1">
          <table:table-cell office:value-type="string">
            <text:p>filesystems</text:p>
          </table:table-cell>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table-cell table:formula="oooc:=IF(ISBLANK([.H188];&quot;approval&quot;);0;IF(EXACT([.H188];&quot;draft&quot;);1;IF(EXACT([.H188];&quot;approval&quot;);2;IF(EXACT([.H188];&quot;final&quot;);3;0))))" office:value-type="float" office:value="0">
            <text:p>Err:508</text:p>
          </table:table-cell>
          <table:table-cell table:number-columns-repeated="247"/>
        </table:table-row>
        <table:table-row table:style-name="ro1">
          <table:table-cell office:value-type="string">
            <text:p>filesystems</text:p>
          </table:table-cell>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style-name="ce6" office:value-type="string">
            <text:p>final</text:p>
          </table:table-cell>
          <table:table-cell table:formula="oooc:=IF(ISBLANK([.H189];&quot;approval&quot;);0;IF(EXACT([.H189];&quot;draft&quot;);1;IF(EXACT([.H189];&quot;approval&quot;);2;IF(EXACT([.H189];&quot;final&quot;);3;0))))" office:value-type="float" office:value="0">
            <text:p>Err:508</text:p>
          </table:table-cell>
          <table:table-cell/>
          <table:table-cell office:value-type="string">
            <text:p>Vignoni</text:p>
          </table:table-cell>
          <table:table-cell table:number-columns-repeated="245"/>
        </table:table-row>
        <table:table-row table:style-name="ro1">
          <table:table-cell office:value-type="string">
            <text:p>filesystems</text:p>
          </table:table-cell>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5" office:value-type="string">
            <text:p>approval</text:p>
          </table:table-cell>
          <table:table-cell table:formula="oooc:=IF(ISBLANK([.H190];&quot;approval&quot;);0;IF(EXACT([.H190];&quot;draft&quot;);1;IF(EXACT([.H190];&quot;approval&quot;);2;IF(EXACT([.H190];&quot;final&quot;);3;0))))" office:value-type="float" office:value="0">
            <text:p>Err:508</text:p>
          </table:table-cell>
          <table:table-cell table:number-columns-repeated="247"/>
        </table:table-row>
        <table:table-row table:style-name="ro1">
          <table:table-cell office:value-type="string">
            <text:p>filesystems</text:p>
          </table:table-cell>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table-cell office:value-type="string">
            <text:p>yes</text:p>
          </table:table-cell>
          <table:table-cell table:formula="oooc:=IF(ISBLANK([.H191];&quot;approval&quot;);0;IF(EXACT([.H191];&quot;draft&quot;);1;IF(EXACT([.H191];&quot;approval&quot;);2;IF(EXACT([.H191];&quot;final&quot;);3;0))))" office:value-type="float" office:value="0">
            <text:p>Err:508</text:p>
          </table:table-cell>
          <table:table-cell table:number-columns-repeated="247"/>
        </table:table-row>
        <table:table-row table:style-name="ro1">
          <table:table-cell office:value-type="string">
            <text:p>filesystems</text:p>
          </table:table-cell>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table-cell office:value-type="string">
            <text:p>yes</text:p>
          </table:table-cell>
          <table:table-cell table:formula="oooc:=IF(ISBLANK([.H192];&quot;approval&quot;);0;IF(EXACT([.H192];&quot;draft&quot;);1;IF(EXACT([.H192];&quot;approval&quot;);2;IF(EXACT([.H192];&quot;final&quot;);3;0))))" office:value-type="float" office:value="0">
            <text:p>Err:508</text:p>
          </table:table-cell>
          <table:table-cell table:number-columns-repeated="247"/>
        </table:table-row>
        <table:table-row table:style-name="ro1">
          <table:table-cell office:value-type="string">
            <text:p>filesystems (move to emblems)</text:p>
          </table:table-cell>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6" office:value-type="string">
            <text:p>final</text:p>
          </table:table-cell>
          <table:table-cell table:formula="oooc:=IF(ISBLANK([.H193];&quot;approval&quot;);0;IF(EXACT([.H193];&quot;draft&quot;);1;IF(EXACT([.H193];&quot;approval&quot;);2;IF(EXACT([.H193];&quot;final&quot;);3;0))))" office:value-type="float" office:value="0">
            <text:p>Err:508</text:p>
          </table:table-cell>
          <table:table-cell/>
          <table:table-cell office:value-type="string">
            <text:p>Vignoni</text:p>
          </table:table-cell>
          <table:table-cell office:value-type="string">
            <text:p>Vignoni</text:p>
          </table:table-cell>
          <table:table-cell table:number-columns-repeated="244"/>
        </table:table-row>
        <table:table-row table:style-name="ro1">
          <table:table-cell office:value-type="string">
            <text:p>filesystems (overlay)</text:p>
          </table:table-cell>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table-cell table:formula="oooc:=IF(ISBLANK([.H194];&quot;approval&quot;);0;IF(EXACT([.H194];&quot;draft&quot;);1;IF(EXACT([.H194];&quot;approval&quot;);2;IF(EXACT([.H194];&quot;final&quot;);3;0))))" office:value-type="float" office:value="0">
            <text:p>Err:508</text:p>
          </table:table-cell>
          <table:table-cell table:number-columns-repeated="247"/>
        </table:table-row>
        <table:table-row table:style-name="ro1">
          <table:table-cell office:value-type="string">
            <text:p>filesystems (place)</text:p>
          </table:table-cell>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5" office:value-type="string">
            <text:p>approval</text:p>
          </table:table-cell>
          <table:table-cell table:formula="oooc:=IF(ISBLANK([.H195];&quot;approval&quot;);0;IF(EXACT([.H195];&quot;draft&quot;);1;IF(EXACT([.H195];&quot;approval&quot;);2;IF(EXACT([.H195];&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number-columns-repeated="2"/>
          <table:table-cell table:formula="oooc:=IF(ISBLANK([.H196];&quot;approval&quot;);0;IF(EXACT([.H196];&quot;draft&quot;);1;IF(EXACT([.H196];&quot;approval&quot;);2;IF(EXACT([.H196];&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number-columns-repeated="2"/>
          <table:table-cell table:formula="oooc:=IF(ISBLANK([.H197];&quot;approval&quot;);0;IF(EXACT([.H197];&quot;draft&quot;);1;IF(EXACT([.H197];&quot;approval&quot;);2;IF(EXACT([.H197];&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number-columns-repeated="2"/>
          <table:table-cell table:formula="oooc:=IF(ISBLANK([.H198];&quot;approval&quot;);0;IF(EXACT([.H198];&quot;draft&quot;);1;IF(EXACT([.H198];&quot;approval&quot;);2;IF(EXACT([.H198];&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number-columns-repeated="2"/>
          <table:table-cell table:formula="oooc:=IF(ISBLANK([.H199];&quot;approval&quot;);0;IF(EXACT([.H199];&quot;draft&quot;);1;IF(EXACT([.H199];&quot;approval&quot;);2;IF(EXACT([.H199];&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table-cell table:formula="oooc:=IF(ISBLANK([.H200];&quot;approval&quot;);0;IF(EXACT([.H200];&quot;draft&quot;);1;IF(EXACT([.H200];&quot;approval&quot;);2;IF(EXACT([.H200];&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number-columns-repeated="2"/>
          <table:table-cell table:formula="oooc:=IF(ISBLANK([.H201];&quot;approval&quot;);0;IF(EXACT([.H201];&quot;draft&quot;);1;IF(EXACT([.H201];&quot;approval&quot;);2;IF(EXACT([.H201];&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number-columns-repeated="2"/>
          <table:table-cell table:formula="oooc:=IF(ISBLANK([.H202];&quot;approval&quot;);0;IF(EXACT([.H202];&quot;draft&quot;);1;IF(EXACT([.H202];&quot;approval&quot;);2;IF(EXACT([.H202];&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number-columns-repeated="2"/>
          <table:table-cell table:formula="oooc:=IF(ISBLANK([.H203];&quot;approval&quot;);0;IF(EXACT([.H203];&quot;draft&quot;);1;IF(EXACT([.H203];&quot;approval&quot;);2;IF(EXACT([.H203];&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number-columns-repeated="2"/>
          <table:table-cell table:formula="oooc:=IF(ISBLANK([.H204];&quot;approval&quot;);0;IF(EXACT([.H204];&quot;draft&quot;);1;IF(EXACT([.H204];&quot;approval&quot;);2;IF(EXACT([.H204];&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number-columns-repeated="2"/>
          <table:table-cell table:formula="oooc:=IF(ISBLANK([.H205];&quot;approval&quot;);0;IF(EXACT([.H205];&quot;draft&quot;);1;IF(EXACT([.H205];&quot;approval&quot;);2;IF(EXACT([.H205];&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number-columns-repeated="2"/>
          <table:table-cell table:formula="oooc:=IF(ISBLANK([.H206];&quot;approval&quot;);0;IF(EXACT([.H206];&quot;draft&quot;);1;IF(EXACT([.H206];&quot;approval&quot;);2;IF(EXACT([.H20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H207];&quot;approval&quot;);0;IF(EXACT([.H207];&quot;draft&quot;);1;IF(EXACT([.H207];&quot;approval&quot;);2;IF(EXACT([.H207];&quot;final&quot;);3;0))))" office:value-type="float" office:value="0">
            <text:p>Err:508</text:p>
          </table:table-cell>
          <table:table-cell office:value-type="string">
            <text:p>kate should use configure-shortcuts</text:p>
          </table:table-cell>
          <table:table-cell table:number-columns-repeated="246"/>
        </table:table-row>
        <table:table-row table:style-name="ro1">
          <table:table-cell office:value-type="string">
            <text:p>mimetypes</text:p>
          </table:table-cell>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table-cell table:formula="oooc:=IF(ISBLANK([.H208];&quot;approval&quot;);0;IF(EXACT([.H208];&quot;draft&quot;);1;IF(EXACT([.H208];&quot;approval&quot;);2;IF(EXACT([.H208];&quot;final&quot;);3;0))))" office:value-type="float" office:value="0">
            <text:p>Err:508</text:p>
          </table:table-cell>
          <table:table-cell office:value-type="string">
            <text:p>use a mimetype?</text:p>
          </table:table-cell>
          <table:table-cell table:number-columns-repeated="246"/>
        </table:table-row>
        <table:table-row table:style-name="ro1">
          <table:table-cell office:value-type="string">
            <text:p>mimetypes</text:p>
          </table:table-cell>
          <table:table-cell/>
          <table:table-cell office:value-type="string">
            <text:p>none</text:p>
          </table:table-cell>
          <table:table-cell office:value-type="string">
            <text:p>unknown</text:p>
          </table:table-cell>
          <table:table-cell/>
          <table:table-cell office:value-type="string">
            <text:p>no</text:p>
          </table:table-cell>
          <table:table-cell office:value-type="string">
            <text:p>mimetype dialog</text:p>
          </table:table-cell>
          <table:table-cell table:style-name="ce5" office:value-type="string">
            <text:p>approval</text:p>
          </table:table-cell>
          <table:table-cell table:formula="oooc:=IF(ISBLANK([.H209];&quot;approval&quot;);0;IF(EXACT([.H209];&quot;draft&quot;);1;IF(EXACT([.H209];&quot;approval&quot;);2;IF(EXACT([.H209];&quot;final&quot;);3;0))))" office:value-type="float" office:value="0">
            <text:p>Err:508</text:p>
          </table:table-cell>
          <table:table-cell table:number-columns-repeated="247"/>
        </table:table-row>
        <table:table-row table:style-name="ro1">
          <table:table-cell office:value-type="string">
            <text:p>mimetypes</text:p>
          </table:table-cell>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5" office:value-type="string">
            <text:p>approval</text:p>
          </table:table-cell>
          <table:table-cell table:formula="oooc:=IF(ISBLANK([.H210];&quot;approval&quot;);0;IF(EXACT([.H210];&quot;draft&quot;);1;IF(EXACT([.H210];&quot;approval&quot;);2;IF(EXACT([.H210];&quot;final&quot;);3;0))))" office:value-type="float" office:value="0">
            <text:p>Err:508</text:p>
          </table:table-cell>
          <table:table-cell table:number-columns-repeated="247"/>
        </table:table-row>
        <table:table-row table:style-name="ro1">
          <table:table-cell office:value-type="string">
            <text:p>place</text:p>
          </table:table-cell>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number-columns-repeated="2"/>
          <table:table-cell table:formula="oooc:=IF(ISBLANK([.H211];&quot;approval&quot;);0;IF(EXACT([.H211];&quot;draft&quot;);1;IF(EXACT([.H211];&quot;approval&quot;);2;IF(EXACT([.H211];&quot;final&quot;);3;0))))" office:value-type="float" office:value="0">
            <text:p>Err:508</text:p>
          </table:table-cell>
          <table:table-cell table:number-columns-repeated="247"/>
        </table:table-row>
        <table:table-row table:style-name="ro1">
          <table:table-cell office:value-type="string">
            <text:p>place</text:p>
          </table:table-cell>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number-columns-repeated="2"/>
          <table:table-cell table:formula="oooc:=IF(ISBLANK([.H212];&quot;approval&quot;);0;IF(EXACT([.H212];&quot;draft&quot;);1;IF(EXACT([.H212];&quot;approval&quot;);2;IF(EXACT([.H212];&quot;final&quot;);3;0))))" office:value-type="float" office:value="0">
            <text:p>Err:508</text:p>
          </table:table-cell>
          <table:table-cell table:number-columns-repeated="247"/>
        </table:table-row>
        <table:table-row table:style-name="ro1">
          <table:table-cell office:value-type="string">
            <text:p>place</text:p>
          </table:table-cell>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number-columns-repeated="2"/>
          <table:table-cell table:formula="oooc:=IF(ISBLANK([.H213];&quot;approval&quot;);0;IF(EXACT([.H213];&quot;draft&quot;);1;IF(EXACT([.H213];&quot;approval&quot;);2;IF(EXACT([.H213];&quot;final&quot;);3;0))))" office:value-type="float" office:value="0">
            <text:p>Err:508</text:p>
          </table:table-cell>
          <table:table-cell table:number-columns-repeated="247"/>
        </table:table-row>
        <table:table-row table:style-name="ro1">
          <table:table-cell office:value-type="string">
            <text:p>place</text:p>
          </table:table-cell>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number-columns-repeated="2"/>
          <table:table-cell table:formula="oooc:=IF(ISBLANK([.H214];&quot;approval&quot;);0;IF(EXACT([.H214];&quot;draft&quot;);1;IF(EXACT([.H214];&quot;approval&quot;);2;IF(EXACT([.H214];&quot;final&quot;);3;0))))" office:value-type="float" office:value="0">
            <text:p>Err:508</text:p>
          </table:table-cell>
          <table:table-cell table:number-columns-repeated="247"/>
        </table:table-row>
        <table:table-row table:style-name="ro1">
          <table:table-cell office:value-type="string">
            <text:p>unknown</text:p>
          </table:table-cell>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H215];&quot;approval&quot;);0;IF(EXACT([.H215];&quot;draft&quot;);1;IF(EXACT([.H215];&quot;approval&quot;);2;IF(EXACT([.H215];&quot;final&quot;);3;0))))" office:value-type="float" office:value="0">
            <text:p>Err:508</text:p>
          </table:table-cell>
          <table:table-cell office:value-type="string">
            <text:p>not using icon theme?!</text:p>
          </table:table-cell>
          <table:table-cell table:number-columns-repeated="246"/>
        </table:table-row>
        <table:table-row table:style-name="ro1">
          <table:table-cell office:value-type="string">
            <text:p>unknown</text:p>
          </table:table-cell>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table-cell table:formula="oooc:=IF(ISBLANK([.H216];&quot;approval&quot;);0;IF(EXACT([.H216];&quot;draft&quot;);1;IF(EXACT([.H216];&quot;approval&quot;);2;IF(EXACT([.H216];&quot;final&quot;);3;0))))" office:value-type="float" office:value="0">
            <text:p>Err:508</text:p>
          </table:table-cell>
          <table:table-cell table:number-columns-repeated="247"/>
        </table:table-row>
        <table:table-row table:style-name="ro1">
          <table:table-cell office:value-type="string">
            <text:p>unknown</text:p>
          </table:table-cell>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table-cell table:formula="oooc:=IF(ISBLANK([.H217];&quot;approval&quot;);0;IF(EXACT([.H217];&quot;draft&quot;);1;IF(EXACT([.H217];&quot;approval&quot;);2;IF(EXACT([.H217];&quot;final&quot;);3;0))))" office:value-type="float" office:value="0">
            <text:p>Err:508</text:p>
          </table:table-cell>
          <table:table-cell office:value-type="string">
            <text:p>see java_kjava</text:p>
          </table:table-cell>
          <table:table-cell table:number-columns-repeated="246"/>
        </table:table-row>
        <table:table-row table:style-name="ro1">
          <table:table-cell office:value-type="string">
            <text:p>unknown</text:p>
          </table:table-cell>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table-cell table:formula="oooc:=IF(ISBLANK([.H218];&quot;approval&quot;);0;IF(EXACT([.H218];&quot;draft&quot;);1;IF(EXACT([.H218];&quot;approval&quot;);2;IF(EXACT([.H218];&quot;final&quot;);3;0))))" office:value-type="float" office:value="0">
            <text:p>Err:508</text:p>
          </table:table-cell>
          <table:table-cell table:number-columns-repeated="247"/>
        </table:table-row>
        <table:table-row table:style-name="ro1">
          <table:table-cell office:value-type="string">
            <text:p>unknown</text:p>
          </table:table-cell>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H219];&quot;approval&quot;);0;IF(EXACT([.H219];&quot;draft&quot;);1;IF(EXACT([.H219];&quot;approval&quot;);2;IF(EXACT([.H219];&quot;final&quot;);3;0))))" office:value-type="float" office:value="0">
            <text:p>Err:508</text:p>
          </table:table-cell>
          <table:table-cell office:value-type="string">
            <text:p>not using icon theme?!</text:p>
          </table:table-cell>
          <table:table-cell table:number-columns-repeated="246"/>
        </table:table-row>
        <table:table-row table:style-name="ro1">
          <table:table-cell office:value-type="string">
            <text:p>unknown</text:p>
          </table:table-cell>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H220];&quot;approval&quot;);0;IF(EXACT([.H220];&quot;draft&quot;);1;IF(EXACT([.H220];&quot;approval&quot;);2;IF(EXACT([.H220];&quot;final&quot;);3;0))))" office:value-type="float" office:value="0">
            <text:p>Err:508</text:p>
          </table:table-cell>
          <table:table-cell office:value-type="string">
            <text:p>not using icon theme?!</text:p>
          </table:table-cell>
          <table:table-cell table:number-columns-repeated="246"/>
        </table:table-row>
        <table:table-row table:style-name="ro1">
          <table:table-cell office:value-type="string">
            <text:p>unknown</text:p>
          </table:table-cell>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H221];&quot;approval&quot;);0;IF(EXACT([.H221];&quot;draft&quot;);1;IF(EXACT([.H221];&quot;approval&quot;);2;IF(EXACT([.H221];&quot;final&quot;);3;0))))" office:value-type="float" office:value="0">
            <text:p>Err:508</text:p>
          </table:table-cell>
          <table:table-cell office:value-type="string">
            <text:p>not using icon theme?!</text:p>
          </table:table-cell>
          <table:table-cell table:number-columns-repeated="246"/>
        </table:table-row>
        <table:table-row table:style-name="ro1">
          <table:table-cell table:number-columns-repeated="2"/>
          <table:table-cell office:value-type="string">
            <text:p>none</text:p>
          </table:table-cell>
          <table:table-cell/>
          <table:table-cell office:value-type="string">
            <text:p>none</text:p>
          </table:table-cell>
          <table:table-cell/>
          <table:table-cell office:value-type="string">
            <text:p>javascript error dialog, dialog button</text:p>
          </table:table-cell>
          <table:table-cell table:style-name="ce5" office:value-type="string">
            <text:p>approval</text:p>
          </table:table-cell>
          <table:table-cell table:formula="oooc:=IF(ISBLANK([.H222];&quot;approval&quot;);0;IF(EXACT([.H222];&quot;draft&quot;);1;IF(EXACT([.H222];&quot;approval&quot;);2;IF(EXACT([.H222];&quot;final&quot;);3;0))))" office:value-type="float" office:value="0">
            <text:p>Err:508</text:p>
          </table:table-cell>
          <table:table-cell table:number-columns-repeated="247"/>
        </table:table-row>
        <table:table-row table:style-name="ro1">
          <table:table-cell table:number-columns-repeated="256"/>
        </table:table-row>
        <table:table-row table:style-name="ro1">
          <table:table-cell table:style-name="ce3" office:value-type="string">
            <text:p>Icons Which Have a New Use With Icon Spec</text:p>
          </table:table-cell>
          <table:table-cell table:style-name="ce3"/>
          <table:table-cell table:number-columns-repeated="254"/>
        </table:table-row>
        <table:table-row table:style-name="ro1">
          <table:table-cell office:value-type="string">
            <text:p>actions</text:p>
          </table:table-cell>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number-columns-repeated="3"/>
          <table:table-cell table:formula="oooc:=IF(ISBLANK([.H225];&quot;approval&quot;);0;IF(EXACT([.H225];&quot;draft&quot;);1;IF(EXACT([.H225];&quot;approval&quot;);2;IF(EXACT([.H225];&quot;final&quot;);3;0))))" office:value-type="float" office:value="0">
            <text:p>Err:508</text:p>
          </table:table-cell>
          <table:table-cell table:number-columns-repeated="247"/>
        </table:table-row>
        <table:table-row table:style-name="ro1">
          <table:table-cell office:value-type="string">
            <text:p>actions</text:p>
          </table:table-cell>
          <table:table-cell office:value-type="string">
            <text:p>x</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number-columns-repeated="3"/>
          <table:table-cell table:formula="oooc:=IF(ISBLANK([.H226];&quot;approval&quot;);0;IF(EXACT([.H226];&quot;draft&quot;);1;IF(EXACT([.H226];&quot;approval&quot;);2;IF(EXACT([.H22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number-columns-repeated="3"/>
          <table:table-cell table:formula="oooc:=IF(ISBLANK([.H227];&quot;approval&quot;);0;IF(EXACT([.H227];&quot;draft&quot;);1;IF(EXACT([.H227];&quot;approval&quot;);2;IF(EXACT([.H22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number-columns-repeated="3"/>
          <table:table-cell table:formula="oooc:=IF(ISBLANK([.H228];&quot;approval&quot;);0;IF(EXACT([.H228];&quot;draft&quot;);1;IF(EXACT([.H228];&quot;approval&quot;);2;IF(EXACT([.H22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table-cell office:value-type="string">
            <text:p>email action</text:p>
          </table:table-cell>
          <table:table-cell table:style-name="ce5" office:value-type="string">
            <text:p>approval</text:p>
          </table:table-cell>
          <table:table-cell table:formula="oooc:=IF(ISBLANK([.H229];&quot;approval&quot;);0;IF(EXACT([.H229];&quot;draft&quot;);1;IF(EXACT([.H229];&quot;approval&quot;);2;IF(EXACT([.H22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number-columns-repeated="3"/>
          <table:table-cell table:formula="oooc:=IF(ISBLANK([.H230];&quot;approval&quot;);0;IF(EXACT([.H230];&quot;draft&quot;);1;IF(EXACT([.H230];&quot;approval&quot;);2;IF(EXACT([.H23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number-columns-repeated="3"/>
          <table:table-cell table:formula="oooc:=IF(ISBLANK([.H231];&quot;approval&quot;);0;IF(EXACT([.H231];&quot;draft&quot;);1;IF(EXACT([.H231];&quot;approval&quot;);2;IF(EXACT([.H23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number-columns-repeated="3"/>
          <table:table-cell table:formula="oooc:=IF(ISBLANK([.H232];&quot;approval&quot;);0;IF(EXACT([.H232];&quot;draft&quot;);1;IF(EXACT([.H232];&quot;approval&quot;);2;IF(EXACT([.H232];&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number-columns-repeated="3"/>
          <table:table-cell table:formula="oooc:=IF(ISBLANK([.H233];&quot;approval&quot;);0;IF(EXACT([.H233];&quot;draft&quot;);1;IF(EXACT([.H233];&quot;approval&quot;);2;IF(EXACT([.H233];&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number-columns-repeated="3"/>
          <table:table-cell table:formula="oooc:=IF(ISBLANK([.H234];&quot;approval&quot;);0;IF(EXACT([.H234];&quot;draft&quot;);1;IF(EXACT([.H234];&quot;approval&quot;);2;IF(EXACT([.H234];&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number-columns-repeated="3"/>
          <table:table-cell table:formula="oooc:=IF(ISBLANK([.H235];&quot;approval&quot;);0;IF(EXACT([.H235];&quot;draft&quot;);1;IF(EXACT([.H235];&quot;approval&quot;);2;IF(EXACT([.H235];&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number-columns-repeated="3"/>
          <table:table-cell table:formula="oooc:=IF(ISBLANK([.H236];&quot;approval&quot;);0;IF(EXACT([.H236];&quot;draft&quot;);1;IF(EXACT([.H236];&quot;approval&quot;);2;IF(EXACT([.H236];&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number-columns-repeated="3"/>
          <table:table-cell table:formula="oooc:=IF(ISBLANK([.H237];&quot;approval&quot;);0;IF(EXACT([.H237];&quot;draft&quot;);1;IF(EXACT([.H237];&quot;approval&quot;);2;IF(EXACT([.H237];&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number-columns-repeated="3"/>
          <table:table-cell table:formula="oooc:=IF(ISBLANK([.H238];&quot;approval&quot;);0;IF(EXACT([.H238];&quot;draft&quot;);1;IF(EXACT([.H238];&quot;approval&quot;);2;IF(EXACT([.H238];&quot;final&quot;);3;0))))" office:value-type="float" office:value="0">
            <text:p>Err:508</text:p>
          </table:table-cell>
          <table:table-cell table:number-columns-repeated="247"/>
        </table:table-row>
        <table:table-row table:style-name="ro1">
          <table:table-cell office:value-type="string">
            <text:p>mimetypes</text:p>
          </table:table-cell>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number-columns-repeated="3"/>
          <table:table-cell table:formula="oooc:=IF(ISBLANK([.H239];&quot;approval&quot;);0;IF(EXACT([.H239];&quot;draft&quot;);1;IF(EXACT([.H239];&quot;approval&quot;);2;IF(EXACT([.H239];&quot;final&quot;);3;0))))" office:value-type="float" office:value="0">
            <text:p>Err:508</text:p>
          </table:table-cell>
          <table:table-cell table:number-columns-repeated="247"/>
        </table:table-row>
        <table:table-row table:style-name="ro1">
          <table:table-cell office:value-type="string">
            <text:p>place</text:p>
          </table:table-cell>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number-columns-repeated="3"/>
          <table:table-cell table:formula="oooc:=IF(ISBLANK([.H240];&quot;approval&quot;);0;IF(EXACT([.H240];&quot;draft&quot;);1;IF(EXACT([.H240];&quot;approval&quot;);2;IF(EXACT([.H240];&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number-columns-repeated="3"/>
          <table:table-cell table:formula="oooc:=IF(ISBLANK([.H241];&quot;approval&quot;);0;IF(EXACT([.H241];&quot;draft&quot;);1;IF(EXACT([.H241];&quot;approval&quot;);2;IF(EXACT([.H241];&quot;final&quot;);3;0))))" office:value-type="float" office:value="0">
            <text:p>Err:508</text:p>
          </table:table-cell>
          <table:table-cell table:number-columns-repeated="247"/>
        </table:table-row>
        <table:table-row table:style-name="ro1">
          <table:table-cell table:style-name="ce3" office:value-type="string">
            <text:p>Icons in Name Spec Which Do Not Exist in KDE</text:p>
          </table:table-cell>
          <table:table-cell table:style-name="ce3"/>
          <table:table-cell table:number-columns-repeated="6"/>
          <table:table-cell table:formula="oooc:=IF(ISBLANK([.H242];&quot;approval&quot;);0;IF(EXACT([.H242];&quot;draft&quot;);1;IF(EXACT([.H242];&quot;approval&quot;);2;IF(EXACT([.H242];&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number-columns-repeated="3"/>
          <table:table-cell table:formula="oooc:=IF(ISBLANK([.H243];&quot;approval&quot;);0;IF(EXACT([.H243];&quot;draft&quot;);1;IF(EXACT([.H243];&quot;approval&quot;);2;IF(EXACT([.H24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address-book-new</text:p>
          </table:table-cell>
          <table:table-cell/>
          <table:table-cell office:value-type="string">
            <text:p>The icon used for the action to create a new address book.</text:p>
          </table:table-cell>
          <table:table-cell table:number-columns-repeated="3"/>
          <table:table-cell table:formula="oooc:=IF(ISBLANK([.H244];&quot;approval&quot;);0;IF(EXACT([.H244];&quot;draft&quot;);1;IF(EXACT([.H244];&quot;approval&quot;);2;IF(EXACT([.H24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appointment-new</text:p>
          </table:table-cell>
          <table:table-cell/>
          <table:table-cell office:value-type="string">
            <text:p>The icon used for the action to create a new appointment in a calendaring application.</text:p>
          </table:table-cell>
          <table:table-cell table:number-columns-repeated="3"/>
          <table:table-cell table:formula="oooc:=IF(ISBLANK([.H245];&quot;approval&quot;);0;IF(EXACT([.H245];&quot;draft&quot;);1;IF(EXACT([.H245];&quot;approval&quot;);2;IF(EXACT([.H24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contact-new</text:p>
          </table:table-cell>
          <table:table-cell/>
          <table:table-cell office:value-type="string">
            <text:p>The icon used for the action to create a new contact in an address book application.</text:p>
          </table:table-cell>
          <table:table-cell table:number-columns-repeated="3"/>
          <table:table-cell table:formula="oooc:=IF(ISBLANK([.H246];&quot;approval&quot;);0;IF(EXACT([.H246];&quot;draft&quot;);1;IF(EXACT([.H246];&quot;approval&quot;);2;IF(EXACT([.H24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document-page-setup</text:p>
          </table:table-cell>
          <table:table-cell/>
          <table:table-cell office:value-type="string">
            <text:p>The icon for the page setup action of a document editor.</text:p>
          </table:table-cell>
          <table:table-cell table:number-columns-repeated="3"/>
          <table:table-cell table:formula="oooc:=IF(ISBLANK([.H247];&quot;approval&quot;);0;IF(EXACT([.H247];&quot;draft&quot;);1;IF(EXACT([.H247];&quot;approval&quot;);2;IF(EXACT([.H24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edit-find-replace</text:p>
          </table:table-cell>
          <table:table-cell/>
          <table:table-cell office:value-type="string">
            <text:p>The icon for the find and replace action.</text:p>
          </table:table-cell>
          <table:table-cell table:number-columns-repeated="3"/>
          <table:table-cell table:formula="oooc:=IF(ISBLANK([.H248];&quot;approval&quot;);0;IF(EXACT([.H248];&quot;draft&quot;);1;IF(EXACT([.H248];&quot;approval&quot;);2;IF(EXACT([.H24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edit-select-all</text:p>
          </table:table-cell>
          <table:table-cell/>
          <table:table-cell office:value-type="string">
            <text:p>The icon for the select all action.</text:p>
          </table:table-cell>
          <table:table-cell table:number-columns-repeated="3"/>
          <table:table-cell table:formula="oooc:=IF(ISBLANK([.H249];&quot;approval&quot;);0;IF(EXACT([.H249];&quot;draft&quot;);1;IF(EXACT([.H249];&quot;approval&quot;);2;IF(EXACT([.H24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text-direction-ltr</text:p>
          </table:table-cell>
          <table:table-cell/>
          <table:table-cell office:value-type="string">
            <text:p>The icon for the left-to-right text formatting action.</text:p>
          </table:table-cell>
          <table:table-cell table:number-columns-repeated="3"/>
          <table:table-cell table:formula="oooc:=IF(ISBLANK([.H250];&quot;approval&quot;);0;IF(EXACT([.H250];&quot;draft&quot;);1;IF(EXACT([.H250];&quot;approval&quot;);2;IF(EXACT([.H25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format-text-direction-rtl</text:p>
          </table:table-cell>
          <table:table-cell/>
          <table:table-cell office:value-type="string">
            <text:p>The icon for the right-to-left formatting action.</text:p>
          </table:table-cell>
          <table:table-cell table:number-columns-repeated="3"/>
          <table:table-cell table:formula="oooc:=IF(ISBLANK([.H251];&quot;approval&quot;);0;IF(EXACT([.H251];&quot;draft&quot;);1;IF(EXACT([.H251];&quot;approval&quot;);2;IF(EXACT([.H25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go-jump</text:p>
          </table:table-cell>
          <table:table-cell/>
          <table:table-cell office:value-type="string">
            <text:p>The icon for the jump to action.</text:p>
          </table:table-cell>
          <table:table-cell table:number-columns-repeated="3"/>
          <table:table-cell table:formula="oooc:=IF(ISBLANK([.H252];&quot;approval&quot;);0;IF(EXACT([.H252];&quot;draft&quot;);1;IF(EXACT([.H252];&quot;approval&quot;);2;IF(EXACT([.H252];&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help-about</text:p>
          </table:table-cell>
          <table:table-cell/>
          <table:table-cell office:value-type="string">
            <text:p>The icon for the About item in the Help menu.</text:p>
          </table:table-cell>
          <table:table-cell table:number-columns-repeated="3"/>
          <table:table-cell table:formula="oooc:=IF(ISBLANK([.H253];&quot;approval&quot;);0;IF(EXACT([.H253];&quot;draft&quot;);1;IF(EXACT([.H253];&quot;approval&quot;);2;IF(EXACT([.H25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help-faq</text:p>
          </table:table-cell>
          <table:table-cell/>
          <table:table-cell office:value-type="string">
            <text:p>The icon for the FAQ item in the Help menu.</text:p>
          </table:table-cell>
          <table:table-cell table:number-columns-repeated="3"/>
          <table:table-cell table:formula="oooc:=IF(ISBLANK([.H254];&quot;approval&quot;);0;IF(EXACT([.H254];&quot;draft&quot;);1;IF(EXACT([.H254];&quot;approval&quot;);2;IF(EXACT([.H254];&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insert-link</text:p>
          </table:table-cell>
          <table:table-cell/>
          <table:table-cell office:value-type="string">
            <text:p>The icon for the insert link action of an application.</text:p>
          </table:table-cell>
          <table:table-cell table:number-columns-repeated="3"/>
          <table:table-cell table:formula="oooc:=IF(ISBLANK([.H255];&quot;approval&quot;);0;IF(EXACT([.H255];&quot;draft&quot;);1;IF(EXACT([.H255];&quot;approval&quot;);2;IF(EXACT([.H255];&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insert-text</text:p>
          </table:table-cell>
          <table:table-cell/>
          <table:table-cell office:value-type="string">
            <text:p>The icon for the insert text action of an application.</text:p>
          </table:table-cell>
          <table:table-cell table:number-columns-repeated="3"/>
          <table:table-cell table:formula="oooc:=IF(ISBLANK([.H256];&quot;approval&quot;);0;IF(EXACT([.H256];&quot;draft&quot;);1;IF(EXACT([.H256];&quot;approval&quot;);2;IF(EXACT([.H256];&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mark-important</text:p>
          </table:table-cell>
          <table:table-cell/>
          <table:table-cell office:value-type="string">
            <text:p>The icon for the mark as important action of an electronic mail application.</text:p>
          </table:table-cell>
          <table:table-cell table:number-columns-repeated="3"/>
          <table:table-cell table:formula="oooc:=IF(ISBLANK([.H257];&quot;approval&quot;);0;IF(EXACT([.H257];&quot;draft&quot;);1;IF(EXACT([.H257];&quot;approval&quot;);2;IF(EXACT([.H257];&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mark-read</text:p>
          </table:table-cell>
          <table:table-cell/>
          <table:table-cell office:value-type="string">
            <text:p>The icon for the mark as read action of an electronic mail application.</text:p>
          </table:table-cell>
          <table:table-cell table:number-columns-repeated="3"/>
          <table:table-cell table:formula="oooc:=IF(ISBLANK([.H258];&quot;approval&quot;);0;IF(EXACT([.H258];&quot;draft&quot;);1;IF(EXACT([.H258];&quot;approval&quot;);2;IF(EXACT([.H258];&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mark-unread</text:p>
          </table:table-cell>
          <table:table-cell/>
          <table:table-cell office:value-type="string">
            <text:p>The icon for the mark as unread action of an electronic mail application.</text:p>
          </table:table-cell>
          <table:table-cell table:number-columns-repeated="3"/>
          <table:table-cell table:formula="oooc:=IF(ISBLANK([.H259];&quot;approval&quot;);0;IF(EXACT([.H259];&quot;draft&quot;);1;IF(EXACT([.H259];&quot;approval&quot;);2;IF(EXACT([.H259];&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mail-send-receive</text:p>
          </table:table-cell>
          <table:table-cell/>
          <table:table-cell office:value-type="string">
            <text:p>The icon for the send and receive action of an electronic mail application.</text:p>
          </table:table-cell>
          <table:table-cell table:number-columns-repeated="3"/>
          <table:table-cell table:formula="oooc:=IF(ISBLANK([.H260];&quot;approval&quot;);0;IF(EXACT([.H260];&quot;draft&quot;);1;IF(EXACT([.H260];&quot;approval&quot;);2;IF(EXACT([.H260];&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object-flip-horizontal</text:p>
          </table:table-cell>
          <table:table-cell/>
          <table:table-cell office:value-type="string">
            <text:p>The icon for the action to flip an object horizontally.</text:p>
          </table:table-cell>
          <table:table-cell table:number-columns-repeated="3"/>
          <table:table-cell table:formula="oooc:=IF(ISBLANK([.H261];&quot;approval&quot;);0;IF(EXACT([.H261];&quot;draft&quot;);1;IF(EXACT([.H261];&quot;approval&quot;);2;IF(EXACT([.H261];&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object-flip-vertical</text:p>
          </table:table-cell>
          <table:table-cell/>
          <table:table-cell office:value-type="string">
            <text:p>The icon for the action to flip an object vertically.</text:p>
          </table:table-cell>
          <table:table-cell table:number-columns-repeated="3"/>
          <table:table-cell table:formula="oooc:=IF(ISBLANK([.H262];&quot;approval&quot;);0;IF(EXACT([.H262];&quot;draft&quot;);1;IF(EXACT([.H262];&quot;approval&quot;);2;IF(EXACT([.H262];&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view-sort-ascending</text:p>
          </table:table-cell>
          <table:table-cell/>
          <table:table-cell office:value-type="string">
            <text:p>The icon used for the &lt;quote&gt;Sort Ascending&lt;/quote&gt; item in the application's &lt;quote&gt;View&lt;/quote&gt; menu, or in a button for changing the sort method for a list.</text:p>
          </table:table-cell>
          <table:table-cell table:number-columns-repeated="3"/>
          <table:table-cell table:formula="oooc:=IF(ISBLANK([.H263];&quot;approval&quot;);0;IF(EXACT([.H263];&quot;draft&quot;);1;IF(EXACT([.H263];&quot;approval&quot;);2;IF(EXACT([.H263];&quot;final&quot;);3;0))))" office:value-type="float" office:value="0">
            <text:p>Err:508</text:p>
          </table:table-cell>
          <table:table-cell table:number-columns-repeated="247"/>
        </table:table-row>
        <table:table-row table:style-name="ro1">
          <table:table-cell office:value-type="string">
            <text:p>actions</text:p>
          </table:table-cell>
          <table:table-cell/>
          <table:table-cell office:value-type="string">
            <text:p>view-sort-descending</text:p>
          </table:table-cell>
          <table:table-cell/>
          <table:table-cell office:value-type="string">
            <text:p>The icon used for the &lt;quote&gt;Sort Descending&lt;/quote&gt; item in the application's &lt;quote&gt;View&lt;/quote&gt; menu, or in a button for changing the sort method for a list.</text:p>
          </table:table-cell>
          <table:table-cell table:number-columns-repeated="3"/>
          <table:table-cell table:formula="oooc:=IF(ISBLANK([.H264];&quot;approval&quot;);0;IF(EXACT([.H264];&quot;draft&quot;);1;IF(EXACT([.H264];&quot;approval&quot;);2;IF(EXACT([.H264];&quot;final&quot;);3;0))))" office:value-type="float" office:value="0">
            <text:p>Err:508</text:p>
          </table:table-cell>
          <table:table-cell table:number-columns-repeated="247"/>
        </table:table-row>
        <table:table-row table:style-name="ro1">
          <table:table-cell office:value-type="string">
            <text:p>animation</text:p>
          </table:table-cell>
          <table:table-cell/>
          <table:table-cell office:value-type="string">
            <text:p>process-working</text:p>
          </table:table-cell>
          <table:table-cell/>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number-columns-repeated="3"/>
          <table:table-cell table:formula="oooc:=IF(ISBLANK([.H265];&quot;approval&quot;);0;IF(EXACT([.H265];&quot;draft&quot;);1;IF(EXACT([.H265];&quot;approval&quot;);2;IF(EXACT([.H265];&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accessories-calculator</text:p>
          </table:table-cell>
          <table:table-cell/>
          <table:table-cell office:value-type="string">
            <text:p>The icon used for the desktop's calculator accessory program.</text:p>
          </table:table-cell>
          <table:table-cell table:number-columns-repeated="3"/>
          <table:table-cell table:formula="oooc:=IF(ISBLANK([.H266];&quot;approval&quot;);0;IF(EXACT([.H266];&quot;draft&quot;);1;IF(EXACT([.H266];&quot;approval&quot;);2;IF(EXACT([.H266];&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accessories-character-map</text:p>
          </table:table-cell>
          <table:table-cell/>
          <table:table-cell office:value-type="string">
            <text:p>The icon used for the desktop's international and extended text character accessory program.</text:p>
          </table:table-cell>
          <table:table-cell table:number-columns-repeated="3"/>
          <table:table-cell table:formula="oooc:=IF(ISBLANK([.H267];&quot;approval&quot;);0;IF(EXACT([.H267];&quot;draft&quot;);1;IF(EXACT([.H267];&quot;approval&quot;);2;IF(EXACT([.H267];&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accessories-dictionary</text:p>
          </table:table-cell>
          <table:table-cell/>
          <table:table-cell office:value-type="string">
            <text:p>The icon used for the desktop's dictionary accessory program.</text:p>
          </table:table-cell>
          <table:table-cell table:number-columns-repeated="3"/>
          <table:table-cell table:formula="oooc:=IF(ISBLANK([.H268];&quot;approval&quot;);0;IF(EXACT([.H268];&quot;draft&quot;);1;IF(EXACT([.H268];&quot;approval&quot;);2;IF(EXACT([.H268];&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accessories-text-editor</text:p>
          </table:table-cell>
          <table:table-cell/>
          <table:table-cell office:value-type="string">
            <text:p>The icon used for the desktop's text editing accessory program.</text:p>
          </table:table-cell>
          <table:table-cell table:number-columns-repeated="3"/>
          <table:table-cell table:formula="oooc:=IF(ISBLANK([.H269];&quot;approval&quot;);0;IF(EXACT([.H269];&quot;draft&quot;);1;IF(EXACT([.H269];&quot;approval&quot;);2;IF(EXACT([.H269];&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help-browser</text:p>
          </table:table-cell>
          <table:table-cell/>
          <table:table-cell office:value-type="string">
            <text:p>The icon used for the desktop's help browsing application.</text:p>
          </table:table-cell>
          <table:table-cell table:number-columns-repeated="3"/>
          <table:table-cell table:formula="oooc:=IF(ISBLANK([.H270];&quot;approval&quot;);0;IF(EXACT([.H270];&quot;draft&quot;);1;IF(EXACT([.H270];&quot;approval&quot;);2;IF(EXACT([.H270];&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multimedia-volume-control</text:p>
          </table:table-cell>
          <table:table-cell/>
          <table:table-cell office:value-type="string">
            <text:p>The icon used for the desktop's hardware volume control application.</text:p>
          </table:table-cell>
          <table:table-cell table:number-columns-repeated="3"/>
          <table:table-cell table:formula="oooc:=IF(ISBLANK([.H271];&quot;approval&quot;);0;IF(EXACT([.H271];&quot;draft&quot;);1;IF(EXACT([.H271];&quot;approval&quot;);2;IF(EXACT([.H271];&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preferences-desktop-multimedia</text:p>
          </table:table-cell>
          <table:table-cell/>
          <table:table-cell office:value-type="string">
            <text:p>The icon used for the desktop's multimedia preferences.</text:p>
          </table:table-cell>
          <table:table-cell table:number-columns-repeated="3"/>
          <table:table-cell table:formula="oooc:=IF(ISBLANK([.H272];&quot;approval&quot;);0;IF(EXACT([.H272];&quot;draft&quot;);1;IF(EXACT([.H272];&quot;approval&quot;);2;IF(EXACT([.H272];&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system-software-update</text:p>
          </table:table-cell>
          <table:table-cell/>
          <table:table-cell office:value-type="string">
            <text:p>The icon used for the desktop's software updating application.</text:p>
          </table:table-cell>
          <table:table-cell table:number-columns-repeated="3"/>
          <table:table-cell table:formula="oooc:=IF(ISBLANK([.H273];&quot;approval&quot;);0;IF(EXACT([.H273];&quot;draft&quot;);1;IF(EXACT([.H273];&quot;approval&quot;);2;IF(EXACT([.H273];&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utilities-system-monitor</text:p>
          </table:table-cell>
          <table:table-cell/>
          <table:table-cell office:value-type="string">
            <text:p>The icon used for the desktop's system resource monitor application.</text:p>
          </table:table-cell>
          <table:table-cell table:number-columns-repeated="3"/>
          <table:table-cell table:formula="oooc:=IF(ISBLANK([.H274];&quot;approval&quot;);0;IF(EXACT([.H274];&quot;draft&quot;);1;IF(EXACT([.H274];&quot;approval&quot;);2;IF(EXACT([.H274];&quot;final&quot;);3;0))))" office:value-type="float" office:value="0">
            <text:p>Err:508</text:p>
          </table:table-cell>
          <table:table-cell table:number-columns-repeated="247"/>
        </table:table-row>
        <table:table-row table:style-name="ro1">
          <table:table-cell office:value-type="string">
            <text:p>apps</text:p>
          </table:table-cell>
          <table:table-cell/>
          <table:table-cell office:value-type="string">
            <text:p>utilities-terminal</text:p>
          </table:table-cell>
          <table:table-cell/>
          <table:table-cell office:value-type="string">
            <text:p>The icon used for the desktop's terminal emulation application.</text:p>
          </table:table-cell>
          <table:table-cell table:number-columns-repeated="3"/>
          <table:table-cell table:formula="oooc:=IF(ISBLANK([.H275];&quot;approval&quot;);0;IF(EXACT([.H275];&quot;draft&quot;);1;IF(EXACT([.H275];&quot;approval&quot;);2;IF(EXACT([.H275];&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engineering</text:p>
          </table:table-cell>
          <table:table-cell/>
          <table:table-cell office:value-type="string">
            <text:p>The icon for the &lt;quote&gt;Engineering&lt;/quote&gt; sub-menu of the Programs menu.</text:p>
          </table:table-cell>
          <table:table-cell table:number-columns-repeated="3"/>
          <table:table-cell table:formula="oooc:=IF(ISBLANK([.H276];&quot;approval&quot;);0;IF(EXACT([.H276];&quot;draft&quot;);1;IF(EXACT([.H276];&quot;approval&quot;);2;IF(EXACT([.H276];&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other</text:p>
          </table:table-cell>
          <table:table-cell/>
          <table:table-cell office:value-type="string">
            <text:p>The icon for the &lt;quote&gt;Other&lt;/quote&gt; sub-menu of the Programs menu.</text:p>
          </table:table-cell>
          <table:table-cell table:number-columns-repeated="3"/>
          <table:table-cell table:formula="oooc:=IF(ISBLANK([.H277];&quot;approval&quot;);0;IF(EXACT([.H277];&quot;draft&quot;);1;IF(EXACT([.H277];&quot;approval&quot;);2;IF(EXACT([.H277];&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applications-science</text:p>
          </table:table-cell>
          <table:table-cell/>
          <table:table-cell office:value-type="string">
            <text:p>The icon for the &lt;quote&gt;Science&lt;/quote&gt; sub-menu of the Programs menu.</text:p>
          </table:table-cell>
          <table:table-cell table:number-columns-repeated="3"/>
          <table:table-cell table:formula="oooc:=IF(ISBLANK([.H278];&quot;approval&quot;);0;IF(EXACT([.H278];&quot;draft&quot;);1;IF(EXACT([.H278];&quot;approval&quot;);2;IF(EXACT([.H278];&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other</text:p>
          </table:table-cell>
          <table:table-cell/>
          <table:table-cell office:value-type="string">
            <text:p>The icon for the &lt;quote&gt;Other&lt;/quote&gt; preferences category.</text:p>
          </table:table-cell>
          <table:table-cell table:number-columns-repeated="3"/>
          <table:table-cell table:formula="oooc:=IF(ISBLANK([.H279];&quot;approval&quot;);0;IF(EXACT([.H279];&quot;draft&quot;);1;IF(EXACT([.H279];&quot;approval&quot;);2;IF(EXACT([.H279];&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system</text:p>
          </table:table-cell>
          <table:table-cell/>
          <table:table-cell office:value-type="string">
            <text:p>The icon for the &lt;quote&gt;System Preferences&lt;/quote&gt; category.</text:p>
          </table:table-cell>
          <table:table-cell table:number-columns-repeated="3"/>
          <table:table-cell table:formula="oooc:=IF(ISBLANK([.H280];&quot;approval&quot;);0;IF(EXACT([.H280];&quot;draft&quot;);1;IF(EXACT([.H280];&quot;approval&quot;);2;IF(EXACT([.H280];&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preferences-system-network</text:p>
          </table:table-cell>
          <table:table-cell/>
          <table:table-cell office:value-type="string">
            <text:p>The icon for the &lt;quote&gt;Network&lt;/quote&gt; sub-category of the &lt;quote&gt;System Preferences&lt;/quote&gt; category.</text:p>
          </table:table-cell>
          <table:table-cell table:number-columns-repeated="3"/>
          <table:table-cell table:formula="oooc:=IF(ISBLANK([.H281];&quot;approval&quot;);0;IF(EXACT([.H281];&quot;draft&quot;);1;IF(EXACT([.H281];&quot;approval&quot;);2;IF(EXACT([.H281];&quot;final&quot;);3;0))))" office:value-type="float" office:value="0">
            <text:p>Err:508</text:p>
          </table:table-cell>
          <table:table-cell table:number-columns-repeated="247"/>
        </table:table-row>
        <table:table-row table:style-name="ro1">
          <table:table-cell office:value-type="string">
            <text:p>category</text:p>
          </table:table-cell>
          <table:table-cell/>
          <table:table-cell office:value-type="string">
            <text:p>system-help</text:p>
          </table:table-cell>
          <table:table-cell/>
          <table:table-cell office:value-type="string">
            <text:p>The icon for the &lt;quote&gt;Help&lt;/quote&gt; system category.</text:p>
          </table:table-cell>
          <table:table-cell table:number-columns-repeated="3"/>
          <table:table-cell table:formula="oooc:=IF(ISBLANK([.H282];&quot;approval&quot;);0;IF(EXACT([.H282];&quot;draft&quot;);1;IF(EXACT([.H282];&quot;approval&quot;);2;IF(EXACT([.H282];&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audio-card</text:p>
          </table:table-cell>
          <table:table-cell/>
          <table:table-cell office:value-type="string">
            <text:p>The icon used for the audio rendering device.</text:p>
          </table:table-cell>
          <table:table-cell table:number-columns-repeated="3"/>
          <table:table-cell table:formula="oooc:=IF(ISBLANK([.H283];&quot;approval&quot;);0;IF(EXACT([.H283];&quot;draft&quot;);1;IF(EXACT([.H283];&quot;approval&quot;);2;IF(EXACT([.H283];&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audio-input-microphone</text:p>
          </table:table-cell>
          <table:table-cell/>
          <table:table-cell office:value-type="string">
            <text:p>The icon used for the microphone audio input device.</text:p>
          </table:table-cell>
          <table:table-cell table:number-columns-repeated="3"/>
          <table:table-cell table:formula="oooc:=IF(ISBLANK([.H284];&quot;approval&quot;);0;IF(EXACT([.H284];&quot;draft&quot;);1;IF(EXACT([.H284];&quot;approval&quot;);2;IF(EXACT([.H284];&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camera-video</text:p>
          </table:table-cell>
          <table:table-cell/>
          <table:table-cell office:value-type="string">
            <text:p>The icon used for a video or web camera.</text:p>
          </table:table-cell>
          <table:table-cell table:number-columns-repeated="3"/>
          <table:table-cell table:formula="oooc:=IF(ISBLANK([.H285];&quot;approval&quot;);0;IF(EXACT([.H285];&quot;draft&quot;);1;IF(EXACT([.H285];&quot;approval&quot;);2;IF(EXACT([.H285];&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media-tape</text:p>
          </table:table-cell>
          <table:table-cell/>
          <table:table-cell office:value-type="string">
            <text:p>The icon used for generic physical tape media.</text:p>
          </table:table-cell>
          <table:table-cell table:number-columns-repeated="3"/>
          <table:table-cell table:formula="oooc:=IF(ISBLANK([.H286];&quot;approval&quot;);0;IF(EXACT([.H286];&quot;draft&quot;);1;IF(EXACT([.H286];&quot;approval&quot;);2;IF(EXACT([.H286];&quot;final&quot;);3;0))))" office:value-type="float" office:value="0">
            <text:p>Err:508</text:p>
          </table:table-cell>
          <table:table-cell table:number-columns-repeated="247"/>
        </table:table-row>
        <table:table-row table:style-name="ro1">
          <table:table-cell office:value-type="string">
            <text:p>device</text:p>
          </table:table-cell>
          <table:table-cell/>
          <table:table-cell office:value-type="string">
            <text:p>modem</text:p>
          </table:table-cell>
          <table:table-cell/>
          <table:table-cell office:value-type="string">
            <text:p>The icon used for modem devices.</text:p>
          </table:table-cell>
          <table:table-cell table:number-columns-repeated="3"/>
          <table:table-cell table:formula="oooc:=IF(ISBLANK([.H287];&quot;approval&quot;);0;IF(EXACT([.H287];&quot;draft&quot;);1;IF(EXACT([.H287];&quot;approval&quot;);2;IF(EXACT([.H287];&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H288];&quot;approval&quot;);0;IF(EXACT([.H288];&quot;draft&quot;);1;IF(EXACT([.H288];&quot;approval&quot;);2;IF(EXACT([.H288];&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H289];&quot;approval&quot;);0;IF(EXACT([.H289];&quot;draft&quot;);1;IF(EXACT([.H289];&quot;approval&quot;);2;IF(EXACT([.H289];&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documents</text:p>
          </table:table-cell>
          <table:table-cell/>
          <table:table-cell office:value-type="string">
            <text:p>The icon used as an emblem for the directory where a user's documents are stored.</text:p>
          </table:table-cell>
          <table:table-cell table:number-columns-repeated="3"/>
          <table:table-cell table:formula="oooc:=IF(ISBLANK([.H290];&quot;approval&quot;);0;IF(EXACT([.H290];&quot;draft&quot;);1;IF(EXACT([.H290];&quot;approval&quot;);2;IF(EXACT([.H290];&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downloads</text:p>
          </table:table-cell>
          <table:table-cell/>
          <table:table-cell office:value-type="string">
            <text:p>The icon used as an emblem for the directory where a user's downloads from the internet are stored.</text:p>
          </table:table-cell>
          <table:table-cell table:number-columns-repeated="3"/>
          <table:table-cell table:formula="oooc:=IF(ISBLANK([.H291];&quot;approval&quot;);0;IF(EXACT([.H291];&quot;draft&quot;);1;IF(EXACT([.H291];&quot;approval&quot;);2;IF(EXACT([.H291];&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favorite</text:p>
          </table:table-cell>
          <table:table-cell/>
          <table:table-cell office:value-type="string">
            <text:p>The icon used as an emblem for files and directories that the user marks as favorites.</text:p>
          </table:table-cell>
          <table:table-cell table:number-columns-repeated="3"/>
          <table:table-cell table:formula="oooc:=IF(ISBLANK([.H292];&quot;approval&quot;);0;IF(EXACT([.H292];&quot;draft&quot;);1;IF(EXACT([.H292];&quot;approval&quot;);2;IF(EXACT([.H292];&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important</text:p>
          </table:table-cell>
          <table:table-cell/>
          <table:table-cell office:value-type="string">
            <text:p>The icon used as an emblem for files and directories that are marked as important by the user.</text:p>
          </table:table-cell>
          <table:table-cell table:number-columns-repeated="3"/>
          <table:table-cell table:formula="oooc:=IF(ISBLANK([.H293];&quot;approval&quot;);0;IF(EXACT([.H293];&quot;draft&quot;);1;IF(EXACT([.H293];&quot;approval&quot;);2;IF(EXACT([.H293];&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mail</text:p>
          </table:table-cell>
          <table:table-cell/>
          <table:table-cell office:value-type="string">
            <text:p>The icon used as an emblem to specify the directory where the user's electronic mail is stored.</text:p>
          </table:table-cell>
          <table:table-cell table:number-columns-repeated="3"/>
          <table:table-cell table:formula="oooc:=IF(ISBLANK([.H294];&quot;approval&quot;);0;IF(EXACT([.H294];&quot;draft&quot;);1;IF(EXACT([.H294];&quot;approval&quot;);2;IF(EXACT([.H294];&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photos</text:p>
          </table:table-cell>
          <table:table-cell/>
          <table:table-cell office:value-type="string">
            <text:p>The icon used as an emblem to specify the directory where the user stores photographs.</text:p>
          </table:table-cell>
          <table:table-cell table:number-columns-repeated="3"/>
          <table:table-cell table:formula="oooc:=IF(ISBLANK([.H295];&quot;approval&quot;);0;IF(EXACT([.H295];&quot;draft&quot;);1;IF(EXACT([.H295];&quot;approval&quot;);2;IF(EXACT([.H295];&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readonly</text:p>
          </table:table-cell>
          <table:table-cell/>
          <table:table-cell office:value-type="string">
            <text:p>The icon used as an emblem for files and directories which can not be written to by the user.</text:p>
          </table:table-cell>
          <table:table-cell table:number-columns-repeated="3"/>
          <table:table-cell table:formula="oooc:=IF(ISBLANK([.H296];&quot;approval&quot;);0;IF(EXACT([.H296];&quot;draft&quot;);1;IF(EXACT([.H296];&quot;approval&quot;);2;IF(EXACT([.H296];&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shared</text:p>
          </table:table-cell>
          <table:table-cell/>
          <table:table-cell office:value-type="string">
            <text:p>The icon used as an emblem for files and directories that are shared to other users.</text:p>
          </table:table-cell>
          <table:table-cell table:number-columns-repeated="3"/>
          <table:table-cell table:formula="oooc:=IF(ISBLANK([.H297];&quot;approval&quot;);0;IF(EXACT([.H297];&quot;draft&quot;);1;IF(EXACT([.H297];&quot;approval&quot;);2;IF(EXACT([.H297];&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symbolic-link</text:p>
          </table:table-cell>
          <table:table-cell/>
          <table:table-cell office:value-type="string">
            <text:p>The icon used as an emblem for files and direcotires that are links to other files or directories on the filesystem.</text:p>
          </table:table-cell>
          <table:table-cell table:number-columns-repeated="3"/>
          <table:table-cell table:formula="oooc:=IF(ISBLANK([.H298];&quot;approval&quot;);0;IF(EXACT([.H298];&quot;draft&quot;);1;IF(EXACT([.H298];&quot;approval&quot;);2;IF(EXACT([.H298];&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synchronized</text:p>
          </table:table-cell>
          <table:table-cell/>
          <table:table-cell office:value-type="string">
            <text:p>The icon used as an emblem for files or directories that are configured to be synchronized to another device.</text:p>
          </table:table-cell>
          <table:table-cell table:number-columns-repeated="3"/>
          <table:table-cell table:formula="oooc:=IF(ISBLANK([.H299];&quot;approval&quot;);0;IF(EXACT([.H299];&quot;draft&quot;);1;IF(EXACT([.H299];&quot;approval&quot;);2;IF(EXACT([.H299];&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system</text:p>
          </table:table-cell>
          <table:table-cell/>
          <table:table-cell office:value-type="string">
            <text:p>The icon used as an emblem for directories that contain system libraries, settings, and data.</text:p>
          </table:table-cell>
          <table:table-cell table:number-columns-repeated="3"/>
          <table:table-cell table:formula="oooc:=IF(ISBLANK([.H300];&quot;approval&quot;);0;IF(EXACT([.H300];&quot;draft&quot;);1;IF(EXACT([.H300];&quot;approval&quot;);2;IF(EXACT([.H300];&quot;final&quot;);3;0))))" office:value-type="float" office:value="0">
            <text:p>Err:508</text:p>
          </table:table-cell>
          <table:table-cell table:number-columns-repeated="247"/>
        </table:table-row>
        <table:table-row table:style-name="ro1">
          <table:table-cell office:value-type="string">
            <text:p>emblem</text:p>
          </table:table-cell>
          <table:table-cell/>
          <table:table-cell office:value-type="string">
            <text:p>emblem-unreadable</text:p>
          </table:table-cell>
          <table:table-cell/>
          <table:table-cell office:value-type="string">
            <text:p>The icon used as an emblem for files and directories that are inaccessible.</text:p>
          </table:table-cell>
          <table:table-cell table:number-columns-repeated="3"/>
          <table:table-cell table:formula="oooc:=IF(ISBLANK([.H301];&quot;approval&quot;);0;IF(EXACT([.H301];&quot;draft&quot;);1;IF(EXACT([.H301];&quot;approval&quot;);2;IF(EXACT([.H301];&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angel</text:p>
          </table:table-cell>
          <table:table-cell/>
          <table:table-cell office:value-type="string">
            <text:p>The icon used for the 0:-) emote.</text:p>
          </table:table-cell>
          <table:table-cell table:number-columns-repeated="3"/>
          <table:table-cell table:formula="oooc:=IF(ISBLANK([.H302];&quot;approval&quot;);0;IF(EXACT([.H302];&quot;draft&quot;);1;IF(EXACT([.H302];&quot;approval&quot;);2;IF(EXACT([.H302];&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crying</text:p>
          </table:table-cell>
          <table:table-cell/>
          <table:table-cell office:value-type="string">
            <text:p>The icon used for the :'( emote.</text:p>
          </table:table-cell>
          <table:table-cell table:number-columns-repeated="3"/>
          <table:table-cell table:formula="oooc:=IF(ISBLANK([.H303];&quot;approval&quot;);0;IF(EXACT([.H303];&quot;draft&quot;);1;IF(EXACT([.H303];&quot;approval&quot;);2;IF(EXACT([.H303];&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devil-grin</text:p>
          </table:table-cell>
          <table:table-cell/>
          <table:table-cell office:value-type="string">
            <text:p>The icon used for the &gt;:-) emote.</text:p>
          </table:table-cell>
          <table:table-cell table:number-columns-repeated="3"/>
          <table:table-cell table:formula="oooc:=IF(ISBLANK([.H304];&quot;approval&quot;);0;IF(EXACT([.H304];&quot;draft&quot;);1;IF(EXACT([.H304];&quot;approval&quot;);2;IF(EXACT([.H304];&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devil-sad</text:p>
          </table:table-cell>
          <table:table-cell/>
          <table:table-cell office:value-type="string">
            <text:p>The icon used for the &gt;:-( emote.</text:p>
          </table:table-cell>
          <table:table-cell table:number-columns-repeated="3"/>
          <table:table-cell table:formula="oooc:=IF(ISBLANK([.H305];&quot;approval&quot;);0;IF(EXACT([.H305];&quot;draft&quot;);1;IF(EXACT([.H305];&quot;approval&quot;);2;IF(EXACT([.H305];&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glasses</text:p>
          </table:table-cell>
          <table:table-cell/>
          <table:table-cell office:value-type="string">
            <text:p>The icon used for the B-) emote.</text:p>
          </table:table-cell>
          <table:table-cell table:number-columns-repeated="3"/>
          <table:table-cell table:formula="oooc:=IF(ISBLANK([.H306];&quot;approval&quot;);0;IF(EXACT([.H306];&quot;draft&quot;);1;IF(EXACT([.H306];&quot;approval&quot;);2;IF(EXACT([.H306];&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kiss</text:p>
          </table:table-cell>
          <table:table-cell/>
          <table:table-cell office:value-type="string">
            <text:p>The icon used for the :-* emote.</text:p>
          </table:table-cell>
          <table:table-cell table:number-columns-repeated="3"/>
          <table:table-cell table:formula="oooc:=IF(ISBLANK([.H307];&quot;approval&quot;);0;IF(EXACT([.H307];&quot;draft&quot;);1;IF(EXACT([.H307];&quot;approval&quot;);2;IF(EXACT([.H307];&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monkey</text:p>
          </table:table-cell>
          <table:table-cell/>
          <table:table-cell office:value-type="string">
            <text:p>The icon used for the :-(|) emote.</text:p>
          </table:table-cell>
          <table:table-cell table:number-columns-repeated="3"/>
          <table:table-cell table:formula="oooc:=IF(ISBLANK([.H308];&quot;approval&quot;);0;IF(EXACT([.H308];&quot;draft&quot;);1;IF(EXACT([.H308];&quot;approval&quot;);2;IF(EXACT([.H308];&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plain</text:p>
          </table:table-cell>
          <table:table-cell/>
          <table:table-cell office:value-type="string">
            <text:p>The icon used for the :-| emote.</text:p>
          </table:table-cell>
          <table:table-cell table:number-columns-repeated="3"/>
          <table:table-cell table:formula="oooc:=IF(ISBLANK([.H309];&quot;approval&quot;);0;IF(EXACT([.H309];&quot;draft&quot;);1;IF(EXACT([.H309];&quot;approval&quot;);2;IF(EXACT([.H309];&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sad</text:p>
          </table:table-cell>
          <table:table-cell/>
          <table:table-cell office:value-type="string">
            <text:p>The icon used for the :-( emote.</text:p>
          </table:table-cell>
          <table:table-cell table:number-columns-repeated="3"/>
          <table:table-cell table:formula="oooc:=IF(ISBLANK([.H310];&quot;approval&quot;);0;IF(EXACT([.H310];&quot;draft&quot;);1;IF(EXACT([.H310];&quot;approval&quot;);2;IF(EXACT([.H310];&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smile</text:p>
          </table:table-cell>
          <table:table-cell/>
          <table:table-cell office:value-type="string">
            <text:p>The icon used for the :-) emote.</text:p>
          </table:table-cell>
          <table:table-cell table:number-columns-repeated="3"/>
          <table:table-cell table:formula="oooc:=IF(ISBLANK([.H311];&quot;approval&quot;);0;IF(EXACT([.H311];&quot;draft&quot;);1;IF(EXACT([.H311];&quot;approval&quot;);2;IF(EXACT([.H311];&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H312];&quot;approval&quot;);0;IF(EXACT([.H312];&quot;draft&quot;);1;IF(EXACT([.H312];&quot;approval&quot;);2;IF(EXACT([.H312];&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H313];&quot;approval&quot;);0;IF(EXACT([.H313];&quot;draft&quot;);1;IF(EXACT([.H313];&quot;approval&quot;);2;IF(EXACT([.H313];&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smirk</text:p>
          </table:table-cell>
          <table:table-cell/>
          <table:table-cell office:value-type="string">
            <text:p>The icon used for the :-! emote.</text:p>
          </table:table-cell>
          <table:table-cell table:number-columns-repeated="3"/>
          <table:table-cell table:formula="oooc:=IF(ISBLANK([.H314];&quot;approval&quot;);0;IF(EXACT([.H314];&quot;draft&quot;);1;IF(EXACT([.H314];&quot;approval&quot;);2;IF(EXACT([.H314];&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surprise</text:p>
          </table:table-cell>
          <table:table-cell/>
          <table:table-cell office:value-type="string">
            <text:p>The icon used for the :-0 emote.</text:p>
          </table:table-cell>
          <table:table-cell table:number-columns-repeated="3"/>
          <table:table-cell table:formula="oooc:=IF(ISBLANK([.H315];&quot;approval&quot;);0;IF(EXACT([.H315];&quot;draft&quot;);1;IF(EXACT([.H315];&quot;approval&quot;);2;IF(EXACT([.H315];&quot;final&quot;);3;0))))" office:value-type="float" office:value="0">
            <text:p>Err:508</text:p>
          </table:table-cell>
          <table:table-cell table:number-columns-repeated="247"/>
        </table:table-row>
        <table:table-row table:style-name="ro1">
          <table:table-cell office:value-type="string">
            <text:p>emotion</text:p>
          </table:table-cell>
          <table:table-cell/>
          <table:table-cell office:value-type="string">
            <text:p>face-wink</text:p>
          </table:table-cell>
          <table:table-cell/>
          <table:table-cell office:value-type="string">
            <text:p>The icon used for the </text:p>
          </table:table-cell>
          <table:table-cell table:number-columns-repeated="3"/>
          <table:table-cell table:formula="oooc:=IF(ISBLANK([.H316];&quot;approval&quot;);0;IF(EXACT([.H316];&quot;draft&quot;);1;IF(EXACT([.H316];&quot;approval&quot;);2;IF(EXACT([.H316];&quot;final&quot;);3;0))))" office:value-type="float" office:value="0">
            <text:p>Err:508</text:p>
          </table:table-cell>
          <table:table-cell table:number-columns-repeated="247"/>
        </table:table-row>
        <table:table-row table:style-name="ro1">
          <table:table-cell office:value-type="string">
            <text:p>flag</text:p>
          </table:table-cell>
          <table:table-cell/>
          <table:table-cell office:value-type="string">
            <text:p>flag-aa</text:p>
          </table:table-cell>
          <table:table-cell/>
          <table:table-cell office:value-type="string">
            <text:p>The flag for the country with the ISO 3166 country code AA. All flags should use ISO 3166 two-letter country codes, in lowercase form, as the specifier for the country.</text:p>
          </table:table-cell>
          <table:table-cell table:number-columns-repeated="3"/>
          <table:table-cell table:formula="oooc:=IF(ISBLANK([.H317];&quot;approval&quot;);0;IF(EXACT([.H317];&quot;draft&quot;);1;IF(EXACT([.H317];&quot;approval&quot;);2;IF(EXACT([.H317];&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package-x-generic</text:p>
          </table:table-cell>
          <table:table-cell/>
          <table:table-cell office:value-type="string">
            <text:p>The icon used for generic package file types.</text:p>
          </table:table-cell>
          <table:table-cell table:number-columns-repeated="3"/>
          <table:table-cell table:formula="oooc:=IF(ISBLANK([.H318];&quot;approval&quot;);0;IF(EXACT([.H318];&quot;draft&quot;);1;IF(EXACT([.H318];&quot;approval&quot;);2;IF(EXACT([.H318];&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text-x-generic-template</text:p>
          </table:table-cell>
          <table:table-cell/>
          <table:table-cell office:value-type="string">
            <text:p>The icon used for generic text templates.</text:p>
          </table:table-cell>
          <table:table-cell table:number-columns-repeated="3"/>
          <table:table-cell table:formula="oooc:=IF(ISBLANK([.H319];&quot;approval&quot;);0;IF(EXACT([.H319];&quot;draft&quot;);1;IF(EXACT([.H319];&quot;approval&quot;);2;IF(EXACT([.H319];&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x-office-document</text:p>
          </table:table-cell>
          <table:table-cell/>
          <table:table-cell office:value-type="string">
            <text:p>The icon used for generic document and letter file types.</text:p>
          </table:table-cell>
          <table:table-cell table:number-columns-repeated="3"/>
          <table:table-cell table:formula="oooc:=IF(ISBLANK([.H320];&quot;approval&quot;);0;IF(EXACT([.H320];&quot;draft&quot;);1;IF(EXACT([.H320];&quot;approval&quot;);2;IF(EXACT([.H320];&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x-office-presentation</text:p>
          </table:table-cell>
          <table:table-cell/>
          <table:table-cell office:value-type="string">
            <text:p>The icon used for generic presentation file types.</text:p>
          </table:table-cell>
          <table:table-cell table:number-columns-repeated="3"/>
          <table:table-cell table:formula="oooc:=IF(ISBLANK([.H321];&quot;approval&quot;);0;IF(EXACT([.H321];&quot;draft&quot;);1;IF(EXACT([.H321];&quot;approval&quot;);2;IF(EXACT([.H321];&quot;final&quot;);3;0))))" office:value-type="float" office:value="0">
            <text:p>Err:508</text:p>
          </table:table-cell>
          <table:table-cell table:number-columns-repeated="247"/>
        </table:table-row>
        <table:table-row table:style-name="ro1">
          <table:table-cell office:value-type="string">
            <text:p>mime</text:p>
          </table:table-cell>
          <table:table-cell/>
          <table:table-cell office:value-type="string">
            <text:p>x-office-spreadsheet</text:p>
          </table:table-cell>
          <table:table-cell/>
          <table:table-cell office:value-type="string">
            <text:p>The icon used for generic spreadsheet file types.</text:p>
          </table:table-cell>
          <table:table-cell table:number-columns-repeated="3"/>
          <table:table-cell table:formula="oooc:=IF(ISBLANK([.H322];&quot;approval&quot;);0;IF(EXACT([.H322];&quot;draft&quot;);1;IF(EXACT([.H322];&quot;approval&quot;);2;IF(EXACT([.H322];&quot;final&quot;);3;0))))" office:value-type="float" office:value="0">
            <text:p>Err:508</text:p>
          </table:table-cell>
          <table:table-cell table:number-columns-repeated="247"/>
        </table:table-row>
        <table:table-row table:style-name="ro1">
          <table:table-cell office:value-type="string">
            <text:p>place</text:p>
          </table:table-cell>
          <table:table-cell/>
          <table:table-cell office:value-type="string">
            <text:p>start-here</text:p>
          </table:table-cell>
          <table:table-cell/>
          <table:table-cell office:value-type="string">
            <text:p>The icon used by the desktop's main menu for accessing places, applications, and other features.</text:p>
          </table:table-cell>
          <table:table-cell table:number-columns-repeated="3"/>
          <table:table-cell table:formula="oooc:=IF(ISBLANK([.H323];&quot;approval&quot;);0;IF(EXACT([.H323];&quot;draft&quot;);1;IF(EXACT([.H323];&quot;approval&quot;);2;IF(EXACT([.H323];&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appointment-missed</text:p>
          </table:table-cell>
          <table:table-cell/>
          <table:table-cell office:value-type="string">
            <text:p>The icon used when an appointment was missed.</text:p>
          </table:table-cell>
          <table:table-cell table:number-columns-repeated="3"/>
          <table:table-cell table:formula="oooc:=IF(ISBLANK([.H324];&quot;approval&quot;);0;IF(EXACT([.H324];&quot;draft&quot;);1;IF(EXACT([.H324];&quot;approval&quot;);2;IF(EXACT([.H324];&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appointment-soon</text:p>
          </table:table-cell>
          <table:table-cell/>
          <table:table-cell office:value-type="string">
            <text:p>The icon used when an appointment will occur soon.</text:p>
          </table:table-cell>
          <table:table-cell table:number-columns-repeated="3"/>
          <table:table-cell table:formula="oooc:=IF(ISBLANK([.H325];&quot;approval&quot;);0;IF(EXACT([.H325];&quot;draft&quot;);1;IF(EXACT([.H325];&quot;approval&quot;);2;IF(EXACT([.H325];&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audio-volume-high</text:p>
          </table:table-cell>
          <table:table-cell/>
          <table:table-cell office:value-type="string">
            <text:p>The icon used to indicate high audio volume.</text:p>
          </table:table-cell>
          <table:table-cell table:number-columns-repeated="3"/>
          <table:table-cell table:formula="oooc:=IF(ISBLANK([.H326];&quot;approval&quot;);0;IF(EXACT([.H326];&quot;draft&quot;);1;IF(EXACT([.H326];&quot;approval&quot;);2;IF(EXACT([.H326];&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audio-volume-low</text:p>
          </table:table-cell>
          <table:table-cell/>
          <table:table-cell office:value-type="string">
            <text:p>The icon used to indicate low audio volume.</text:p>
          </table:table-cell>
          <table:table-cell table:number-columns-repeated="3"/>
          <table:table-cell table:formula="oooc:=IF(ISBLANK([.H327];&quot;approval&quot;);0;IF(EXACT([.H327];&quot;draft&quot;);1;IF(EXACT([.H327];&quot;approval&quot;);2;IF(EXACT([.H327];&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audio-volume-medium</text:p>
          </table:table-cell>
          <table:table-cell/>
          <table:table-cell office:value-type="string">
            <text:p>The icon used to indicate medium audio volume.</text:p>
          </table:table-cell>
          <table:table-cell table:number-columns-repeated="3"/>
          <table:table-cell table:formula="oooc:=IF(ISBLANK([.H328];&quot;approval&quot;);0;IF(EXACT([.H328];&quot;draft&quot;);1;IF(EXACT([.H328];&quot;approval&quot;);2;IF(EXACT([.H328];&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audio-volume-muted</text:p>
          </table:table-cell>
          <table:table-cell/>
          <table:table-cell office:value-type="string">
            <text:p>The icon used to indicate the muted state for audio playback.</text:p>
          </table:table-cell>
          <table:table-cell table:number-columns-repeated="3"/>
          <table:table-cell table:formula="oooc:=IF(ISBLANK([.H329];&quot;approval&quot;);0;IF(EXACT([.H329];&quot;draft&quot;);1;IF(EXACT([.H329];&quot;approval&quot;);2;IF(EXACT([.H329];&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battery-caution</text:p>
          </table:table-cell>
          <table:table-cell/>
          <table:table-cell office:value-type="string">
            <text:p>The icon used when the battery is below 40%.</text:p>
          </table:table-cell>
          <table:table-cell table:number-columns-repeated="3"/>
          <table:table-cell table:formula="oooc:=IF(ISBLANK([.H330];&quot;approval&quot;);0;IF(EXACT([.H330];&quot;draft&quot;);1;IF(EXACT([.H330];&quot;approval&quot;);2;IF(EXACT([.H330];&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battery-low</text:p>
          </table:table-cell>
          <table:table-cell/>
          <table:table-cell office:value-type="string">
            <text:p>The icon used when the battery is below 20%.</text:p>
          </table:table-cell>
          <table:table-cell table:number-columns-repeated="3"/>
          <table:table-cell table:formula="oooc:=IF(ISBLANK([.H331];&quot;approval&quot;);0;IF(EXACT([.H331];&quot;draft&quot;);1;IF(EXACT([.H331];&quot;approval&quot;);2;IF(EXACT([.H331];&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dialog-password</text:p>
          </table:table-cell>
          <table:table-cell/>
          <table:table-cell office:value-type="string">
            <text:p>The icon used when a dialog requesting the authentication credentials for a user is opened.</text:p>
          </table:table-cell>
          <table:table-cell table:number-columns-repeated="3"/>
          <table:table-cell table:formula="oooc:=IF(ISBLANK([.H332];&quot;approval&quot;);0;IF(EXACT([.H332];&quot;draft&quot;);1;IF(EXACT([.H332];&quot;approval&quot;);2;IF(EXACT([.H332];&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folder-drag-accept</text:p>
          </table:table-cell>
          <table:table-cell/>
          <table:table-cell office:value-type="string">
            <text:p>The icon used for a folder while an object is being dragged onto it, that is of a type that the directory can contain.</text:p>
          </table:table-cell>
          <table:table-cell table:number-columns-repeated="3"/>
          <table:table-cell table:formula="oooc:=IF(ISBLANK([.H333];&quot;approval&quot;);0;IF(EXACT([.H333];&quot;draft&quot;);1;IF(EXACT([.H333];&quot;approval&quot;);2;IF(EXACT([.H333];&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folder-visiting</text:p>
          </table:table-cell>
          <table:table-cell/>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number-columns-repeated="3"/>
          <table:table-cell table:formula="oooc:=IF(ISBLANK([.H334];&quot;approval&quot;);0;IF(EXACT([.H334];&quot;draft&quot;);1;IF(EXACT([.H334];&quot;approval&quot;);2;IF(EXACT([.H334];&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image-loading</text:p>
          </table:table-cell>
          <table:table-cell/>
          <table:table-cell office:value-type="string">
            <text:p>The icon used when another image is being loaded, such as thumnails for larger images in the file manager.</text:p>
          </table:table-cell>
          <table:table-cell table:number-columns-repeated="3"/>
          <table:table-cell table:formula="oooc:=IF(ISBLANK([.H335];&quot;approval&quot;);0;IF(EXACT([.H335];&quot;draft&quot;);1;IF(EXACT([.H335];&quot;approval&quot;);2;IF(EXACT([.H335];&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image-missing</text:p>
          </table:table-cell>
          <table:table-cell/>
          <table:table-cell office:value-type="string">
            <text:p>The icon used when another image could not be loaded.</text:p>
          </table:table-cell>
          <table:table-cell table:number-columns-repeated="3"/>
          <table:table-cell table:formula="oooc:=IF(ISBLANK([.H336];&quot;approval&quot;);0;IF(EXACT([.H336];&quot;draft&quot;);1;IF(EXACT([.H336];&quot;approval&quot;);2;IF(EXACT([.H336];&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mail-attachment</text:p>
          </table:table-cell>
          <table:table-cell/>
          <table:table-cell office:value-type="string">
            <text:p>The icon used for an electronic mail that contains attachments.</text:p>
          </table:table-cell>
          <table:table-cell table:number-columns-repeated="3"/>
          <table:table-cell table:formula="oooc:=IF(ISBLANK([.H337];&quot;approval&quot;);0;IF(EXACT([.H337];&quot;draft&quot;);1;IF(EXACT([.H337];&quot;approval&quot;);2;IF(EXACT([.H337];&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mail-read</text:p>
          </table:table-cell>
          <table:table-cell/>
          <table:table-cell office:value-type="string">
            <text:p>The icon used for an electronic mail that is read.</text:p>
          </table:table-cell>
          <table:table-cell table:number-columns-repeated="3"/>
          <table:table-cell table:formula="oooc:=IF(ISBLANK([.H338];&quot;approval&quot;);0;IF(EXACT([.H338];&quot;draft&quot;);1;IF(EXACT([.H338];&quot;approval&quot;);2;IF(EXACT([.H338];&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mail-replied</text:p>
          </table:table-cell>
          <table:table-cell/>
          <table:table-cell office:value-type="string">
            <text:p>The icon used for an electronic mail that has been replied to.</text:p>
          </table:table-cell>
          <table:table-cell table:number-columns-repeated="3"/>
          <table:table-cell table:formula="oooc:=IF(ISBLANK([.H339];&quot;approval&quot;);0;IF(EXACT([.H339];&quot;draft&quot;);1;IF(EXACT([.H339];&quot;approval&quot;);2;IF(EXACT([.H339];&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mail-signed</text:p>
          </table:table-cell>
          <table:table-cell/>
          <table:table-cell office:value-type="string">
            <text:p>The icon used for an electronic mail that contains a signature.</text:p>
          </table:table-cell>
          <table:table-cell table:number-columns-repeated="3"/>
          <table:table-cell table:formula="oooc:=IF(ISBLANK([.H340];&quot;approval&quot;);0;IF(EXACT([.H340];&quot;draft&quot;);1;IF(EXACT([.H340];&quot;approval&quot;);2;IF(EXACT([.H340];&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H341];&quot;approval&quot;);0;IF(EXACT([.H341];&quot;draft&quot;);1;IF(EXACT([.H341];&quot;approval&quot;);2;IF(EXACT([.H341];&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H342];&quot;approval&quot;);0;IF(EXACT([.H342];&quot;draft&quot;);1;IF(EXACT([.H342];&quot;approval&quot;);2;IF(EXACT([.H342];&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mail-unread</text:p>
          </table:table-cell>
          <table:table-cell/>
          <table:table-cell office:value-type="string">
            <text:p>The icon used for an electronic mail that is unread.</text:p>
          </table:table-cell>
          <table:table-cell table:number-columns-repeated="3"/>
          <table:table-cell table:formula="oooc:=IF(ISBLANK([.H343];&quot;approval&quot;);0;IF(EXACT([.H343];&quot;draft&quot;);1;IF(EXACT([.H343];&quot;approval&quot;);2;IF(EXACT([.H343];&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media-playlist-repeat</text:p>
          </table:table-cell>
          <table:table-cell/>
          <table:table-cell office:value-type="string">
            <text:p>The icon for the repeat mode of a media player.</text:p>
          </table:table-cell>
          <table:table-cell table:number-columns-repeated="3"/>
          <table:table-cell table:formula="oooc:=IF(ISBLANK([.H344];&quot;approval&quot;);0;IF(EXACT([.H344];&quot;draft&quot;);1;IF(EXACT([.H344];&quot;approval&quot;);2;IF(EXACT([.H344];&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media-playlist-shuffle</text:p>
          </table:table-cell>
          <table:table-cell/>
          <table:table-cell office:value-type="string">
            <text:p>The icon for the shuffle mode of a media player.</text:p>
          </table:table-cell>
          <table:table-cell table:number-columns-repeated="3"/>
          <table:table-cell table:formula="oooc:=IF(ISBLANK([.H345];&quot;approval&quot;);0;IF(EXACT([.H345];&quot;draft&quot;);1;IF(EXACT([.H345];&quot;approval&quot;);2;IF(EXACT([.H345];&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network-error</text:p>
          </table:table-cell>
          <table:table-cell/>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number-columns-repeated="3"/>
          <table:table-cell table:formula="oooc:=IF(ISBLANK([.H346];&quot;approval&quot;);0;IF(EXACT([.H346];&quot;draft&quot;);1;IF(EXACT([.H346];&quot;approval&quot;);2;IF(EXACT([.H346];&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network-idle</text:p>
          </table:table-cell>
          <table:table-cell/>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number-columns-repeated="3"/>
          <table:table-cell table:formula="oooc:=IF(ISBLANK([.H347];&quot;approval&quot;);0;IF(EXACT([.H347];&quot;draft&quot;);1;IF(EXACT([.H347];&quot;approval&quot;);2;IF(EXACT([.H347];&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network-offline</text:p>
          </table:table-cell>
          <table:table-cell/>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number-columns-repeated="3"/>
          <table:table-cell table:formula="oooc:=IF(ISBLANK([.H348];&quot;approval&quot;);0;IF(EXACT([.H348];&quot;draft&quot;);1;IF(EXACT([.H348];&quot;approval&quot;);2;IF(EXACT([.H348];&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network-receive</text:p>
          </table:table-cell>
          <table:table-cell/>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number-columns-repeated="3"/>
          <table:table-cell table:formula="oooc:=IF(ISBLANK([.H349];&quot;approval&quot;);0;IF(EXACT([.H349];&quot;draft&quot;);1;IF(EXACT([.H349];&quot;approval&quot;);2;IF(EXACT([.H349];&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network-transmit</text:p>
          </table:table-cell>
          <table:table-cell/>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number-columns-repeated="3"/>
          <table:table-cell table:formula="oooc:=IF(ISBLANK([.H350];&quot;approval&quot;);0;IF(EXACT([.H350];&quot;draft&quot;);1;IF(EXACT([.H350];&quot;approval&quot;);2;IF(EXACT([.H350];&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network-transmit-receive</text:p>
          </table:table-cell>
          <table:table-cell/>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number-columns-repeated="3"/>
          <table:table-cell table:formula="oooc:=IF(ISBLANK([.H351];&quot;approval&quot;);0;IF(EXACT([.H351];&quot;draft&quot;);1;IF(EXACT([.H351];&quot;approval&quot;);2;IF(EXACT([.H351];&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printer-error</text:p>
          </table:table-cell>
          <table:table-cell/>
          <table:table-cell office:value-type="string">
            <text:p>The icon used when an error occurs while attempting to print. This icon should be the theme's printer device icon, with the theme's style element for errors, overlayed on top of the icon.</text:p>
          </table:table-cell>
          <table:table-cell table:number-columns-repeated="3"/>
          <table:table-cell table:formula="oooc:=IF(ISBLANK([.H352];&quot;approval&quot;);0;IF(EXACT([.H352];&quot;draft&quot;);1;IF(EXACT([.H352];&quot;approval&quot;);2;IF(EXACT([.H352];&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printer-printing</text:p>
          </table:table-cell>
          <table:table-cell/>
          <table:table-cell office:value-type="string">
            <text:p>The icon used while a print job is successfully being spooled to a printing device. This icon should be the theme's printer device icon, with a document emerging from the printing device.</text:p>
          </table:table-cell>
          <table:table-cell table:number-columns-repeated="3"/>
          <table:table-cell table:formula="oooc:=IF(ISBLANK([.H353];&quot;approval&quot;);0;IF(EXACT([.H353];&quot;draft&quot;);1;IF(EXACT([.H353];&quot;approval&quot;);2;IF(EXACT([.H353];&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security-high</text:p>
          </table:table-cell>
          <table:table-cell/>
          <table:table-cell office:value-type="string">
            <text:p>The icon used to indicate that the security level of a connection is known to be secure, using strong encryption and a valid certificate.</text:p>
          </table:table-cell>
          <table:table-cell table:number-columns-repeated="3"/>
          <table:table-cell table:formula="oooc:=IF(ISBLANK([.H354];&quot;approval&quot;);0;IF(EXACT([.H354];&quot;draft&quot;);1;IF(EXACT([.H354];&quot;approval&quot;);2;IF(EXACT([.H354];&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security-low</text:p>
          </table:table-cell>
          <table:table-cell/>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number-columns-repeated="3"/>
          <table:table-cell table:formula="oooc:=IF(ISBLANK([.H355];&quot;approval&quot;);0;IF(EXACT([.H355];&quot;draft&quot;);1;IF(EXACT([.H355];&quot;approval&quot;);2;IF(EXACT([.H355];&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security-medium</text:p>
          </table:table-cell>
          <table:table-cell/>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number-columns-repeated="3"/>
          <table:table-cell table:formula="oooc:=IF(ISBLANK([.H356];&quot;approval&quot;);0;IF(EXACT([.H356];&quot;draft&quot;);1;IF(EXACT([.H356];&quot;approval&quot;);2;IF(EXACT([.H356];&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software-update-available</text:p>
          </table:table-cell>
          <table:table-cell/>
          <table:table-cell office:value-type="string">
            <text:p>The icon used when an update is available for software installed on the computing device, through the system software update program.</text:p>
          </table:table-cell>
          <table:table-cell table:number-columns-repeated="3"/>
          <table:table-cell table:formula="oooc:=IF(ISBLANK([.H357];&quot;approval&quot;);0;IF(EXACT([.H357];&quot;draft&quot;);1;IF(EXACT([.H357];&quot;approval&quot;);2;IF(EXACT([.H357];&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software-update-urgent</text:p>
          </table:table-cell>
          <table:table-cell/>
          <table:table-cell office:value-type="string">
            <text:p>The icon used when an urgent update is available through the system software update program.</text:p>
          </table:table-cell>
          <table:table-cell table:number-columns-repeated="3"/>
          <table:table-cell table:formula="oooc:=IF(ISBLANK([.H358];&quot;approval&quot;);0;IF(EXACT([.H358];&quot;draft&quot;);1;IF(EXACT([.H358];&quot;approval&quot;);2;IF(EXACT([.H358];&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sync-error</text:p>
          </table:table-cell>
          <table:table-cell/>
          <table:table-cell office:value-type="string">
            <text:p>The icon used when an error occurs while attempting to synchronize data from the computing device, to another device.</text:p>
          </table:table-cell>
          <table:table-cell table:number-columns-repeated="3"/>
          <table:table-cell table:formula="oooc:=IF(ISBLANK([.H359];&quot;approval&quot;);0;IF(EXACT([.H359];&quot;draft&quot;);1;IF(EXACT([.H359];&quot;approval&quot;);2;IF(EXACT([.H359];&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sync-synchronizing</text:p>
          </table:table-cell>
          <table:table-cell/>
          <table:table-cell office:value-type="string">
            <text:p>The icon used while data is successfully synchronizing to another device.</text:p>
          </table:table-cell>
          <table:table-cell table:number-columns-repeated="3"/>
          <table:table-cell table:formula="oooc:=IF(ISBLANK([.H360];&quot;approval&quot;);0;IF(EXACT([.H360];&quot;draft&quot;);1;IF(EXACT([.H360];&quot;approval&quot;);2;IF(EXACT([.H360];&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task-due</text:p>
          </table:table-cell>
          <table:table-cell/>
          <table:table-cell office:value-type="string">
            <text:p>The icon used when a task is due soon.</text:p>
          </table:table-cell>
          <table:table-cell table:number-columns-repeated="3"/>
          <table:table-cell table:formula="oooc:=IF(ISBLANK([.H361];&quot;approval&quot;);0;IF(EXACT([.H361];&quot;draft&quot;);1;IF(EXACT([.H361];&quot;approval&quot;);2;IF(EXACT([.H361];&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task-passed-due</text:p>
          </table:table-cell>
          <table:table-cell/>
          <table:table-cell office:value-type="string">
            <text:p>The icon used when a task that was due, has been left incomplete.</text:p>
          </table:table-cell>
          <table:table-cell table:number-columns-repeated="3"/>
          <table:table-cell table:formula="oooc:=IF(ISBLANK([.H362];&quot;approval&quot;);0;IF(EXACT([.H362];&quot;draft&quot;);1;IF(EXACT([.H362];&quot;approval&quot;);2;IF(EXACT([.H362];&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user-away</text:p>
          </table:table-cell>
          <table:table-cell/>
          <table:table-cell office:value-type="string">
            <text:p>The icon used when a user on a chat network is away from their keyboard and the chat program.</text:p>
          </table:table-cell>
          <table:table-cell table:number-columns-repeated="3"/>
          <table:table-cell table:formula="oooc:=IF(ISBLANK([.H363];&quot;approval&quot;);0;IF(EXACT([.H363];&quot;draft&quot;);1;IF(EXACT([.H363];&quot;approval&quot;);2;IF(EXACT([.H363];&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user-idle</text:p>
          </table:table-cell>
          <table:table-cell/>
          <table:table-cell office:value-type="string">
            <text:p>The icon used when a user on a chat network has not been an active participant in any chats on the network, for an extended period of time.</text:p>
          </table:table-cell>
          <table:table-cell table:number-columns-repeated="3"/>
          <table:table-cell table:formula="oooc:=IF(ISBLANK([.H364];&quot;approval&quot;);0;IF(EXACT([.H364];&quot;draft&quot;);1;IF(EXACT([.H364];&quot;approval&quot;);2;IF(EXACT([.H364];&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user-offline</text:p>
          </table:table-cell>
          <table:table-cell/>
          <table:table-cell office:value-type="string">
            <text:p>The icon used when a user on a chat network is not available.</text:p>
          </table:table-cell>
          <table:table-cell table:number-columns-repeated="3"/>
          <table:table-cell table:formula="oooc:=IF(ISBLANK([.H365];&quot;approval&quot;);0;IF(EXACT([.H365];&quot;draft&quot;);1;IF(EXACT([.H365];&quot;approval&quot;);2;IF(EXACT([.H365];&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user-online</text:p>
          </table:table-cell>
          <table:table-cell/>
          <table:table-cell office:value-type="string">
            <text:p>The icon used when a user on a chat network is available to initiate a conversation with.</text:p>
          </table:table-cell>
          <table:table-cell table:number-columns-repeated="3"/>
          <table:table-cell table:formula="oooc:=IF(ISBLANK([.H366];&quot;approval&quot;);0;IF(EXACT([.H366];&quot;draft&quot;);1;IF(EXACT([.H366];&quot;approval&quot;);2;IF(EXACT([.H366];&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clear</text:p>
          </table:table-cell>
          <table:table-cell/>
          <table:table-cell office:value-type="string">
            <text:p>The icon used while the weather for a region is &lt;quote&gt;clear skies&lt;/quote&gt;.</text:p>
          </table:table-cell>
          <table:table-cell table:number-columns-repeated="3"/>
          <table:table-cell table:formula="oooc:=IF(ISBLANK([.H367];&quot;approval&quot;);0;IF(EXACT([.H367];&quot;draft&quot;);1;IF(EXACT([.H367];&quot;approval&quot;);2;IF(EXACT([.H367];&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H368];&quot;approval&quot;);0;IF(EXACT([.H368];&quot;draft&quot;);1;IF(EXACT([.H368];&quot;approval&quot;);2;IF(EXACT([.H368];&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H369];&quot;approval&quot;);0;IF(EXACT([.H369];&quot;draft&quot;);1;IF(EXACT([.H369];&quot;approval&quot;);2;IF(EXACT([.H369];&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few-clouds</text:p>
          </table:table-cell>
          <table:table-cell/>
          <table:table-cell office:value-type="string">
            <text:p>The icon used while the weather for a region is &lt;quote&gt;partly cloudy&lt;/quote&gt;.</text:p>
          </table:table-cell>
          <table:table-cell table:number-columns-repeated="3"/>
          <table:table-cell table:formula="oooc:=IF(ISBLANK([.H370];&quot;approval&quot;);0;IF(EXACT([.H370];&quot;draft&quot;);1;IF(EXACT([.H370];&quot;approval&quot;);2;IF(EXACT([.H370];&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H371];&quot;approval&quot;);0;IF(EXACT([.H371];&quot;draft&quot;);1;IF(EXACT([.H371];&quot;approval&quot;);2;IF(EXACT([.H371];&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H372];&quot;approval&quot;);0;IF(EXACT([.H372];&quot;draft&quot;);1;IF(EXACT([.H372];&quot;approval&quot;);2;IF(EXACT([.H372];&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fog</text:p>
          </table:table-cell>
          <table:table-cell/>
          <table:table-cell office:value-type="string">
            <text:p>The icon used while the weather for a region is &lt;quote&gt;foggy&lt;/quote&gt;.</text:p>
          </table:table-cell>
          <table:table-cell table:number-columns-repeated="3"/>
          <table:table-cell table:formula="oooc:=IF(ISBLANK([.H373];&quot;approval&quot;);0;IF(EXACT([.H373];&quot;draft&quot;);1;IF(EXACT([.H373];&quot;approval&quot;);2;IF(EXACT([.H373];&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overcast</text:p>
          </table:table-cell>
          <table:table-cell/>
          <table:table-cell office:value-type="string">
            <text:p>The icon used while the weather for a region is &lt;quote&gt;overcast&lt;/quote&gt;.</text:p>
          </table:table-cell>
          <table:table-cell table:number-columns-repeated="3"/>
          <table:table-cell table:formula="oooc:=IF(ISBLANK([.H374];&quot;approval&quot;);0;IF(EXACT([.H374];&quot;draft&quot;);1;IF(EXACT([.H374];&quot;approval&quot;);2;IF(EXACT([.H374];&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severe-alert</text:p>
          </table:table-cell>
          <table:table-cell/>
          <table:table-cell office:value-type="string">
            <text:p>The icon used while a sever weather alert is in effect for a region.</text:p>
          </table:table-cell>
          <table:table-cell table:number-columns-repeated="3"/>
          <table:table-cell table:formula="oooc:=IF(ISBLANK([.H375];&quot;approval&quot;);0;IF(EXACT([.H375];&quot;draft&quot;);1;IF(EXACT([.H375];&quot;approval&quot;);2;IF(EXACT([.H375];&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showers</text:p>
          </table:table-cell>
          <table:table-cell/>
          <table:table-cell office:value-type="string">
            <text:p>The icon used while rain showers are occurring in a region.</text:p>
          </table:table-cell>
          <table:table-cell table:number-columns-repeated="3"/>
          <table:table-cell table:formula="oooc:=IF(ISBLANK([.H376];&quot;approval&quot;);0;IF(EXACT([.H376];&quot;draft&quot;);1;IF(EXACT([.H376];&quot;approval&quot;);2;IF(EXACT([.H376];&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H377];&quot;approval&quot;);0;IF(EXACT([.H377];&quot;draft&quot;);1;IF(EXACT([.H377];&quot;approval&quot;);2;IF(EXACT([.H377];&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H378];&quot;approval&quot;);0;IF(EXACT([.H378];&quot;draft&quot;);1;IF(EXACT([.H378];&quot;approval&quot;);2;IF(EXACT([.H378];&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snow</text:p>
          </table:table-cell>
          <table:table-cell/>
          <table:table-cell office:value-type="string">
            <text:p>The icon used while snow showers are occurring in a region.</text:p>
          </table:table-cell>
          <table:table-cell table:number-columns-repeated="3"/>
          <table:table-cell table:formula="oooc:=IF(ISBLANK([.H379];&quot;approval&quot;);0;IF(EXACT([.H379];&quot;draft&quot;);1;IF(EXACT([.H379];&quot;approval&quot;);2;IF(EXACT([.H379];&quot;final&quot;);3;0))))" office:value-type="float" office:value="0">
            <text:p>Err:508</text:p>
          </table:table-cell>
          <table:table-cell table:number-columns-repeated="247"/>
        </table:table-row>
        <table:table-row table:style-name="ro1">
          <table:table-cell office:value-type="string">
            <text:p>status</text:p>
          </table:table-cell>
          <table:table-cell/>
          <table:table-cell office:value-type="string">
            <text:p>weather-storm</text:p>
          </table:table-cell>
          <table:table-cell/>
          <table:table-cell office:value-type="string">
            <text:p>The icon used while storms are occurring in a region.</text:p>
          </table:table-cell>
          <table:table-cell table:number-columns-repeated="3"/>
          <table:table-cell table:formula="oooc:=IF(ISBLANK([.H380];&quot;approval&quot;);0;IF(EXACT([.H380];&quot;draft&quot;);1;IF(EXACT([.H380];&quot;approval&quot;);2;IF(EXACT([.H380];&quot;final&quot;);3;0))))" office:value-type="float" office:value="0">
            <text:p>Err:508</text:p>
          </table:table-cell>
          <table:table-cell table:number-columns-repeated="247"/>
        </table:table-row>
        <table:table-row table:style-name="ro1">
          <table:table-cell table:style-name="ce3" office:value-type="string">
            <text:p>Icons in KDE SVN and not in above categories</text:p>
          </table:table-cell>
          <table:table-cell table:style-name="ce3"/>
          <table:table-cell table:number-columns-repeated="254"/>
        </table:table-row>
        <table:table-row table:style-name="ro1">
          <table:table-cell office:value-type="string">
            <text:p>actions</text:p>
          </table:table-cell>
          <table:table-cell table:number-columns-repeated="2"/>
          <table:table-cell office:value-type="string">
            <text:p>14_ellips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ellipse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flatte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flatten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gradien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gradient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group</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imag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image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insertknots</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insertknots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deletelaye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deletelayer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lowerlaye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lowerlayer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newlaye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newlayer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novisibl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novisible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raiselaye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raiselayer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visibl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layer_visible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patter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pattern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pencil</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pencil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polyg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polygon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polylin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polyline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rectangl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rectangle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rotat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rotate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roundcorners</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roundcorners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roundrec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roundrect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elec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elect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electnodes</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electnodes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hea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hear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inus</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inus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piral</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piral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ta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14_star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4_t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4_text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4_transfor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4_ungro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4_whir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4_whirl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4_zo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4_zoom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d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1day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3downar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3leftar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3rightar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3upar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5day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5days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7day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7days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bentr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bentry_kdeprintfa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b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ccou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ccount_offline_overl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ccount_o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ctivity_konso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_backup_kee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_field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_gro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_milesto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_sub_tas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_targ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_tas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_us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imagefold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po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ques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dquestion_keduc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comm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distupgrad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inst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kee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notifier_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notifier_warn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previ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pur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reinst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remo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sourcesedit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upd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ept_upgrad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just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justco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just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djustrow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gend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genda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im_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im_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im_off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im_off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im_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im_on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im_proto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irbru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armcl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bumfoldercomm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bumfolder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ign_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ign_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ignobj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ignobjs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ignobjs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t_laptop_nocharge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t_laptop_power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t2_laptop_nobattery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t2_laptop_nocharge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t2_laptop_power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t3_laptop_nocharge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lt3_laptop_power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ng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ngle_bisect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ngle_siz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nsw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nswer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bott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bottom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bottom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center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centerh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centerv</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centerv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fi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gri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grid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lef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lef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narrowes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pos2gri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pos2grid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righ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righ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shortes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talles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t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top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top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owides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ppearan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ppointm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ppointment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c_c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eaCirc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adddi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adddir_ar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addfi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addfile_ar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del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delete_ar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extrac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extract_ar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select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selectall_ar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vi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k_view_ar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ran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rang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rowhead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rowheads_kivi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tsaudio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tsbuilderexecu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tsenvironm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tsfftscop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tsmediatyp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rtsmidi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tlantik_buy_est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tlantik_buy_estate_atlanti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ttac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ttach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u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uction_atlanti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udioscrobbl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uthentic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utodif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utofor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utoform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utonumb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autonumber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belfi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ck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ckup_s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n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r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r1</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r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r3</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r4</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r5</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r6</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seCirc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charging-00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charging-02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charging-04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charging-06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charging-08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charging-10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discharging-00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discharging-02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discharging-04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discharging-06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discharging-08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attery-discharging-10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e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ell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is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lack_s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lack_sum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l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l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ok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okmark_folder</text:p>
          </table:table-cell>
          <table:table-cell table:number-columns-repeated="3"/>
          <table:table-cell table:style-name="ce6" office:value-type="string">
            <text:p>final</text:p>
          </table:table-cell>
          <table:table-cell/>
          <table:table-cell table:style-name="Default"/>
          <table:table-cell office:value-type="string">
            <text:p>Vignoni</text:p>
          </table:table-cell>
          <table:table-cell table:number-columns-repeated="245"/>
        </table:table-row>
        <table:table-row table:style-name="ro1">
          <table:table-cell office:value-type="string">
            <text:p>actions</text:p>
          </table:table-cell>
          <table:table-cell table:number-columns-repeated="2"/>
          <table:table-cell office:value-type="string">
            <text:p>bookmark_toolb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al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bott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bottom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f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fal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horizont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horizonta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insid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insid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lef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out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outlin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remo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remov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righ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t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top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up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vertic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_vertica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bott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bottom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lef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out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outlin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righ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to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t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rdertop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ott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racke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rightnes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ring_forwa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ring_forward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ring_stencil_to_fro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g_khtm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siness_us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siness_user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tterfl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tt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tton_cancel_kpercent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tton_few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tton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tton_mo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tton_no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button_ok_kpercent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kes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kes3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lcul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lculate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mer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mera_te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nc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ncel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p_but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p_butt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p_rou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p_round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p_squa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p_square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sesensiti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atalog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d_dat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dbur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dcop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dinf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drwblan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dsm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dsmall_ksc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dtj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ell_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ell_edi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ell_layou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ell_layou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enterofcurvatu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entralsymmetr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entreju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are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area_3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area_3d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area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b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bar_3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bar_3d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bar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boxwhisk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boxwhisker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hil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hilo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egend_bott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egend_bottom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egend_bottom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egend_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egend_noleg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egend_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egend_t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egend_top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egend_top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ine_3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ine_3d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line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pi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pie_3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pie_3d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pie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pol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polar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r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rt_ring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a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ck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ck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ckedbo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ckedbox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ckedbox_mask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ckedclipboard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ckmar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ckmark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mic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emical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hronome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irc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ircl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irclebc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irclebc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irclebp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irclebp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irclebt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irclelineinters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ircumferen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eanup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ear_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ear_table_contents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ip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ipart_from_fi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ipart_from_fil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ipar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o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osed_cubicbeziercur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osed_cubicbeziercurv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osed_freeha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osed_freeha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osed_poly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osed_polylin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osed_quadricbeziercur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losed_quadricbeziercurv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ll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lor_fi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lor_fill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lor_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lor_lin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lorma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lorman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mandpromp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mb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mbo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mm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mmen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mpfi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figure_query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icasympt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icb5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iclineinters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icsradical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nect_creat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nect_n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act_away_overl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act_busy_overl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act_food_overl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act_invisible_overl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act_phone_overl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act_xa_overl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ents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ra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r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trol_keduc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nvexhu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ord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ords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p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py_stenc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ver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overmanager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pufreq_10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pufreq_25</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pufreq_5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pufreq_75</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pufreq_n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r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rop_digika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rop_showfot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s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ssvalidat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ubicbeziercur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ubicbeziercurv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urfiledir_k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urvelineinters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u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cut_stenc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a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abase_impor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abase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ash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ashow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e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eedi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etime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tetimeedi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yvi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ayview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bgn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bgru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bgrunt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bgste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crypted</text:p>
          </table:table-cell>
          <table:table-cell table:number-columns-repeated="3"/>
          <table:table-cell table:style-name="ce8" office:value-type="string">
            <text:p>final</text:p>
          </table:table-cell>
          <table:table-cell table:number-columns-repeated="248"/>
        </table:table-row>
        <table:table-row table:style-name="ro1">
          <table:table-cell office:value-type="string">
            <text:p>actions</text:p>
          </table:table-cell>
          <table:table-cell table:number-columns-repeated="2"/>
          <table:table-cell office:value-type="string">
            <text:p>define_cli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gro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_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_col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_col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_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_row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_row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_row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table_row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_us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ce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cel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etelay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ques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question_keduc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slid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lslid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riv_fun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eriv_func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f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gikamimageplugin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gitalca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rectri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rsync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rsynch_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ssociatece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ssociatecel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stan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v_c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v_justif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v_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iv_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moz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ocumentinf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ocumentinfo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omtreeview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ontkn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ontknow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ownindicator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uringbreak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ynami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dynamic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ad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cop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gro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pictu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pictur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pi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pi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polyg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polygo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remo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table_row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_us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constan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constants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icle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im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inpu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or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plo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plots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ques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question_keduc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ditshr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ffec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ffec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lempi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lempic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llip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llipsebff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motic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moticon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mptybo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mptybox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mptytra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ncrypted</text:p>
          </table:table-cell>
          <table:table-cell table:number-columns-repeated="3"/>
          <table:table-cell table:style-name="ce8" office:value-type="string">
            <text:p>final</text:p>
          </table:table-cell>
          <table:table-cell table:number-columns-repeated="2"/>
          <table:table-cell office:value-type="string">
            <text:p>Vignoni</text:p>
          </table:table-cell>
          <table:table-cell office:value-type="string">
            <text:p>Vignoni</text:p>
          </table:table-cell>
          <table:table-cell table:number-columns-repeated="244"/>
        </table:table-row>
        <table:table-row table:style-name="ro1">
          <table:table-cell office:value-type="string">
            <text:p>actions</text:p>
          </table:table-cell>
          <table:table-cell table:number-columns-repeated="2"/>
          <table:table-cell office:value-type="string">
            <text:p>endtur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nergi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nergies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num_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num_list_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num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numLis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qche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qchem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qual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qualizer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quilateralhyperbolab4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quitriang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ras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r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rror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xclama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xe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xifinf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xtender_clos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extender_open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avori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e_transfer_s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ebl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eexpo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eopen_digika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eopenur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erepla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esimul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est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l_colou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ledcirc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ledellip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ledrectang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terst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lterstop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nd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ndf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rst_letter_upp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irst_letter_upper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a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ag_bla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ag_blu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ag_gre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ag_r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ag_yell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a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ash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ightevalua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li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lder_clos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lder_closed_kwallet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lder_gre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lder_open_kwallet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llowmou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nt_bold_kivi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nt_italic_kivi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nt_under_kivi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n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ntsize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ntsizedown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ntsize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ntsizeup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ot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ce_backup_kee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_action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_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_edi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_newobj</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_newobj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at_decreaseind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at_decreaseindent_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at_decreaseinden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at_increaseind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at_increaseindent_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at_increaseinden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orm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char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edi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fiel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field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formul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formula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im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imag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quer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query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spreadshe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spreadshee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t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ame_tex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eeha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reeha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t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tou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un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unc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unc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unc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unctionhel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functionhelp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adu_proto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e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enericaffini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enericprojectivi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busy_d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bus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connecting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description_overl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igno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ignored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inv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invi_d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invi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off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offline_d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off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online_d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g_on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lossar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lossary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nutella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nutella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oogle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adientdlg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aysca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een_b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eenled_k3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i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id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id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_stencil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bo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box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ev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event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eventtentative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wise_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wise_bus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wise_invisibl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wise_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roupwise_on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su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s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uides_horizont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guides_vertic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alfencrypted</text:p>
          </table:table-cell>
          <table:table-cell table:number-columns-repeated="3"/>
          <table:table-cell table:style-name="ce9" office:value-type="string">
            <text:p>approval</text:p>
          </table:table-cell>
          <table:table-cell table:number-columns-repeated="2"/>
          <table:table-cell office:value-type="string">
            <text:p>Vignoni</text:p>
          </table:table-cell>
          <table:table-cell table:number-columns-repeated="245"/>
        </table:table-row>
        <table:table-row table:style-name="ro1">
          <table:table-cell office:value-type="string">
            <text:p>actions</text:p>
          </table:table-cell>
          <table:table-cell table:number-columns-repeated="2"/>
          <table:table-cell office:value-type="string">
            <text:p>halflinebyvect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armonichomolog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d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elpdocker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exagonbcv</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de_table_colum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de_table_column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de_table_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de_table_row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demou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ghlight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ghlighting_k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ghsco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nt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story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istorydocker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omep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omepage_kaddressbo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ot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ov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tmlvalidat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u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hyperbolabff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dnd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ffc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invisi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invisibl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na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occupied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off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off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on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cq_proto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d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denti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d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df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d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dh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magecomm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magegaller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mages_display_khtm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ktub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line_im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line_imag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line_ta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line_tabl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ar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char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lin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link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table_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table_col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table_col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table_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table_row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table_row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table_row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table_row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_ta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ce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cel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cellcop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cellcopy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ta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erttabl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s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tegral_fun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tegral_func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ters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verse_recur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vers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nve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p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pf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p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ph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channel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norm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normal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on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op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serv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server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vo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c_voic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f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h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ki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kickfla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rkickof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sotopema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sotopemap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tali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tem_ad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tem_remo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item_rena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chatt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group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invisibl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na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off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off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on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original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proto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raw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serv_off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serv_on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bber_xa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il_p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il_pay_atlanti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ava_kjav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oin_bev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oin_bevel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oin_mi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oin_miter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oin_rou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oin_round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ourn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ournal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uk_d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juk_ti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aboodlelo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alar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alarm_disabl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anjidi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azaa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azaa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bear-firew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bearsite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bearsitemanagerd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bfx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bruch_exercise_com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bruch_exercise_compa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bruch_exercise_convers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bruch_exercise_factorisa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a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b_for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b_form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b_ta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b_tabl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1</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1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2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3</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3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4</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4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5</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5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6</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6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addprinter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addpseudo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configmgr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configsrv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defaulthard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defaultsoft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enableprinter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inklevel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printer_infos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printer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printstate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queuestate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report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restartsrv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stopprinter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testprinter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print_uploadsmb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evelop_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issert_lin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issert_po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dissert_so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e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ey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et_d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et_dock_downlo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edit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expo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export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g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gen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identi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identity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impo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import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inf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info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key1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key1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key2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key2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key3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key3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key4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phot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photo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sh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show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sig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sign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ter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gpg_term_kgp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hotkey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html_kg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g_polyg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g_t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mproxy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mproxyoff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mproxy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t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ar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connect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connector_kivi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t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zo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zoom_ha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zoom_he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zoom_min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zoom_p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zoom_pl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ivio_zoom_widt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ettres_dese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ettres_desert_klettr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ettres_grown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ettres_grownup_klettr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ettres_grownup_klettres.png_klettr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ettres_kid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ettres_kids_klettr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ettres_kids_klettres.png_klettr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ipper_do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ipper_d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lipper_dock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ba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bs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groupware_folder_calendar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groupware_folder_contacts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groupware_folder_journals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groupware_folder_notes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groupware_folder_tasks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lunc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attachm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fla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forward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ignor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repli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tod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unse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msgwatch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off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ousetool_of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ousetool_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mpho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notes_alarm_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notes_clo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notes_close_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notes_d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notes_date_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notes_del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notes_delete_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n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now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soleblue_konso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solered_konso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tact_contac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tact_d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tact_journ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tact_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tact_new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tact_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tact_summar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tact_summary_gre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tact_tod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nv_mess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peteavaila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peteavailabl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pete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pete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peteeditstatusmess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rga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rgac_disabl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rgac_disabled_korga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orgac_korga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pilotaddres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pilotbhotsyn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pilotcalend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pilotd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pilotfileinstall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pilot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pilottod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rec_rec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rec_record_kre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ro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irc_d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advanc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catalo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cbou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clin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cnam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color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deepsk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ge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geo_kstar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gri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guid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horiz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m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plane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solarsyste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tars_star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ys1</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ys1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ys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ys2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ys3</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sys3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infowidg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i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nef_extract_all_t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nef_extract_t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plugin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queue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remo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st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start_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st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tstop_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kverbosus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b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bel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nguag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nguages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ptop_char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ptop_charge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ptop_nobatter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ptop_nobattery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ptop_nochar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ptop_nocharge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ptop_pow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ptop_power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ptoppow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rgethumbnail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stmov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unc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yer_edita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yer_noedita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yer_no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yer_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yer_visi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ayersman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dap_look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dap_lookup_kaddressbo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eftju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egalmov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eg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egend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ess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essen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arrow_beg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arrow_begi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arrow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arrow_e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beg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begi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circle_beg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circle_begi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circle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circle_e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imension_line_beg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imension_line_begi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imension_line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imension_line_e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ouble_arrow_beg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ouble_arrow_begi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ouble_arrow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ouble_arrow_e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ouble_line_arrow_beg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ouble_line_arrow_begi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ouble_line_arrow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double_line_arrow_e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e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horizontal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line_arrow_beg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line_arrow_begi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line_arrow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line_arrow_e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normal_beg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normal_begi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normal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normal_e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rect_beg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rect_begi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rect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rect_en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vertical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_widt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byvect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edi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widt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ewidth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nk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st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stbo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stbox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stvi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istview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cationbar_era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ck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cked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ckzo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c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gging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w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wer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wer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owerlay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su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ls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gnif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gnify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del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fi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fla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flag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forwa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g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ha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ham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igno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ignore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new3</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n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post_t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post_to3</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previo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queu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repl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reply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reply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send_vi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spa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spam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tod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_todo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app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ilappt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k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ke_kdevel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rkasblan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rkasblank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ab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bra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bracke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fra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lsu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ls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matri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onetwomatri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par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pro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rsu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rs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sq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h_s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tri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xim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aximum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dia_equal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dia_play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dia_playlist_cle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dia_playlist_refre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dia_podca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dia_scrip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dthumbnail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arrow_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arrow_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button_l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button_lock_hov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button_logou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button_logout_hov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change_the_setting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new_kcontrol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new_kmenu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new_se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new_sep_kcontrol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new_sep_kmenu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scroll_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nu_scroll_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rgece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rgecel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ss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ssage_repl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tacontact_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tacontact_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tacontact_off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tacontact_off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tacontact_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tacontact_on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tacontact_unkn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etacontact_unknown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dd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ddl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autofor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autoform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circ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circl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clip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clipar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d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dock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lin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pi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pi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polyg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polygo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rec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_rec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m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mum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nitool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r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rror-bot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rror-hor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rror-ve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rrorpo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s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isc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1</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1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2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3</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3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4</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4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5</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e5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ifi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ified_k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ified_kick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mod_k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donhd_k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ne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ney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nop_boa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nop_board_atlanti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nt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nth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u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use_poi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use_pointer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o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gid2msgst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block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blocked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brb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bus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invisi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invisibl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lunch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na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newmsg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off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off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onli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pho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phon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sn_proto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g_kteati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lti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ltip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ltiple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ltiple_obj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lti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ltirow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32ndno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clefic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cros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dottedno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eightno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fermateno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fla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fullno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halfno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natu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quarterno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sic_sixteenthno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mu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pster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pster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fir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firs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la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las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new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n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nex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prev</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avigator_prev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on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onpen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activity_fu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activity_no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activity_of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activity_r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activity_t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work_connect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work_disconnect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work_incom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work_outgo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twork_traffi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_sign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fo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fun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function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journal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lay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ms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msg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n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parametri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parametric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pol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polar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recurev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recurevent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s_subscrib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s_unsubscrib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slid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slid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tod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wtodo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xter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xtfuzz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xtfuzzyuntran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xtmark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xtp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xttempl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extuntranslat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adhoc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device_wir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device_wired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device_wireless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no_conn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no_connection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ignal_00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ignal_100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ignal_25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ignal_50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ignal_75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01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02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03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04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05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06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07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08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09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10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1_connecting11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01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02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03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04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05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06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07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08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09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10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2_connecting11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01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02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03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04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05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06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07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08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09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10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m_stage03_connecting11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ba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fba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fforwa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forwa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loopno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loopplay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looprand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loopso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pau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pl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play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atunst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mailapp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mailappt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rm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te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ovisi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null_k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c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cr-selec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crIm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ilpa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k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netwomatri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nline_stat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nline_status_k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en_stencils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en_stencilset_kivi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enft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enft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enter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entermblu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entermblue_konso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entermr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entermred_konso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tion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tions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tv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ptwildcard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rbi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rbits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rganizer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scilloscop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scilloscop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utlinedlg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v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vervi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overview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ckage_utilities_kde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g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gesetup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intbru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lette_col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lette_gr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lette_halfto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lette_line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perba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perclipre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rabolabt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rall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r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r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s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ste_stenc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tc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at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da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dash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dashd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dashdo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dashdotd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dashdotdo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d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do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no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nope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soli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style_solid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1</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1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1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10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2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3</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3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4</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4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5</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5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6</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6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7</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7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8</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8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9</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_width9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bru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brush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c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ncil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rc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rcen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erpendicul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gn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gnum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gp-key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_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_o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_sa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bo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book_clos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book_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book_o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book_sa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history_o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history_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hrasehistory_sa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ian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i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ixmaplab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ixmaplabel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ejec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fw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mu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pau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play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playlist_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playlist_2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rec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r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st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ti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volu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volume_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er_volume_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sou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aysound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ot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l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dca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dcast_ne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int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intx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lyg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lygon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lygonsid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lygonvertic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ly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lylin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w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ower_klaptopdaem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c_min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c_minus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c_pl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c_plus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cmin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cminus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cpl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cplus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sence_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sence_off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sence_on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sence_unkn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ss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ver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vfuzz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vfuzzyuntran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viewpr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vmark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vp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vtempl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evuntranslat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ocess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o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ogres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ogress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oject_o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roperti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pyth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a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adricbeziercur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adricbeziercurv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ri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r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ry_era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ry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ry_newobj</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ry_newobj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s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stion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stion_mar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stion_mark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eu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ick_st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dical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di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dio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i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ise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is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iselay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nd_less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nd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ndom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adonlyevent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buil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conci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ctang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ctangl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cu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cur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cursi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d_b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dey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dled_k3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la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lation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load_all_tab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load_p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load3</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m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movece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movecel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movecomm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movecommen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movepo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m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ea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eat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eat_play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eat_playlist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eat_tra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eat_track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o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or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ort_newobj</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ort_newobj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port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diro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filed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file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fileinf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fileo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ize_im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ize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izecol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ize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izerow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t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tart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to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estore_dir_kee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t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tate_cw_digika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tate_cw_showfot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tate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tate_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tate_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ta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tation_ac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tation_c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w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owcol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sibreak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sibreak1</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sibreak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sibreak3</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sibreak4</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sibreak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ss_ta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su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s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l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_bound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_bounding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_multi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_n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_not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_query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_ski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_skip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pro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runprog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atura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a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ave_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ave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a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aleori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aletohe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aletowidt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al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aling_kmp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heme_acoustic</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heme_advanced_powersa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heme_pow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heme_powersa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heme_presenta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rip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cript_newobj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arc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arch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arch_us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arch2msgst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gm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gment_midpoi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gmentaxi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lec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lect_ite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lect_item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lec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lectcirc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lectrec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nd_backwa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nd_backward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nd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nd_stencil_to_ba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ri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ries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rv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rvic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et_language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B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L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L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LB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LU</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LU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R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R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RB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RU</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RU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U</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adowU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e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ear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ow_offliner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ow_side_pan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ow_table_colum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ow_table_column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ow_table_r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ow_table_row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uff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huffle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ideb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idebar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ignalslo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ignalslo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ignatu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ilence_konso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imilitud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_addentry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_addrecord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_delentry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_delrecord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id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ide_effec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id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id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ider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idesh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lop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mallc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mallcal_kaddressbo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mallcal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mallcl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mallclock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mallthumbnail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larizeto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lidfilldlg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a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az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az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decrea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decreas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inc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incr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incr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incr_kwordquiz</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num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z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rt_za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ulseek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oulseek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acedoubl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acesimpl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acetripl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ea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eak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ecial_pas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ecial_past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ectr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ectrum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ellcheck_actu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ellcheck_from_curs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ellcheck_select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in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newga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newgame_kspacedu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newrou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newround_kspacedu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pausega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pausegame_kspacedu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r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ring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pring_vertical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q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quar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m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nd_b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_dat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_data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_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_edi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_sq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_sql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_t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_tex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mat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ematter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istic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istics_kvoctrai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atus_unknown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e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remp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retc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rikethroug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rokedock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rokedocker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tyledock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u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ub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ubm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up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uper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uperimpo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uspend_to_dis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uspend_to_ra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witchus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synta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breakof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duplic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fir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firs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la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las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lef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new_rais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remo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_righ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le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le_newobj</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le_newobj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l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widg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bwidge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bol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b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ima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l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mai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su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s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u</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u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_ulin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g-fold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angen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a_anim1</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a_anim1_kteati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a_anim2</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a_anim2_kteati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a_not_read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a_not_ready_kteati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a4</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a4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alanceshe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alanceshee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ar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archart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asicflow_kivi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asicworkfl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m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mi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usinesscards10</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usinesscards10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businesscards16</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cmyk_emp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cmyk_empty_krit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colorful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creditcardtrack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creditcardtracker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mp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mpty_karb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mpty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mpty_kivi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mptylandscap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mptylandscap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mptyportra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mptyportrai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nvelopec6</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nvelopec6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nveloped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nvelopedl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xpenserepo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expenserepor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fa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fax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gray_emp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gray_empty_krit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invo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invoice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is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iso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labelsl16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let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letter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mem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memo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menupla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menuplan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onecolumnlandscap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onecolumnlandscap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onecolumnportra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onecolumnportrai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packingsli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packingslip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plaint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plaintext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pricequota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pricequotation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rgb_empt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rgb_empty_krit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simplelayou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studentidca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studentidcard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ime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itlelandscap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itlelandscap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itleportra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itleportrai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wocolumnlandscap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wocolumnlandscape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wocolumnportra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wocolumnportrait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wocolumn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twocolumns_kwo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u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us_kudesign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vacationcheckli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vacationchecklis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workshe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mplate_workshee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s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st_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st_i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stcollinea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stcontain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stdistan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storthogon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stparalle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bl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bott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bottom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c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lef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sub</text:p>
          </table:table-cell>
          <table:table-cell table:number-columns-repeated="3"/>
          <table:table-cell table:style-name="ce8" office:value-type="string">
            <text:p>final</text:p>
          </table:table-cell>
          <table:table-cell table:number-columns-repeated="248"/>
        </table:table-row>
        <table:table-row table:style-name="ro1">
          <table:table-cell office:value-type="string">
            <text:p>actions</text:p>
          </table:table-cell>
          <table:table-cell table:number-columns-repeated="2"/>
          <table:table-cell office:value-type="string">
            <text:p>text_sub_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sub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super</text:p>
          </table:table-cell>
          <table:table-cell table:number-columns-repeated="3"/>
          <table:table-cell table:style-name="ce8" office:value-type="string">
            <text:p>final</text:p>
          </table:table-cell>
          <table:table-cell table:number-columns-repeated="248"/>
        </table:table-row>
        <table:table-row table:style-name="ro1">
          <table:table-cell office:value-type="string">
            <text:p>actions</text:p>
          </table:table-cell>
          <table:table-cell table:number-columns-repeated="2"/>
          <table:table-cell office:value-type="string">
            <text:p>text_super_knot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super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to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top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_under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col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color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edi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extwaterf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imeed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imeedit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ime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imeline_kalzi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imespa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iming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d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do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ggle_docbrowser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ggle_lo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gglefuzz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bru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brush_sel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clipboar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color_pick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color_wash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cur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del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del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disconnec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d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drop_targe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ellip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elliptical_sel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eras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eraser_sel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expe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flood_fi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free_form_sel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freeha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lin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logwind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norma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offline_mode_off</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offline_mode_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pa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pas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pau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picker_selec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polyg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tool_polygonal_selecti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polylin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preferences</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queu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rect_selecti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rectangl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restar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resum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rounded_rectangl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shutdow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sprayca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sta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tex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time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uselastdi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_wizard_selecti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2</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options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tip</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oltip_kalzium</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op</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ansaction_expor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ansaction_find</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ansaction_impor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ansform</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anslat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anslate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anslati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anssearch</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ee_arrang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riangl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tux</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de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derconstructi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derlin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group</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group_koffic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group_stencils</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linked</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locked</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locked_karbon</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markasblank</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markasblank_kwordquiz</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sortedLis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nsortedList_koffic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pindicator_korganize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rlreques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rlrequest_kexi</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se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ser_femal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users</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validators</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vcs_add</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vcs_commit</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vcs_diff</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vcs_remov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vcs_status</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vcs_update</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vector</text:p>
          </table:table-cell>
          <table:table-cell table:number-columns-repeated="3"/>
          <table:table-cell office:value-type="string">
            <text:p>yes</text:p>
          </table:table-cell>
          <table:table-cell table:number-columns-repeated="248"/>
        </table:table-row>
        <table:table-row table:style-name="ro1">
          <table:table-cell office:value-type="string">
            <text:p>actions</text:p>
          </table:table-cell>
          <table:table-cell table:number-columns-repeated="2"/>
          <table:table-cell office:value-type="string">
            <text:p>vectordifferen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ectorsu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ertical_t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ertical_text_ksprea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bott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choos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filel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fit_he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fit_widt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fit_wind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gri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guid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ic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left_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margin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orientatio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orientation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pagebord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remo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remove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righ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rul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sidetre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spl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split_koffi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top_bottom</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_tre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bi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bi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enlarg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fact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fu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lo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n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shrin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_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1</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ewmagfi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si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sualization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isualizations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oicec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volum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allet_clos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allet_closed_kwallet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allet_ope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allet_open_khtm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allet_open_kwallet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arning</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ebarchiv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ebcamreceiv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ebcamsen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ebexpo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ebexport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ebpre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ebpres_kpresent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ebster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hatsnex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hatsnext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dgets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dgetstac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dgetstack_kex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ki</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ki_amaro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kipedia_konquero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ndow</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ndow_duplica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ndow_suppress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r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red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reles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reless_knetworkmanag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izard_kchar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worl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days</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days_korganizer</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sldbg_break</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sldbg_data</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sldbg_del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sldbg_enab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sldbg_output</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sldbg_refresh</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sldbg_sourc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sldbg_stepdown</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xsldbg_stepup</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ahoo_away</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ahoo_awa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ahoo_busy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ahoo_idl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ahoo_invisibl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ahoo_mobil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ahoo_mobile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ahoo_protoco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ahoo_tea_kopete</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ellow_ball</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ellowinf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ellowinfo_k3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ellowled_k3b</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yesno</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zoom_disabled</text:p>
          </table:table-cell>
          <table:table-cell table:number-columns-repeated="3"/>
          <table:table-cell office:value-type="string">
            <text:p>no</text:p>
          </table:table-cell>
          <table:table-cell table:number-columns-repeated="248"/>
        </table:table-row>
        <table:table-row table:style-name="ro1">
          <table:table-cell office:value-type="string">
            <text:p>actions</text:p>
          </table:table-cell>
          <table:table-cell table:number-columns-repeated="2"/>
          <table:table-cell office:value-type="string">
            <text:p>zoom_enable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01_star_butterfl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02_text_docum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05_spreadsheet_docum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06_drawing_docum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08_presentation_docum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09_presentation_docum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10_presentation_compresse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12_html_docum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15_math_docum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016_templa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500_setu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501_printeradmi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baku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biwor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cces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ccessibility_sec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crorea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g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i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im_protoc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im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im_protocol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krega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kregator_empt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k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lev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mar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m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ntiviru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poll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pplixwar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r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rt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rtsbuild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rtscontr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ssista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tlanti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tlantikdesign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udacit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autoreplace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ackgroun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ask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el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lend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linke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luefish</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ookcas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rows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u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bzfla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ach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al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amer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atalogmanag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ategori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D-Ro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elesti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ervisi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harselec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hat_sec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ivworl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lanbomb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loc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odein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olor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omput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ooki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or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cpufreq_appl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aem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aemon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a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cgui-q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efault-applications-cappl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esign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i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ia_gnome_ic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igika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igikamcameracli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igikamimageplugin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isksfilesystem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ispla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isplayconfi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lgedi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opewars-pil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ownload_manag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ds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clips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du_languag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du_mathematic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du_miscellaneou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du_scienc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mac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mai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nerg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nergy_sta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nhanced_browsin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nigm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o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rr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therea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ventwatch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volu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exec_win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alconsey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a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axRecievin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ifteenpiec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ileligh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ileshar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iletyp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inances_sec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irefo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lashkar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ont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fsvie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abb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adu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adu_protocol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ai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ale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flopp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im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krell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ksu</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lad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lob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_app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_inf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_ques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about-log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err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starther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termina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warnin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2</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omemeetin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ucash</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umeri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nutell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o_koffic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p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pgs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roupwise_protoc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roupwise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roupwise_protocol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snes9x-ic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tk_camer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uarddo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v</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vdirpar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vi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wenvie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xmam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gxmessag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arddriv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ardwar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ardware_inf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elp_inde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ighligh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ighlight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om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w_unknow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hwinf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cew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con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conthem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cq_protoc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cq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cq_protocol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eee1394</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m-ai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m-icq</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m-jabb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m-ms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m-yaho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magegaller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net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nkscap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nput_devices_setting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rc_protoc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rc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rc_protocol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rkic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sdn-confi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s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isp-disable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jabber_protoc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jabber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jabber_protocol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joystic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ju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3b</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boodl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ffein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ffeine-paus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ffeine-pla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ffeine-recor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lar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lziu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mi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nagra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ppfind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rb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rchiv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r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r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steroid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te2</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tomi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udiocrea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aza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abe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abeldic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ackgamm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ackgammon_engin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atterymoni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attleshi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ea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emusedsrv</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f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fxne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if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inarycloc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lackbo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logg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luetooth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ounc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ruch</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tobexcli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tserialcha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bugbust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achegrin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al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al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dlabe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fgcrea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harselec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har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devic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d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drkonq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fontins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kbfxne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kick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kw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memor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mid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openg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partition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pc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process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sambacon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scs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soun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syste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m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olorchoos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oloredi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onfigur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ontr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puloa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cr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a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b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ap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bluetooth</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nliv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computer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job_cancelled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job_completed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job_error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job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job_process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job_stopped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clas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class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class_process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class_stopped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defect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process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remote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remote_process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remote_stopped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stopped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_printer_users_kdepr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printfa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sv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tv</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vassista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vdesign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velo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evelop3</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ic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iff3</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isknav</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mconfi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dv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di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ditbookmark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duc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e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nolab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rberos-cli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rne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urocal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x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y_binding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y_bindings_koffic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yboard_layou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yboard-cappl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yboard-shortcu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eyboardlayou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a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axvie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ilereplac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lo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lopp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m_hom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ocu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ontvie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ormdesign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ormul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oulegg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ftpgrabb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gamm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ge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geograph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g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ggz</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ghostvie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goldrunn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gp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gpg_docke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hangma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helpcent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hexedi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hotkey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ck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conedi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d3</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l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magemapedi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mdab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ntern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o_uiserv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o_uiserver_kio_uiserv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oap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oskto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p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tchensyn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te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ivi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jobview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jot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journa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jumpingcub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laptopdaem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Lati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lettr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licket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lin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linkstatu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lipp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lipper_do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lpq</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a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ahjong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ai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ailcv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ailligh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amele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athto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dr_edi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dr_execu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dr-edi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enu</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enuedi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erli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i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id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in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i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ixdocke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ixdocked_err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ixdocked_mu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ldonke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o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ouseto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outh</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play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Plo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yfirewal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mymoney2</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etattach</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etloa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etwal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etworkcon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etworkmanag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etworkmanager_knetworkmanag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ewstick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od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od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ode2</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oppix-pengui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not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d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l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lourpa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mmand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mmand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mpar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mpos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qsidebar_deliciou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qsidebar_mediaplay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qsidebar_new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quer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ques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serv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sol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solekalenda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tac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versa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nvert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ok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pete_all_awa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pete_avdevic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pete_avdevice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pete_offlin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pete_some_awa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pete_some_onlin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pete2</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rganiz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rganizer_tod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r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oshel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ackag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ag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a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almdo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a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d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ercentag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ersonaliz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ilo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ilotDaem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lat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lay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ok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ovmodel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owersav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p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resent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rintfa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pro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rd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re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recip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regexpedi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renam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revers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rfb</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rit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rul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am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ayi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ayit_clipempt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ayit_talkin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c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creensav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ensor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ervic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hise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hutdow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i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i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ir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irt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miletri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nak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napsho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niff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okoba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pacedue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plash</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prea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tar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treamripp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ysguar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ysguard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sysv</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alk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eatim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echlab</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hememg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hesauru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imem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im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i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ne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orr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ouch</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r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ts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uberlin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urtl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tu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udesign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uga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uicksho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uiview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us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Verbo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vie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viewshel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vi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vir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voctrai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all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alletmanag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av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avecontr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eath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ifimanag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ikdis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i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in4</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or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ordQuiz</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orldcloc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ri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write2</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xconfi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xkb</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xsldb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ynapti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kzenexplor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abPlo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aptop_pcmci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atex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breakou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dap_cli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edg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icq</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imewir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inguis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inuxconf</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ocal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ockscree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ogja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ogou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ooknfee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ska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v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ly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a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ai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ail_sec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athematic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eanwhile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edia-player-48</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egam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enuba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isc2</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ldonke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de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nop_boar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us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use-cappl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zill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zilla_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zilla_mai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zilla_mailnew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zilla-firefo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zilla-navigat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ozilla-thunderbir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play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s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sn_protoc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sn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sn_protocol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ultihea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ultimedi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ultisyn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y_ma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ycom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ycomput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myma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napst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nedi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netscap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network_advance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nf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noatu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ntp-cli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nvu</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kl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kula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cal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calc_tp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char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dra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gull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impres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impress_tp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math</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printeradmi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setu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templa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web</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oo_writ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penf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penoffic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penoffice1</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oper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packag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package_applica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package_applications</text:p>
          </table:table-cell>
          <table:table-cell table:number-columns-repeated="3"/>
          <table:table-cell office:value-type="string">
            <text:p>no</text:p>
          </table:table-cell>
          <table:table-cell table:number-columns-repeated="248"/>
        </table:table-row>
        <table:table-row table:style-name="ro1" table:number-rows-repeated="18">
          <table:table-cell table:number-columns-repeated="256"/>
        </table:table-row>
        <table:table-row table:style-name="ro1">
          <table:table-cell office:value-type="string">
            <text:p>apps</text:p>
          </table:table-cell>
          <table:table-cell table:number-columns-repeated="2"/>
          <table:table-cell office:value-type="string">
            <text:p>palm-pilot</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an</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anel</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anel_settings</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artitioner</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aye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cmcia</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enguin</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hotobook</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hppg</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inguin</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lan</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lanner</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lasmagik</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laying</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otracegui</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ower-management</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owertweak</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rinter</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rinter2</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rinting_section</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rintmgr</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roxy</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si</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wmanager</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ybliographic</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pysol</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qt</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qtell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quant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quanta_b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quicktim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rand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realplay</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realplay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reloka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remo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rsibrea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runnin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runprocesscatch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amba</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amba_cli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amba_serv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amba_setu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amba-clie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amba-serv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cann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chedul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creensav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cribu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earchto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ettings-soun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hel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hells_section</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howfot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howim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hredd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i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iraj</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kim</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kype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l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mb4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ms_protoco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ms_protocol_kaddressboo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ms_protocol_kopet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odipod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offic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oftwar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software2</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oulseek</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oundcard</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taroffic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tyl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tyle_koffic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tylesheet</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uperkaramba</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upport</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us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ynaescop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ynaptic</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ysadmin</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ystem</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ystem-floppy</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ystemprotocol</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ystemsettings</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systemtray</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taskbar</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tdsl</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tellico</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telnet</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terminal</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terminals_section</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testbed_protocol_kopet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texteffect_kopete</text:p>
          </table:table-cell>
          <table:table-cell table:number-columns-repeated="252"/>
        </table:table-row>
        <table:table-row table:style-name="ro1">
          <table:table-cell office:value-type="string">
            <text:p>apps</text:p>
          </table:table-cell>
          <table:table-cell table:number-columns-repeated="2"/>
          <table:table-cell office:value-type="string">
            <text:p>thunderbird</text:p>
          </table:table-cell>
          <table:table-cell table:number-columns-repeated="252"/>
        </table:table-row>
        <table:table-row table:style-name="ro1">
          <table:table-cell office:value-type="string">
            <text:p>apps</text:p>
          </table:table-cell>
          <table:table-cell table:number-columns-repeated="2"/>
          <table:table-cell office:value-type="string">
            <text:p>timezon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timezone2</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todolis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tu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tv</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tvtim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umbrell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unknownap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usb</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user-info</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userconfi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viso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vn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abi</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aitin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allpap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arnin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eb-brows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ilber</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in_app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indow_lis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indow-capple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in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inprop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maker_app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p</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ww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11</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awtv</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calc</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cdroas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cha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clipboar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clock</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consol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edi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emac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eye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fi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fmail</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ine</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load</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mag</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mms</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osview</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paint</text:p>
          </table:table-cell>
          <table:table-cell table:number-columns-repeated="3"/>
          <table:table-cell office:value-type="string">
            <text:p>no</text:p>
          </table:table-cell>
          <table:table-cell table:number-columns-repeated="248"/>
        </table:table-row>
        <table:table-row table:style-name="ro1">
          <table:table-cell office:value-type="string">
            <text:p>apps</text:p>
          </table:table-cell>
          <table:table-cell table:number-columns-repeated="2"/>
          <table:table-cell office:value-type="string">
            <text:p>xsan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xterm-terminal</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xv</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yahoo_protocol</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yahoo_protocol_kaddressbook</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yahoo_protocol_kopet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yakuake</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YaST</text:p>
          </table:table-cell>
          <table:table-cell table:number-columns-repeated="3"/>
          <table:table-cell office:value-type="string">
            <text:p>yes</text:p>
          </table:table-cell>
          <table:table-cell table:number-columns-repeated="248"/>
        </table:table-row>
        <table:table-row table:style-name="ro1">
          <table:table-cell office:value-type="string">
            <text:p>apps</text:p>
          </table:table-cell>
          <table:table-cell table:number-columns-repeated="2"/>
          <table:table-cell office:value-type="string">
            <text:p>Ym</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3floppy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3floppy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5floppy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5floppy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blockdevice</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am</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amera</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amera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amera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daudio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daudio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drom_audio</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drom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drom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dwriter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dwriter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ellular_phone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ellular_phone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hardevice</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ompact_flash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compact_flash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dvd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dvd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firewire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firewire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andheld</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dd_external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dd_external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dd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dd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dd_usb</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dd_usb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dd_usb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dd_win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hdd_win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ipod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ipod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joystick</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ksim_cpu</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kxkb</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laptop</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linux_hdd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linux_hdd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memory</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memory_stick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memory_stick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mo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mo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modem</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mouse</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nfs_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nfs_unmount</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pda</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pda_black</text:p>
          </table:table-cell>
          <table:table-cell table:number-columns-repeated="3"/>
          <table:table-cell office:value-type="string">
            <text:p>yes</text:p>
          </table:table-cell>
          <table:table-cell table:number-columns-repeated="248"/>
        </table:table-row>
        <table:table-row table:style-name="ro1">
          <table:table-cell office:value-type="string">
            <text:p>devices</text:p>
          </table:table-cell>
          <table:table-cell table:number-columns-repeated="2"/>
          <table:table-cell office:value-type="string">
            <text:p>pda_blue</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print_class</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print_printer</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printer</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printer1</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printer2</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scanner</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screen</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sd_mmc_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sd_mmc_un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smart_media_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smart_media_un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system</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table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tv</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usb_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usb_un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usbdisk_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usbdisk_un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usbpendrive_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usbpendrive_un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webcam</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webcam_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zip_external_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zip_external_un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zip_mount</text:p>
          </table:table-cell>
          <table:table-cell table:number-columns-repeated="3"/>
          <table:table-cell office:value-type="string">
            <text:p>no</text:p>
          </table:table-cell>
          <table:table-cell table:number-columns-repeated="248"/>
        </table:table-row>
        <table:table-row table:style-name="ro1">
          <table:table-cell office:value-type="string">
            <text:p>devices</text:p>
          </table:table-cell>
          <table:table-cell table:number-columns-repeated="2"/>
          <table:table-cell office:value-type="string">
            <text:p>zip_unmount</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blockdevic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camera</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chardevic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connect_to_network</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exec</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exec_win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ile_important</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ile_locked</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ile_temporary</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apollo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binary</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blu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bomb</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brow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brown_ope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cd</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crystal</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cya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cyan_ope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deb</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documents</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download</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empty</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favorit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fonts</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games</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gree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green_ope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grey</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grey_ope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hom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home2</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html</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imag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important</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inbox</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locked</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mail</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ma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midi</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music</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orang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orange_ope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outbox</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print</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print2</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red</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red_ope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rpm</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sent_mail</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sound</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synch</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tar</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txt</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video</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violet</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violet_ope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win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yellow</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older_yellow_open</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ftp</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link_overlay</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lock_overlay</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mycomp</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mycomputer</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network_local</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pipe</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server</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services</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socket</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www</text:p>
          </table:table-cell>
          <table:table-cell table:number-columns-repeated="3"/>
          <table:table-cell office:value-type="string">
            <text:p>no</text:p>
          </table:table-cell>
          <table:table-cell table:number-columns-repeated="248"/>
        </table:table-row>
        <table:table-row table:style-name="ro1">
          <table:table-cell office:value-type="string">
            <text:p>filesystems</text:p>
          </table:table-cell>
          <table:table-cell table:number-columns-repeated="2"/>
          <table:table-cell office:value-type="string">
            <text:p>zip_overlay</text:p>
          </table:table-cell>
          <table:table-cell table:number-columns-repeated="252"/>
        </table:table-row>
        <table:table-row table:style-name="ro1">
          <table:table-cell office:value-type="string">
            <text:p>mimetypes</text:p>
          </table:table-cell>
          <table:table-cell table:number-columns-repeated="2"/>
          <table:table-cell office:value-type="string">
            <text:p>applix</text:p>
          </table:table-cell>
          <table:table-cell table:number-columns-repeated="252"/>
        </table:table-row>
        <table:table-row table:style-name="ro1">
          <table:table-cell office:value-type="string">
            <text:p>mimetypes</text:p>
          </table:table-cell>
          <table:table-cell table:number-columns-repeated="2"/>
          <table:table-cell office:value-type="string">
            <text:p>ascii</text:p>
          </table:table-cell>
          <table:table-cell table:number-columns-repeated="252"/>
        </table:table-row>
        <table:table-row table:style-name="ro1">
          <table:table-cell office:value-type="string">
            <text:p>mimetypes</text:p>
          </table:table-cell>
          <table:table-cell table:number-columns-repeated="2"/>
          <table:table-cell office:value-type="string">
            <text:p>backup</text:p>
          </table:table-cell>
          <table:table-cell table:number-columns-repeated="252"/>
        </table:table-row>
        <table:table-row table:style-name="ro1">
          <table:table-cell office:value-type="string">
            <text:p>mimetypes</text:p>
          </table:table-cell>
          <table:table-cell table:number-columns-repeated="2"/>
          <table:table-cell office:value-type="string">
            <text:p>binary</text:p>
          </table:table-cell>
          <table:table-cell table:number-columns-repeated="252"/>
        </table:table-row>
        <table:table-row table:style-name="ro1">
          <table:table-cell office:value-type="string">
            <text:p>mimetypes</text:p>
          </table:table-cell>
          <table:table-cell table:number-columns-repeated="2"/>
          <table:table-cell office:value-type="string">
            <text:p>blender3d</text:p>
          </table:table-cell>
          <table:table-cell table:number-columns-repeated="252"/>
        </table:table-row>
        <table:table-row table:style-name="ro1">
          <table:table-cell office:value-type="string">
            <text:p>mimetypes</text:p>
          </table:table-cell>
          <table:table-cell table:number-columns-repeated="2"/>
          <table:table-cell office:value-type="string">
            <text:p>bt</text:p>
          </table:table-cell>
          <table:table-cell table:number-columns-repeated="252"/>
        </table:table-row>
        <table:table-row table:style-name="ro1">
          <table:table-cell office:value-type="string">
            <text:p>mimetypes</text:p>
          </table:table-cell>
          <table:table-cell table:number-columns-repeated="2"/>
          <table:table-cell office:value-type="string">
            <text:p>cdbo_list</text:p>
          </table:table-cell>
          <table:table-cell table:number-columns-repeated="252"/>
        </table:table-row>
        <table:table-row table:style-name="ro1">
          <table:table-cell office:value-type="string">
            <text:p>mimetypes</text:p>
          </table:table-cell>
          <table:table-cell table:number-columns-repeated="2"/>
          <table:table-cell office:value-type="string">
            <text:p>cdimage</text:p>
          </table:table-cell>
          <table:table-cell table:number-columns-repeated="252"/>
        </table:table-row>
        <table:table-row table:style-name="ro1">
          <table:table-cell office:value-type="string">
            <text:p>mimetypes</text:p>
          </table:table-cell>
          <table:table-cell table:number-columns-repeated="2"/>
          <table:table-cell office:value-type="string">
            <text:p>cdr</text:p>
          </table:table-cell>
          <table:table-cell table:number-columns-repeated="252"/>
        </table:table-row>
        <table:table-row table:style-name="ro1">
          <table:table-cell office:value-type="string">
            <text:p>mimetypes</text:p>
          </table:table-cell>
          <table:table-cell table:number-columns-repeated="2"/>
          <table:table-cell office:value-type="string">
            <text:p>cdtrack</text:p>
          </table:table-cell>
          <table:table-cell table:number-columns-repeated="252"/>
        </table:table-row>
        <table:table-row table:style-name="ro1">
          <table:table-cell office:value-type="string">
            <text:p>mimetypes</text:p>
          </table:table-cell>
          <table:table-cell table:number-columns-repeated="2"/>
          <table:table-cell office:value-type="string">
            <text:p>chart</text:p>
          </table:table-cell>
          <table:table-cell table:number-columns-repeated="252"/>
        </table:table-row>
        <table:table-row table:style-name="ro1">
          <table:table-cell office:value-type="string">
            <text:p>mimetypes</text:p>
          </table:table-cell>
          <table:table-cell table:number-columns-repeated="2"/>
          <table:table-cell office:value-type="string">
            <text:p>colorscm</text:p>
          </table:table-cell>
          <table:table-cell table:number-columns-repeated="252"/>
        </table:table-row>
        <table:table-row table:style-name="ro1">
          <table:table-cell office:value-type="string">
            <text:p>mimetypes</text:p>
          </table:table-cell>
          <table:table-cell table:number-columns-repeated="2"/>
          <table:table-cell office:value-type="string">
            <text:p>colorset</text:p>
          </table:table-cell>
          <table:table-cell table:number-columns-repeated="252"/>
        </table:table-row>
        <table:table-row table:style-name="ro1">
          <table:table-cell office:value-type="string">
            <text:p>mimetypes</text:p>
          </table:table-cell>
          <table:table-cell table:number-columns-repeated="2"/>
          <table:table-cell office:value-type="string">
            <text:p>core</text:p>
          </table:table-cell>
          <table:table-cell table:number-columns-repeated="252"/>
        </table:table-row>
        <table:table-row table:style-name="ro1">
          <table:table-cell office:value-type="string">
            <text:p>mimetypes</text:p>
          </table:table-cell>
          <table:table-cell table:number-columns-repeated="2"/>
          <table:table-cell office:value-type="string">
            <text:p>database</text:p>
          </table:table-cell>
          <table:table-cell table:number-columns-repeated="252"/>
        </table:table-row>
        <table:table-row table:style-name="ro1">
          <table:table-cell office:value-type="string">
            <text:p>mimetypes</text:p>
          </table:table-cell>
          <table:table-cell table:number-columns-repeated="2"/>
          <table:table-cell office:value-type="string">
            <text:p>deb</text:p>
          </table:table-cell>
          <table:table-cell table:number-columns-repeated="252"/>
        </table:table-row>
        <table:table-row table:style-name="ro1">
          <table:table-cell office:value-type="string">
            <text:p>mimetypes</text:p>
          </table:table-cell>
          <table:table-cell table:number-columns-repeated="2"/>
          <table:table-cell office:value-type="string">
            <text:p>djvu</text:p>
          </table:table-cell>
          <table:table-cell table:number-columns-repeated="252"/>
        </table:table-row>
        <table:table-row table:style-name="ro1">
          <table:table-cell office:value-type="string">
            <text:p>mimetypes</text:p>
          </table:table-cell>
          <table:table-cell table:number-columns-repeated="2"/>
          <table:table-cell office:value-type="string">
            <text:p>document2</text:p>
          </table:table-cell>
          <table:table-cell table:number-columns-repeated="252"/>
        </table:table-row>
        <table:table-row table:style-name="ro1">
          <table:table-cell office:value-type="string">
            <text:p>mimetypes</text:p>
          </table:table-cell>
          <table:table-cell table:number-columns-repeated="2"/>
          <table:table-cell office:value-type="string">
            <text:p>drawing</text:p>
          </table:table-cell>
          <table:table-cell table:number-columns-repeated="252"/>
        </table:table-row>
        <table:table-row table:style-name="ro1">
          <table:table-cell office:value-type="string">
            <text:p>mimetypes</text:p>
          </table:table-cell>
          <table:table-cell table:number-columns-repeated="2"/>
          <table:table-cell office:value-type="string">
            <text:p>dvi</text:p>
          </table:table-cell>
          <table:table-cell table:number-columns-repeated="252"/>
        </table:table-row>
        <table:table-row table:style-name="ro1">
          <table:table-cell office:value-type="string">
            <text:p>mimetypes</text:p>
          </table:table-cell>
          <table:table-cell table:number-columns-repeated="2"/>
          <table:table-cell office:value-type="string">
            <text:p>empty</text:p>
          </table:table-cell>
          <table:table-cell table:number-columns-repeated="252"/>
        </table:table-row>
        <table:table-row table:style-name="ro1">
          <table:table-cell office:value-type="string">
            <text:p>mimetypes</text:p>
          </table:table-cell>
          <table:table-cell table:number-columns-repeated="2"/>
          <table:table-cell office:value-type="string">
            <text:p>encrypted</text:p>
          </table:table-cell>
          <table:table-cell table:number-columns-repeated="252"/>
        </table:table-row>
        <table:table-row table:style-name="ro1">
          <table:table-cell office:value-type="string">
            <text:p>mimetypes</text:p>
          </table:table-cell>
          <table:table-cell table:number-columns-repeated="2"/>
          <table:table-cell office:value-type="string">
            <text:p>exec_wine</text:p>
          </table:table-cell>
          <table:table-cell table:number-columns-repeated="252"/>
        </table:table-row>
        <table:table-row table:style-name="ro1">
          <table:table-cell office:value-type="string">
            <text:p>mimetypes</text:p>
          </table:table-cell>
          <table:table-cell table:number-columns-repeated="2"/>
          <table:table-cell office:value-type="string">
            <text:p>executable</text:p>
          </table:table-cell>
          <table:table-cell table:number-columns-repeated="252"/>
        </table:table-row>
        <table:table-row table:style-name="ro1">
          <table:table-cell office:value-type="string">
            <text:p>mimetypes</text:p>
          </table:table-cell>
          <table:table-cell table:number-columns-repeated="2"/>
          <table:table-cell office:value-type="string">
            <text:p>file_locked</text:p>
          </table:table-cell>
          <table:table-cell table:number-columns-repeated="252"/>
        </table:table-row>
        <table:table-row table:style-name="ro1">
          <table:table-cell office:value-type="string">
            <text:p>mimetypes</text:p>
          </table:table-cell>
          <table:table-cell table:number-columns-repeated="2"/>
          <table:table-cell office:value-type="string">
            <text:p>file_temporary</text:p>
          </table:table-cell>
          <table:table-cell table:number-columns-repeated="252"/>
        </table:table-row>
        <table:table-row table:style-name="ro1">
          <table:table-cell office:value-type="string">
            <text:p>mimetypes</text:p>
          </table:table-cell>
          <table:table-cell table:number-columns-repeated="2"/>
          <table:table-cell office:value-type="string">
            <text:p>font</text:p>
          </table:table-cell>
          <table:table-cell table:number-columns-repeated="252"/>
        </table:table-row>
        <table:table-row table:style-name="ro1">
          <table:table-cell office:value-type="string">
            <text:p>mimetypes</text:p>
          </table:table-cell>
          <table:table-cell table:number-columns-repeated="2"/>
          <table:table-cell office:value-type="string">
            <text:p>font_bitmap</text:p>
          </table:table-cell>
          <table:table-cell table:number-columns-repeated="252"/>
        </table:table-row>
        <table:table-row table:style-name="ro1">
          <table:table-cell office:value-type="string">
            <text:p>mimetypes</text:p>
          </table:table-cell>
          <table:table-cell table:number-columns-repeated="2"/>
          <table:table-cell office:value-type="string">
            <text:p>font_truetype</text:p>
          </table:table-cell>
          <table:table-cell table:number-columns-repeated="252"/>
        </table:table-row>
        <table:table-row table:style-name="ro1">
          <table:table-cell office:value-type="string">
            <text:p>mimetypes</text:p>
          </table:table-cell>
          <table:table-cell table:number-columns-repeated="2"/>
          <table:table-cell office:value-type="string">
            <text:p>font_type1</text:p>
          </table:table-cell>
          <table:table-cell table:number-columns-repeated="252"/>
        </table:table-row>
        <table:table-row table:style-name="ro1">
          <table:table-cell office:value-type="string">
            <text:p>mimetypes</text:p>
          </table:table-cell>
          <table:table-cell table:number-columns-repeated="2"/>
          <table:table-cell office:value-type="string">
            <text:p>formula</text:p>
          </table:table-cell>
          <table:table-cell table:number-columns-repeated="252"/>
        </table:table-row>
        <table:table-row table:style-name="ro1">
          <table:table-cell office:value-type="string">
            <text:p>mimetypes</text:p>
          </table:table-cell>
          <table:table-cell table:number-columns-repeated="2"/>
          <table:table-cell office:value-type="string">
            <text:p>gettext</text:p>
          </table:table-cell>
          <table:table-cell table:number-columns-repeated="252"/>
        </table:table-row>
        <table:table-row table:style-name="ro1">
          <table:table-cell office:value-type="string">
            <text:p>mimetypes</text:p>
          </table:table-cell>
          <table:table-cell table:number-columns-repeated="2"/>
          <table:table-cell office:value-type="string">
            <text:p>gf</text:p>
          </table:table-cell>
          <table:table-cell table:number-columns-repeated="252"/>
        </table:table-row>
        <table:table-row table:style-name="ro1">
          <table:table-cell office:value-type="string">
            <text:p>mimetypes</text:p>
          </table:table-cell>
          <table:table-cell table:number-columns-repeated="2"/>
          <table:table-cell office:value-type="string">
            <text:p>gnome_app_info</text:p>
          </table:table-cell>
          <table:table-cell table:number-columns-repeated="252"/>
        </table:table-row>
        <table:table-row table:style-name="ro1">
          <table:table-cell office:value-type="string">
            <text:p>mimetypes</text:p>
          </table:table-cell>
          <table:table-cell table:number-columns-repeated="2"/>
          <table:table-cell office:value-type="string">
            <text:p>gnome-library</text:p>
          </table:table-cell>
          <table:table-cell table:number-columns-repeated="252"/>
        </table:table-row>
        <table:table-row table:style-name="ro1">
          <table:table-cell office:value-type="string">
            <text:p>mimetypes</text:p>
          </table:table-cell>
          <table:table-cell table:number-columns-repeated="2"/>
          <table:table-cell office:value-type="string">
            <text:p>graphic</text:p>
          </table:table-cell>
          <table:table-cell table:number-columns-repeated="252"/>
        </table:table-row>
        <table:table-row table:style-name="ro1">
          <table:table-cell office:value-type="string">
            <text:p>mimetypes</text:p>
          </table:table-cell>
          <table:table-cell table:number-columns-repeated="2"/>
          <table:table-cell office:value-type="string">
            <text:p>html</text:p>
          </table:table-cell>
          <table:table-cell table:number-columns-repeated="252"/>
        </table:table-row>
        <table:table-row table:style-name="ro1">
          <table:table-cell office:value-type="string">
            <text:p>mimetypes</text:p>
          </table:table-cell>
          <table:table-cell table:number-columns-repeated="2"/>
          <table:table-cell office:value-type="string">
            <text:p>igc</text:p>
          </table:table-cell>
          <table:table-cell table:number-columns-repeated="252"/>
        </table:table-row>
        <table:table-row table:style-name="ro1">
          <table:table-cell office:value-type="string">
            <text:p>mimetypes</text:p>
          </table:table-cell>
          <table:table-cell table:number-columns-repeated="2"/>
          <table:table-cell office:value-type="string">
            <text:p>image</text:p>
          </table:table-cell>
          <table:table-cell table:number-columns-repeated="252"/>
        </table:table-row>
        <table:table-row table:style-name="ro1">
          <table:table-cell office:value-type="string">
            <text:p>mimetypes</text:p>
          </table:table-cell>
          <table:table-cell table:number-columns-repeated="2"/>
          <table:table-cell office:value-type="string">
            <text:p>image2</text:p>
          </table:table-cell>
          <table:table-cell table:number-columns-repeated="252"/>
        </table:table-row>
        <table:table-row table:style-name="ro1">
          <table:table-cell office:value-type="string">
            <text:p>mimetypes</text:p>
          </table:table-cell>
          <table:table-cell table:number-columns-repeated="2"/>
          <table:table-cell office:value-type="string">
            <text:p>images</text:p>
          </table:table-cell>
          <table:table-cell table:number-columns-repeated="252"/>
        </table:table-row>
        <table:table-row table:style-name="ro1">
          <table:table-cell office:value-type="string">
            <text:p>mimetypes</text:p>
          </table:table-cell>
          <table:table-cell table:number-columns-repeated="2"/>
          <table:table-cell office:value-type="string">
            <text:p>ipod</text:p>
          </table:table-cell>
          <table:table-cell table:number-columns-repeated="252"/>
        </table:table-row>
        <table:table-row table:style-name="ro1">
          <table:table-cell office:value-type="string">
            <text:p>mimetypes</text:p>
          </table:table-cell>
          <table:table-cell table:number-columns-repeated="2"/>
          <table:table-cell office:value-type="string">
            <text:p>jar</text:p>
          </table:table-cell>
          <table:table-cell table:number-columns-repeated="252"/>
        </table:table-row>
        <table:table-row table:style-name="ro1">
          <table:table-cell office:value-type="string">
            <text:p>mimetypes</text:p>
          </table:table-cell>
          <table:table-cell table:number-columns-repeated="2"/>
          <table:table-cell office:value-type="string">
            <text:p>java_jar</text:p>
          </table:table-cell>
          <table:table-cell table:number-columns-repeated="252"/>
        </table:table-row>
        <table:table-row table:style-name="ro1">
          <table:table-cell office:value-type="string">
            <text:p>mimetypes</text:p>
          </table:table-cell>
          <table:table-cell table:number-columns-repeated="2"/>
          <table:table-cell office:value-type="string">
            <text:p>javascript</text:p>
          </table:table-cell>
          <table:table-cell table:number-columns-repeated="252"/>
        </table:table-row>
        <table:table-row table:style-name="ro1">
          <table:table-cell office:value-type="string">
            <text:p>mimetypes</text:p>
          </table:table-cell>
          <table:table-cell table:number-columns-repeated="2"/>
          <table:table-cell office:value-type="string">
            <text:p>karbon_karbon</text:p>
          </table:table-cell>
          <table:table-cell table:number-columns-repeated="252"/>
        </table:table-row>
        <table:table-row table:style-name="ro1">
          <table:table-cell office:value-type="string">
            <text:p>mimetypes</text:p>
          </table:table-cell>
          <table:table-cell table:number-columns-repeated="2"/>
          <table:table-cell office:value-type="string">
            <text:p>kchart_chrt</text:p>
          </table:table-cell>
          <table:table-cell table:number-columns-repeated="252"/>
        </table:table-row>
        <table:table-row table:style-name="ro1">
          <table:table-cell office:value-type="string">
            <text:p>mimetypes</text:p>
          </table:table-cell>
          <table:table-cell table:number-columns-repeated="2"/>
          <table:table-cell office:value-type="string">
            <text:p>kdevelop_project</text:p>
          </table:table-cell>
          <table:table-cell table:number-columns-repeated="252"/>
        </table:table-row>
        <table:table-row table:style-name="ro1">
          <table:table-cell office:value-type="string">
            <text:p>mimetypes</text:p>
          </table:table-cell>
          <table:table-cell table:number-columns-repeated="2"/>
          <table:table-cell office:value-type="string">
            <text:p>kexi</text:p>
          </table:table-cell>
          <table:table-cell table:number-columns-repeated="252"/>
        </table:table-row>
        <table:table-row table:style-name="ro1">
          <table:table-cell office:value-type="string">
            <text:p>mimetypes</text:p>
          </table:table-cell>
          <table:table-cell table:number-columns-repeated="2"/>
          <table:table-cell office:value-type="string">
            <text:p>kexi_kexi</text:p>
          </table:table-cell>
          <table:table-cell table:number-columns-repeated="252"/>
        </table:table-row>
        <table:table-row table:style-name="ro1">
          <table:table-cell office:value-type="string">
            <text:p>mimetypes</text:p>
          </table:table-cell>
          <table:table-cell table:number-columns-repeated="2"/>
          <table:table-cell office:value-type="string">
            <text:p>kexiproject_shortcut</text:p>
          </table:table-cell>
          <table:table-cell table:number-columns-repeated="252"/>
        </table:table-row>
        <table:table-row table:style-name="ro1">
          <table:table-cell office:value-type="string">
            <text:p>mimetypes</text:p>
          </table:table-cell>
          <table:table-cell table:number-columns-repeated="2"/>
          <table:table-cell office:value-type="string">
            <text:p>kexiproject_sqlite</text:p>
          </table:table-cell>
          <table:table-cell table:number-columns-repeated="252"/>
        </table:table-row>
        <table:table-row table:style-name="ro1">
          <table:table-cell office:value-type="string">
            <text:p>mimetypes</text:p>
          </table:table-cell>
          <table:table-cell table:number-columns-repeated="2"/>
          <table:table-cell office:value-type="string">
            <text:p>kexiproject_sqlite2</text:p>
          </table:table-cell>
          <table:table-cell table:number-columns-repeated="252"/>
        </table:table-row>
        <table:table-row table:style-name="ro1">
          <table:table-cell office:value-type="string">
            <text:p>mimetypes</text:p>
          </table:table-cell>
          <table:table-cell table:number-columns-repeated="2"/>
          <table:table-cell office:value-type="string">
            <text:p>kformula_kfo</text:p>
          </table:table-cell>
          <table:table-cell table:number-columns-repeated="252"/>
        </table:table-row>
        <table:table-row table:style-name="ro1">
          <table:table-cell office:value-type="string">
            <text:p>mimetypes</text:p>
          </table:table-cell>
          <table:table-cell table:number-columns-repeated="2"/>
          <table:table-cell office:value-type="string">
            <text:p>kget_list</text:p>
          </table:table-cell>
          <table:table-cell table:number-columns-repeated="252"/>
        </table:table-row>
        <table:table-row table:style-name="ro1">
          <table:table-cell office:value-type="string">
            <text:p>mimetypes</text:p>
          </table:table-cell>
          <table:table-cell table:number-columns-repeated="2"/>
          <table:table-cell office:value-type="string">
            <text:p>kig_doc</text:p>
          </table:table-cell>
          <table:table-cell table:number-columns-repeated="252"/>
        </table:table-row>
        <table:table-row table:style-name="ro1">
          <table:table-cell office:value-type="string">
            <text:p>mimetypes</text:p>
          </table:table-cell>
          <table:table-cell table:number-columns-repeated="2"/>
          <table:table-cell office:value-type="string">
            <text:p>kivio_flw</text:p>
          </table:table-cell>
          <table:table-cell table:number-columns-repeated="252"/>
        </table:table-row>
        <table:table-row table:style-name="ro1">
          <table:table-cell office:value-type="string">
            <text:p>mimetypes</text:p>
          </table:table-cell>
          <table:table-cell table:number-columns-repeated="2"/>
          <table:table-cell office:value-type="string">
            <text:p>kmultiple</text:p>
          </table:table-cell>
          <table:table-cell table:number-columns-repeated="252"/>
        </table:table-row>
        <table:table-row table:style-name="ro1">
          <table:table-cell office:value-type="string">
            <text:p>mimetypes</text:p>
          </table:table-cell>
          <table:table-cell table:number-columns-repeated="2"/>
          <table:table-cell office:value-type="string">
            <text:p>kmy</text:p>
          </table:table-cell>
          <table:table-cell table:number-columns-repeated="252"/>
        </table:table-row>
        <table:table-row table:style-name="ro1">
          <table:table-cell office:value-type="string">
            <text:p>mimetypes</text:p>
          </table:table-cell>
          <table:table-cell table:number-columns-repeated="2"/>
          <table:table-cell office:value-type="string">
            <text:p>koffice</text:p>
          </table:table-cell>
          <table:table-cell table:number-columns-repeated="252"/>
        </table:table-row>
        <table:table-row table:style-name="ro1">
          <table:table-cell office:value-type="string">
            <text:p>mimetypes</text:p>
          </table:table-cell>
          <table:table-cell table:number-columns-repeated="2"/>
          <table:table-cell office:value-type="string">
            <text:p>kopete_emoticons</text:p>
          </table:table-cell>
          <table:table-cell table:number-columns-repeated="252"/>
        </table:table-row>
        <table:table-row table:style-name="ro1">
          <table:table-cell office:value-type="string">
            <text:p>mimetypes</text:p>
          </table:table-cell>
          <table:table-cell table:number-columns-repeated="2"/>
          <table:table-cell office:value-type="string">
            <text:p>kpovmodeler_doc</text:p>
          </table:table-cell>
          <table:table-cell table:number-columns-repeated="252"/>
        </table:table-row>
        <table:table-row table:style-name="ro1">
          <table:table-cell office:value-type="string">
            <text:p>mimetypes</text:p>
          </table:table-cell>
          <table:table-cell table:number-columns-repeated="2"/>
          <table:table-cell office:value-type="string">
            <text:p>kpresenter_kpr</text:p>
          </table:table-cell>
          <table:table-cell table:number-columns-repeated="252"/>
        </table:table-row>
        <table:table-row table:style-name="ro1">
          <table:table-cell office:value-type="string">
            <text:p>mimetypes</text:p>
          </table:table-cell>
          <table:table-cell table:number-columns-repeated="2"/>
          <table:table-cell office:value-type="string">
            <text:p>krec_fileempty_krec</text:p>
          </table:table-cell>
          <table:table-cell table:number-columns-repeated="252"/>
        </table:table-row>
        <table:table-row table:style-name="ro1">
          <table:table-cell office:value-type="string">
            <text:p>mimetypes</text:p>
          </table:table-cell>
          <table:table-cell table:number-columns-repeated="2"/>
          <table:table-cell office:value-type="string">
            <text:p>krec_fileplay_krec</text:p>
          </table:table-cell>
          <table:table-cell table:number-columns-repeated="252"/>
        </table:table-row>
        <table:table-row table:style-name="ro1">
          <table:table-cell office:value-type="string">
            <text:p>mimetypes</text:p>
          </table:table-cell>
          <table:table-cell table:number-columns-repeated="2"/>
          <table:table-cell office:value-type="string">
            <text:p>krec_filerec_krec</text:p>
          </table:table-cell>
          <table:table-cell table:number-columns-repeated="252"/>
        </table:table-row>
        <table:table-row table:style-name="ro1">
          <table:table-cell office:value-type="string">
            <text:p>mimetypes</text:p>
          </table:table-cell>
          <table:table-cell table:number-columns-repeated="2"/>
          <table:table-cell office:value-type="string">
            <text:p>krita_kra</text:p>
          </table:table-cell>
          <table:table-cell table:number-columns-repeated="252"/>
        </table:table-row>
        <table:table-row table:style-name="ro1">
          <table:table-cell office:value-type="string">
            <text:p>mimetypes</text:p>
          </table:table-cell>
          <table:table-cell table:number-columns-repeated="2"/>
          <table:table-cell office:value-type="string">
            <text:p>kspread_ksp</text:p>
          </table:table-cell>
          <table:table-cell table:number-columns-repeated="252"/>
        </table:table-row>
        <table:table-row table:style-name="ro1">
          <table:table-cell office:value-type="string">
            <text:p>mimetypes</text:p>
          </table:table-cell>
          <table:table-cell table:number-columns-repeated="2"/>
          <table:table-cell office:value-type="string">
            <text:p>kugar_kud</text:p>
          </table:table-cell>
          <table:table-cell table:number-columns-repeated="252"/>
        </table:table-row>
        <table:table-row table:style-name="ro1">
          <table:table-cell office:value-type="string">
            <text:p>mimetypes</text:p>
          </table:table-cell>
          <table:table-cell table:number-columns-repeated="2"/>
          <table:table-cell office:value-type="string">
            <text:p>kugardata</text:p>
          </table:table-cell>
          <table:table-cell table:number-columns-repeated="252"/>
        </table:table-row>
        <table:table-row table:style-name="ro1">
          <table:table-cell office:value-type="string">
            <text:p>mimetypes</text:p>
          </table:table-cell>
          <table:table-cell table:number-columns-repeated="2"/>
          <table:table-cell office:value-type="string">
            <text:p>kword_kwd</text:p>
          </table:table-cell>
          <table:table-cell table:number-columns-repeated="252"/>
        </table:table-row>
        <table:table-row table:style-name="ro1">
          <table:table-cell office:value-type="string">
            <text:p>mimetypes</text:p>
          </table:table-cell>
          <table:table-cell table:number-columns-repeated="2"/>
          <table:table-cell office:value-type="string">
            <text:p>kwordquiz_do</text:p>
          </table:table-cell>
          <table:table-cell table:number-columns-repeated="252"/>
        </table:table-row>
        <table:table-row table:style-name="ro1">
          <table:table-cell office:value-type="string">
            <text:p>mimetypes</text:p>
          </table:table-cell>
          <table:table-cell table:number-columns-repeated="2"/>
          <table:table-cell office:value-type="string">
            <text:p>kwordquiz_doc</text:p>
          </table:table-cell>
          <table:table-cell table:number-columns-repeated="252"/>
        </table:table-row>
        <table:table-row table:style-name="ro1">
          <table:table-cell office:value-type="string">
            <text:p>mimetypes</text:p>
          </table:table-cell>
          <table:table-cell table:number-columns-repeated="2"/>
          <table:table-cell office:value-type="string">
            <text:p>kwordquiz_doc_kwordquiz</text:p>
          </table:table-cell>
          <table:table-cell table:number-columns-repeated="252"/>
        </table:table-row>
        <table:table-row table:style-name="ro1">
          <table:table-cell office:value-type="string">
            <text:p>mimetypes</text:p>
          </table:table-cell>
          <table:table-cell table:number-columns-repeated="2"/>
          <table:table-cell office:value-type="string">
            <text:p>log</text:p>
          </table:table-cell>
          <table:table-cell table:number-columns-repeated="252"/>
        </table:table-row>
        <table:table-row table:style-name="ro1">
          <table:table-cell office:value-type="string">
            <text:p>mimetypes</text:p>
          </table:table-cell>
          <table:table-cell table:number-columns-repeated="2"/>
          <table:table-cell office:value-type="string">
            <text:p>lpl</text:p>
          </table:table-cell>
          <table:table-cell table:number-columns-repeated="252"/>
        </table:table-row>
        <table:table-row table:style-name="ro1">
          <table:table-cell office:value-type="string">
            <text:p>mimetypes</text:p>
          </table:table-cell>
          <table:table-cell table:number-columns-repeated="2"/>
          <table:table-cell office:value-type="string">
            <text:p>make</text:p>
          </table:table-cell>
          <table:table-cell table:number-columns-repeated="252"/>
        </table:table-row>
        <table:table-row table:style-name="ro1">
          <table:table-cell office:value-type="string">
            <text:p>mimetypes</text:p>
          </table:table-cell>
          <table:table-cell table:number-columns-repeated="2"/>
          <table:table-cell office:value-type="string">
            <text:p>man</text:p>
          </table:table-cell>
          <table:table-cell table:number-columns-repeated="252"/>
        </table:table-row>
        <table:table-row table:style-name="ro1">
          <table:table-cell office:value-type="string">
            <text:p>mimetypes</text:p>
          </table:table-cell>
          <table:table-cell table:number-columns-repeated="2"/>
          <table:table-cell office:value-type="string">
            <text:p>message</text:p>
          </table:table-cell>
          <table:table-cell table:number-columns-repeated="252"/>
        </table:table-row>
        <table:table-row table:style-name="ro1">
          <table:table-cell office:value-type="string">
            <text:p>mimetypes</text:p>
          </table:table-cell>
          <table:table-cell table:number-columns-repeated="2"/>
          <table:table-cell office:value-type="string">
            <text:p>metafont</text:p>
          </table:table-cell>
          <table:table-cell table:number-columns-repeated="252"/>
        </table:table-row>
        <table:table-row table:style-name="ro1">
          <table:table-cell office:value-type="string">
            <text:p>mimetypes</text:p>
          </table:table-cell>
          <table:table-cell table:number-columns-repeated="2"/>
          <table:table-cell office:value-type="string">
            <text:p>midi</text:p>
          </table:table-cell>
          <table:table-cell table:number-columns-repeated="252"/>
        </table:table-row>
        <table:table-row table:style-name="ro1">
          <table:table-cell office:value-type="string">
            <text:p>mimetypes</text:p>
          </table:table-cell>
          <table:table-cell table:number-columns-repeated="2"/>
          <table:table-cell office:value-type="string">
            <text:p>mime</text:p>
          </table:table-cell>
          <table:table-cell table:number-columns-repeated="252"/>
        </table:table-row>
        <table:table-row table:style-name="ro1">
          <table:table-cell office:value-type="string">
            <text:p>mimetypes</text:p>
          </table:table-cell>
          <table:table-cell table:number-columns-repeated="2"/>
          <table:table-cell office:value-type="string">
            <text:p>mime_kaffeine</text:p>
          </table:table-cell>
          <table:table-cell table:number-columns-repeated="252"/>
        </table:table-row>
        <table:table-row table:style-name="ro1">
          <table:table-cell office:value-type="string">
            <text:p>mimetypes</text:p>
          </table:table-cell>
          <table:table-cell table:number-columns-repeated="2"/>
          <table:table-cell office:value-type="string">
            <text:p>mime_lyx</text:p>
          </table:table-cell>
          <table:table-cell table:number-columns-repeated="252"/>
        </table:table-row>
        <table:table-row table:style-name="ro1">
          <table:table-cell office:value-type="string">
            <text:p>mimetypes</text:p>
          </table:table-cell>
          <table:table-cell table:number-columns-repeated="2"/>
          <table:table-cell office:value-type="string">
            <text:p>mime_video</text:p>
          </table:table-cell>
          <table:table-cell table:number-columns-repeated="252"/>
        </table:table-row>
        <table:table-row table:style-name="ro1">
          <table:table-cell office:value-type="string">
            <text:p>mimetypes</text:p>
          </table:table-cell>
          <table:table-cell table:number-columns-repeated="2"/>
          <table:table-cell office:value-type="string">
            <text:p>misc</text:p>
          </table:table-cell>
          <table:table-cell table:number-columns-repeated="252"/>
        </table:table-row>
        <table:table-row table:style-name="ro1">
          <table:table-cell office:value-type="string">
            <text:p>mimetypes</text:p>
          </table:table-cell>
          <table:table-cell table:number-columns-repeated="2"/>
          <table:table-cell office:value-type="string">
            <text:p>misc_doc</text:p>
          </table:table-cell>
          <table:table-cell table:number-columns-repeated="252"/>
        </table:table-row>
        <table:table-row table:style-name="ro1">
          <table:table-cell office:value-type="string">
            <text:p>mimetypes</text:p>
          </table:table-cell>
          <table:table-cell table:number-columns-repeated="2"/>
          <table:table-cell office:value-type="string">
            <text:p>moc_src</text:p>
          </table:table-cell>
          <table:table-cell table:number-columns-repeated="252"/>
        </table:table-row>
        <table:table-row table:style-name="ro1">
          <table:table-cell office:value-type="string">
            <text:p>mimetypes</text:p>
          </table:table-cell>
          <table:table-cell table:number-columns-repeated="2"/>
          <table:table-cell office:value-type="string">
            <text:p>money</text:p>
          </table:table-cell>
          <table:table-cell table:number-columns-repeated="252"/>
        </table:table-row>
        <table:table-row table:style-name="ro1">
          <table:table-cell office:value-type="string">
            <text:p>mimetypes</text:p>
          </table:table-cell>
          <table:table-cell table:number-columns-repeated="2"/>
          <table:table-cell office:value-type="string">
            <text:p>mozilla_doc</text:p>
          </table:table-cell>
          <table:table-cell table:number-columns-repeated="252"/>
        </table:table-row>
        <table:table-row table:style-name="ro1">
          <table:table-cell office:value-type="string">
            <text:p>mimetypes</text:p>
          </table:table-cell>
          <table:table-cell table:number-columns-repeated="2"/>
          <table:table-cell office:value-type="string">
            <text:p>netscape</text:p>
          </table:table-cell>
          <table:table-cell table:number-columns-repeated="252"/>
        </table:table-row>
        <table:table-row table:style-name="ro1">
          <table:table-cell office:value-type="string">
            <text:p>mimetypes</text:p>
          </table:table-cell>
          <table:table-cell table:number-columns-repeated="2"/>
          <table:table-cell office:value-type="string">
            <text:p>netscape_doc</text:p>
          </table:table-cell>
          <table:table-cell table:number-columns-repeated="252"/>
        </table:table-row>
        <table:table-row table:style-name="ro1">
          <table:table-cell office:value-type="string">
            <text:p>mimetypes</text:p>
          </table:table-cell>
          <table:table-cell table:number-columns-repeated="2"/>
          <table:table-cell office:value-type="string">
            <text:p>news</text:p>
          </table:table-cell>
          <table:table-cell table:number-columns-repeated="252"/>
        </table:table-row>
        <table:table-row table:style-name="ro1">
          <table:table-cell office:value-type="string">
            <text:p>mimetypes</text:p>
          </table:table-cell>
          <table:table-cell table:number-columns-repeated="2"/>
          <table:table-cell office:value-type="string">
            <text:p>odf</text:p>
          </table:table-cell>
          <table:table-cell table:number-columns-repeated="252"/>
        </table:table-row>
        <table:table-row table:style-name="ro1">
          <table:table-cell office:value-type="string">
            <text:p>mimetypes</text:p>
          </table:table-cell>
          <table:table-cell table:number-columns-repeated="2"/>
          <table:table-cell office:value-type="string">
            <text:p>odf-odb</text:p>
          </table:table-cell>
          <table:table-cell table:number-columns-repeated="252"/>
        </table:table-row>
        <table:table-row table:style-name="ro1">
          <table:table-cell office:value-type="string">
            <text:p>mimetypes</text:p>
          </table:table-cell>
          <table:table-cell table:number-columns-repeated="2"/>
          <table:table-cell office:value-type="string">
            <text:p>odf-odc</text:p>
          </table:table-cell>
          <table:table-cell table:number-columns-repeated="252"/>
        </table:table-row>
        <table:table-row table:style-name="ro1">
          <table:table-cell office:value-type="string">
            <text:p>mimetypes</text:p>
          </table:table-cell>
          <table:table-cell table:number-columns-repeated="2"/>
          <table:table-cell office:value-type="string">
            <text:p>odf-odf</text:p>
          </table:table-cell>
          <table:table-cell table:number-columns-repeated="252"/>
        </table:table-row>
        <table:table-row table:style-name="ro1">
          <table:table-cell office:value-type="string">
            <text:p>mimetypes</text:p>
          </table:table-cell>
          <table:table-cell table:number-columns-repeated="2"/>
          <table:table-cell office:value-type="string">
            <text:p>odf-odg</text:p>
          </table:table-cell>
          <table:table-cell table:number-columns-repeated="252"/>
        </table:table-row>
        <table:table-row table:style-name="ro1">
          <table:table-cell office:value-type="string">
            <text:p>mimetypes</text:p>
          </table:table-cell>
          <table:table-cell table:number-columns-repeated="2"/>
          <table:table-cell office:value-type="string">
            <text:p>odf-odi</text:p>
          </table:table-cell>
          <table:table-cell table:number-columns-repeated="252"/>
        </table:table-row>
        <table:table-row table:style-name="ro1">
          <table:table-cell office:value-type="string">
            <text:p>mimetypes</text:p>
          </table:table-cell>
          <table:table-cell table:number-columns-repeated="2"/>
          <table:table-cell office:value-type="string">
            <text:p>odf-odp</text:p>
          </table:table-cell>
          <table:table-cell table:number-columns-repeated="252"/>
        </table:table-row>
        <table:table-row table:style-name="ro1">
          <table:table-cell office:value-type="string">
            <text:p>mimetypes</text:p>
          </table:table-cell>
          <table:table-cell table:number-columns-repeated="2"/>
          <table:table-cell office:value-type="string">
            <text:p>odf-ods</text:p>
          </table:table-cell>
          <table:table-cell table:number-columns-repeated="252"/>
        </table:table-row>
        <table:table-row table:style-name="ro1">
          <table:table-cell office:value-type="string">
            <text:p>mimetypes</text:p>
          </table:table-cell>
          <table:table-cell table:number-columns-repeated="2"/>
          <table:table-cell office:value-type="string">
            <text:p>odf-odt</text:p>
          </table:table-cell>
          <table:table-cell table:number-columns-repeated="252"/>
        </table:table-row>
        <table:table-row table:style-name="ro1">
          <table:table-cell office:value-type="string">
            <text:p>mimetypes</text:p>
          </table:table-cell>
          <table:table-cell table:number-columns-repeated="2"/>
          <table:table-cell office:value-type="string">
            <text:p>pdf</text:p>
          </table:table-cell>
          <table:table-cell table:number-columns-repeated="252"/>
        </table:table-row>
        <table:table-row table:style-name="ro1">
          <table:table-cell office:value-type="string">
            <text:p>mimetypes</text:p>
          </table:table-cell>
          <table:table-cell table:number-columns-repeated="2"/>
          <table:table-cell office:value-type="string">
            <text:p>php</text:p>
          </table:table-cell>
          <table:table-cell table:number-columns-repeated="252"/>
        </table:table-row>
        <table:table-row table:style-name="ro1">
          <table:table-cell office:value-type="string">
            <text:p>mimetypes</text:p>
          </table:table-cell>
          <table:table-cell table:number-columns-repeated="2"/>
          <table:table-cell office:value-type="string">
            <text:p>pk</text:p>
          </table:table-cell>
          <table:table-cell table:number-columns-repeated="252"/>
        </table:table-row>
        <table:table-row table:style-name="ro1">
          <table:table-cell office:value-type="string">
            <text:p>mimetypes</text:p>
          </table:table-cell>
          <table:table-cell table:number-columns-repeated="2"/>
          <table:table-cell office:value-type="string">
            <text:p>plasmoid</text:p>
          </table:table-cell>
          <table:table-cell table:number-columns-repeated="252"/>
        </table:table-row>
        <table:table-row table:style-name="ro1">
          <table:table-cell office:value-type="string">
            <text:p>mimetypes</text:p>
          </table:table-cell>
          <table:table-cell table:number-columns-repeated="2"/>
          <table:table-cell office:value-type="string">
            <text:p>postscript</text:p>
          </table:table-cell>
          <table:table-cell table:number-columns-repeated="252"/>
        </table:table-row>
        <table:table-row table:style-name="ro1">
          <table:table-cell office:value-type="string">
            <text:p>mimetypes</text:p>
          </table:table-cell>
          <table:table-cell table:number-columns-repeated="2"/>
          <table:table-cell office:value-type="string">
            <text:p>presentation</text:p>
          </table:table-cell>
          <table:table-cell table:number-columns-repeated="252"/>
        </table:table-row>
        <table:table-row table:style-name="ro1">
          <table:table-cell office:value-type="string">
            <text:p>mimetypes</text:p>
          </table:table-cell>
          <table:table-cell table:number-columns-repeated="2"/>
          <table:table-cell office:value-type="string">
            <text:p>printer</text:p>
          </table:table-cell>
          <table:table-cell table:number-columns-repeated="252"/>
        </table:table-row>
        <table:table-row table:style-name="ro1">
          <table:table-cell office:value-type="string">
            <text:p>mimetypes</text:p>
          </table:table-cell>
          <table:table-cell table:number-columns-repeated="2"/>
          <table:table-cell office:value-type="string">
            <text:p>psd</text:p>
          </table:table-cell>
          <table:table-cell table:number-columns-repeated="252"/>
        </table:table-row>
        <table:table-row table:style-name="ro1">
          <table:table-cell office:value-type="string">
            <text:p>mimetypes</text:p>
          </table:table-cell>
          <table:table-cell table:number-columns-repeated="2"/>
          <table:table-cell office:value-type="string">
            <text:p>quicktime</text:p>
          </table:table-cell>
          <table:table-cell table:number-columns-repeated="252"/>
        </table:table-row>
        <table:table-row table:style-name="ro1">
          <table:table-cell office:value-type="string">
            <text:p>mimetypes</text:p>
          </table:table-cell>
          <table:table-cell table:number-columns-repeated="2"/>
          <table:table-cell office:value-type="string">
            <text:p>readme</text:p>
          </table:table-cell>
          <table:table-cell table:number-columns-repeated="252"/>
        </table:table-row>
        <table:table-row table:style-name="ro1">
          <table:table-cell office:value-type="string">
            <text:p>mimetypes</text:p>
          </table:table-cell>
          <table:table-cell table:number-columns-repeated="2"/>
          <table:table-cell office:value-type="string">
            <text:p>real</text:p>
          </table:table-cell>
          <table:table-cell table:number-columns-repeated="252"/>
        </table:table-row>
        <table:table-row table:style-name="ro1">
          <table:table-cell office:value-type="string">
            <text:p>mimetypes</text:p>
          </table:table-cell>
          <table:table-cell table:number-columns-repeated="2"/>
          <table:table-cell office:value-type="string">
            <text:p>real_doc</text:p>
          </table:table-cell>
          <table:table-cell table:number-columns-repeated="252"/>
        </table:table-row>
        <table:table-row table:style-name="ro1">
          <table:table-cell office:value-type="string">
            <text:p>mimetypes</text:p>
          </table:table-cell>
          <table:table-cell table:number-columns-repeated="2"/>
          <table:table-cell office:value-type="string">
            <text:p>recycled</text:p>
          </table:table-cell>
          <table:table-cell table:number-columns-repeated="252"/>
        </table:table-row>
        <table:table-row table:style-name="ro1">
          <table:table-cell office:value-type="string">
            <text:p>mimetypes</text:p>
          </table:table-cell>
          <table:table-cell table:number-columns-repeated="2"/>
          <table:table-cell office:value-type="string">
            <text:p>reject</text:p>
          </table:table-cell>
          <table:table-cell table:number-columns-repeated="252"/>
        </table:table-row>
        <table:table-row table:style-name="ro1">
          <table:table-cell office:value-type="string">
            <text:p>mimetypes</text:p>
          </table:table-cell>
          <table:table-cell table:number-columns-repeated="2"/>
          <table:table-cell office:value-type="string">
            <text:p>resource</text:p>
          </table:table-cell>
          <table:table-cell table:number-columns-repeated="252"/>
        </table:table-row>
        <table:table-row table:style-name="ro1">
          <table:table-cell office:value-type="string">
            <text:p>mimetypes</text:p>
          </table:table-cell>
          <table:table-cell table:number-columns-repeated="2"/>
          <table:table-cell office:value-type="string">
            <text:p>rpm</text:p>
          </table:table-cell>
          <table:table-cell table:number-columns-repeated="252"/>
        </table:table-row>
        <table:table-row table:style-name="ro1">
          <table:table-cell office:value-type="string">
            <text:p>mimetypes</text:p>
          </table:table-cell>
          <table:table-cell table:number-columns-repeated="2"/>
          <table:table-cell office:value-type="string">
            <text:p>shellscript</text:p>
          </table:table-cell>
          <table:table-cell table:number-columns-repeated="252"/>
        </table:table-row>
        <table:table-row table:style-name="ro1">
          <table:table-cell office:value-type="string">
            <text:p>mimetypes</text:p>
          </table:table-cell>
          <table:table-cell table:number-columns-repeated="2"/>
          <table:table-cell office:value-type="string">
            <text:p>soffice</text:p>
          </table:table-cell>
          <table:table-cell table:number-columns-repeated="252"/>
        </table:table-row>
        <table:table-row table:style-name="ro1">
          <table:table-cell office:value-type="string">
            <text:p>mimetypes</text:p>
          </table:table-cell>
          <table:table-cell table:number-columns-repeated="2"/>
          <table:table-cell office:value-type="string">
            <text:p>sound</text:p>
          </table:table-cell>
          <table:table-cell table:number-columns-repeated="252"/>
        </table:table-row>
        <table:table-row table:style-name="ro1">
          <table:table-cell office:value-type="string">
            <text:p>mimetypes</text:p>
          </table:table-cell>
          <table:table-cell table:number-columns-repeated="2"/>
          <table:table-cell office:value-type="string">
            <text:p>source_c</text:p>
          </table:table-cell>
          <table:table-cell table:number-columns-repeated="252"/>
        </table:table-row>
        <table:table-row table:style-name="ro1">
          <table:table-cell office:value-type="string">
            <text:p>mimetypes</text:p>
          </table:table-cell>
          <table:table-cell table:number-columns-repeated="2"/>
          <table:table-cell office:value-type="string">
            <text:p>source_cpp</text:p>
          </table:table-cell>
          <table:table-cell table:number-columns-repeated="252"/>
        </table:table-row>
        <table:table-row table:style-name="ro1">
          <table:table-cell office:value-type="string">
            <text:p>mimetypes</text:p>
          </table:table-cell>
          <table:table-cell table:number-columns-repeated="2"/>
          <table:table-cell office:value-type="string">
            <text:p>source_csharp</text:p>
          </table:table-cell>
          <table:table-cell table:number-columns-repeated="252"/>
        </table:table-row>
        <table:table-row table:style-name="ro1">
          <table:table-cell office:value-type="string">
            <text:p>mimetypes</text:p>
          </table:table-cell>
          <table:table-cell table:number-columns-repeated="2"/>
          <table:table-cell office:value-type="string">
            <text:p>source_f</text:p>
          </table:table-cell>
          <table:table-cell table:number-columns-repeated="252"/>
        </table:table-row>
        <table:table-row table:style-name="ro1">
          <table:table-cell office:value-type="string">
            <text:p>mimetypes</text:p>
          </table:table-cell>
          <table:table-cell table:number-columns-repeated="2"/>
          <table:table-cell office:value-type="string">
            <text:p>source_h</text:p>
          </table:table-cell>
          <table:table-cell table:number-columns-repeated="252"/>
        </table:table-row>
        <table:table-row table:style-name="ro1">
          <table:table-cell office:value-type="string">
            <text:p>mimetypes</text:p>
          </table:table-cell>
          <table:table-cell table:number-columns-repeated="2"/>
          <table:table-cell office:value-type="string">
            <text:p>source_j</text:p>
          </table:table-cell>
          <table:table-cell table:number-columns-repeated="252"/>
        </table:table-row>
        <table:table-row table:style-name="ro1">
          <table:table-cell office:value-type="string">
            <text:p>mimetypes</text:p>
          </table:table-cell>
          <table:table-cell table:number-columns-repeated="2"/>
          <table:table-cell office:value-type="string">
            <text:p>source_java</text:p>
          </table:table-cell>
          <table:table-cell table:number-columns-repeated="252"/>
        </table:table-row>
        <table:table-row table:style-name="ro1">
          <table:table-cell office:value-type="string">
            <text:p>mimetypes</text:p>
          </table:table-cell>
          <table:table-cell table:number-columns-repeated="2"/>
          <table:table-cell office:value-type="string">
            <text:p>source_l</text:p>
          </table:table-cell>
          <table:table-cell table:number-columns-repeated="252"/>
        </table:table-row>
        <table:table-row table:style-name="ro1">
          <table:table-cell office:value-type="string">
            <text:p>mimetypes</text:p>
          </table:table-cell>
          <table:table-cell table:number-columns-repeated="2"/>
          <table:table-cell office:value-type="string">
            <text:p>source_moc</text:p>
          </table:table-cell>
          <table:table-cell table:number-columns-repeated="252"/>
        </table:table-row>
        <table:table-row table:style-name="ro1">
          <table:table-cell office:value-type="string">
            <text:p>mimetypes</text:p>
          </table:table-cell>
          <table:table-cell table:number-columns-repeated="2"/>
          <table:table-cell office:value-type="string">
            <text:p>source_mono</text:p>
          </table:table-cell>
          <table:table-cell table:number-columns-repeated="252"/>
        </table:table-row>
        <table:table-row table:style-name="ro1">
          <table:table-cell office:value-type="string">
            <text:p>mimetypes</text:p>
          </table:table-cell>
          <table:table-cell table:number-columns-repeated="2"/>
          <table:table-cell office:value-type="string">
            <text:p>source_o</text:p>
          </table:table-cell>
          <table:table-cell table:number-columns-repeated="252"/>
        </table:table-row>
        <table:table-row table:style-name="ro1">
          <table:table-cell office:value-type="string">
            <text:p>mimetypes</text:p>
          </table:table-cell>
          <table:table-cell table:number-columns-repeated="2"/>
          <table:table-cell office:value-type="string">
            <text:p>source_p</text:p>
          </table:table-cell>
          <table:table-cell table:number-columns-repeated="252"/>
        </table:table-row>
        <table:table-row table:style-name="ro1">
          <table:table-cell office:value-type="string">
            <text:p>mimetypes</text:p>
          </table:table-cell>
          <table:table-cell table:number-columns-repeated="2"/>
          <table:table-cell office:value-type="string">
            <text:p>source_php</text:p>
          </table:table-cell>
          <table:table-cell table:number-columns-repeated="252"/>
        </table:table-row>
        <table:table-row table:style-name="ro1">
          <table:table-cell office:value-type="string">
            <text:p>mimetypes</text:p>
          </table:table-cell>
          <table:table-cell table:number-columns-repeated="2"/>
          <table:table-cell office:value-type="string">
            <text:p>source_pl</text:p>
          </table:table-cell>
          <table:table-cell table:number-columns-repeated="252"/>
        </table:table-row>
        <table:table-row table:style-name="ro1">
          <table:table-cell office:value-type="string">
            <text:p>mimetypes</text:p>
          </table:table-cell>
          <table:table-cell table:number-columns-repeated="2"/>
          <table:table-cell office:value-type="string">
            <text:p>source_py</text:p>
          </table:table-cell>
          <table:table-cell table:number-columns-repeated="252"/>
        </table:table-row>
        <table:table-row table:style-name="ro1">
          <table:table-cell office:value-type="string">
            <text:p>mimetypes</text:p>
          </table:table-cell>
          <table:table-cell table:number-columns-repeated="2"/>
          <table:table-cell office:value-type="string">
            <text:p>source_s</text:p>
          </table:table-cell>
          <table:table-cell table:number-columns-repeated="252"/>
        </table:table-row>
        <table:table-row table:style-name="ro1">
          <table:table-cell office:value-type="string">
            <text:p>mimetypes</text:p>
          </table:table-cell>
          <table:table-cell table:number-columns-repeated="2"/>
          <table:table-cell office:value-type="string">
            <text:p>source_xml</text:p>
          </table:table-cell>
          <table:table-cell table:number-columns-repeated="252"/>
        </table:table-row>
        <table:table-row table:style-name="ro1">
          <table:table-cell office:value-type="string">
            <text:p>mimetypes</text:p>
          </table:table-cell>
          <table:table-cell table:number-columns-repeated="2"/>
          <table:table-cell office:value-type="string">
            <text:p>source_y</text:p>
          </table:table-cell>
          <table:table-cell table:number-columns-repeated="252"/>
        </table:table-row>
        <table:table-row table:style-name="ro1">
          <table:table-cell office:value-type="string">
            <text:p>mimetypes</text:p>
          </table:table-cell>
          <table:table-cell table:number-columns-repeated="2"/>
          <table:table-cell office:value-type="string">
            <text:p>spreadsheet</text:p>
          </table:table-cell>
          <table:table-cell table:number-columns-repeated="252"/>
        </table:table-row>
        <table:table-row table:style-name="ro1">
          <table:table-cell office:value-type="string">
            <text:p>mimetypes</text:p>
          </table:table-cell>
          <table:table-cell table:number-columns-repeated="2"/>
          <table:table-cell office:value-type="string">
            <text:p>sql</text:p>
          </table:table-cell>
          <table:table-cell table:number-columns-repeated="252"/>
        </table:table-row>
        <table:table-row table:style-name="ro1">
          <table:table-cell office:value-type="string">
            <text:p>mimetypes</text:p>
          </table:table-cell>
          <table:table-cell table:number-columns-repeated="2"/>
          <table:table-cell office:value-type="string">
            <text:p>superkaramba_theme</text:p>
          </table:table-cell>
          <table:table-cell table:number-columns-repeated="252"/>
        </table:table-row>
        <table:table-row table:style-name="ro1">
          <table:table-cell office:value-type="string">
            <text:p>mimetypes</text:p>
          </table:table-cell>
          <table:table-cell table:number-columns-repeated="2"/>
          <table:table-cell office:value-type="string">
            <text:p>swf</text:p>
          </table:table-cell>
          <table:table-cell table:number-columns-repeated="252"/>
        </table:table-row>
        <table:table-row table:style-name="ro1">
          <table:table-cell office:value-type="string">
            <text:p>mimetypes</text:p>
          </table:table-cell>
          <table:table-cell table:number-columns-repeated="2"/>
          <table:table-cell office:value-type="string">
            <text:p>tar</text:p>
          </table:table-cell>
          <table:table-cell table:number-columns-repeated="252"/>
        </table:table-row>
        <table:table-row table:style-name="ro1">
          <table:table-cell office:value-type="string">
            <text:p>mimetypes</text:p>
          </table:table-cell>
          <table:table-cell table:number-columns-repeated="2"/>
          <table:table-cell office:value-type="string">
            <text:p>tellico</text:p>
          </table:table-cell>
          <table:table-cell table:number-columns-repeated="252"/>
        </table:table-row>
        <table:table-row table:style-name="ro1">
          <table:table-cell office:value-type="string">
            <text:p>mimetypes</text:p>
          </table:table-cell>
          <table:table-cell table:number-columns-repeated="2"/>
          <table:table-cell office:value-type="string">
            <text:p>template</text:p>
          </table:table-cell>
          <table:table-cell table:number-columns-repeated="252"/>
        </table:table-row>
        <table:table-row table:style-name="ro1">
          <table:table-cell office:value-type="string">
            <text:p>mimetypes</text:p>
          </table:table-cell>
          <table:table-cell table:number-columns-repeated="2"/>
          <table:table-cell office:value-type="string">
            <text:p>tex</text:p>
          </table:table-cell>
          <table:table-cell table:number-columns-repeated="252"/>
        </table:table-row>
        <table:table-row table:style-name="ro1">
          <table:table-cell office:value-type="string">
            <text:p>mimetypes</text:p>
          </table:table-cell>
          <table:table-cell table:number-columns-repeated="2"/>
          <table:table-cell office:value-type="string">
            <text:p>text</text:p>
          </table:table-cell>
          <table:table-cell table:number-columns-repeated="252"/>
        </table:table-row>
        <table:table-row table:style-name="ro1">
          <table:table-cell office:value-type="string">
            <text:p>mimetypes</text:p>
          </table:table-cell>
          <table:table-cell table:number-columns-repeated="2"/>
          <table:table-cell office:value-type="string">
            <text:p>tgz</text:p>
          </table:table-cell>
          <table:table-cell table:number-columns-repeated="252"/>
        </table:table-row>
        <table:table-row table:style-name="ro1">
          <table:table-cell office:value-type="string">
            <text:p>mimetypes</text:p>
          </table:table-cell>
          <table:table-cell table:number-columns-repeated="2"/>
          <table:table-cell office:value-type="string">
            <text:p>trash</text:p>
          </table:table-cell>
          <table:table-cell table:number-columns-repeated="252"/>
        </table:table-row>
        <table:table-row table:style-name="ro1">
          <table:table-cell office:value-type="string">
            <text:p>mimetypes</text:p>
          </table:table-cell>
          <table:table-cell table:number-columns-repeated="2"/>
          <table:table-cell office:value-type="string">
            <text:p>txt</text:p>
          </table:table-cell>
          <table:table-cell table:number-columns-repeated="252"/>
        </table:table-row>
        <table:table-row table:style-name="ro1">
          <table:table-cell office:value-type="string">
            <text:p>mimetypes</text:p>
          </table:table-cell>
          <table:table-cell table:number-columns-repeated="2"/>
          <table:table-cell office:value-type="string">
            <text:p>txt2</text:p>
          </table:table-cell>
          <table:table-cell table:number-columns-repeated="252"/>
        </table:table-row>
        <table:table-row table:style-name="ro1">
          <table:table-cell office:value-type="string">
            <text:p>mimetypes</text:p>
          </table:table-cell>
          <table:table-cell table:number-columns-repeated="2"/>
          <table:table-cell office:value-type="string">
            <text:p>umbrellofile</text:p>
          </table:table-cell>
          <table:table-cell table:number-columns-repeated="252"/>
        </table:table-row>
        <table:table-row table:style-name="ro1">
          <table:table-cell office:value-type="string">
            <text:p>mimetypes</text:p>
          </table:table-cell>
          <table:table-cell table:number-columns-repeated="2"/>
          <table:table-cell office:value-type="string">
            <text:p>vcalendar</text:p>
          </table:table-cell>
          <table:table-cell table:number-columns-repeated="252"/>
        </table:table-row>
        <table:table-row table:style-name="ro1">
          <table:table-cell office:value-type="string">
            <text:p>mimetypes</text:p>
          </table:table-cell>
          <table:table-cell table:number-columns-repeated="2"/>
          <table:table-cell office:value-type="string">
            <text:p>vcard</text:p>
          </table:table-cell>
          <table:table-cell table:number-columns-repeated="252"/>
        </table:table-row>
        <table:table-row table:style-name="ro1">
          <table:table-cell office:value-type="string">
            <text:p>mimetypes</text:p>
          </table:table-cell>
          <table:table-cell table:number-columns-repeated="2"/>
          <table:table-cell office:value-type="string">
            <text:p>vectorgfx</text:p>
          </table:table-cell>
          <table:table-cell table:number-columns-repeated="252"/>
        </table:table-row>
        <table:table-row table:style-name="ro1">
          <table:table-cell office:value-type="string">
            <text:p>mimetypes</text:p>
          </table:table-cell>
          <table:table-cell table:number-columns-repeated="2"/>
          <table:table-cell office:value-type="string">
            <text:p>video</text:p>
          </table:table-cell>
          <table:table-cell table:number-columns-repeated="252"/>
        </table:table-row>
        <table:table-row table:style-name="ro1">
          <table:table-cell office:value-type="string">
            <text:p>mimetypes</text:p>
          </table:table-cell>
          <table:table-cell table:number-columns-repeated="2"/>
          <table:table-cell office:value-type="string">
            <text:p>widget_doc</text:p>
          </table:table-cell>
          <table:table-cell table:number-columns-repeated="252"/>
        </table:table-row>
        <table:table-row table:style-name="ro1">
          <table:table-cell office:value-type="string">
            <text:p>mimetypes</text:p>
          </table:table-cell>
          <table:table-cell table:number-columns-repeated="2"/>
          <table:table-cell office:value-type="string">
            <text:p>wordprocessing</text:p>
          </table:table-cell>
          <table:table-cell table:number-columns-repeated="252"/>
        </table:table-row>
        <table:table-row table:style-name="ro1">
          <table:table-cell office:value-type="string">
            <text:p>mimetypes</text:p>
          </table:table-cell>
          <table:table-cell table:number-columns-repeated="2"/>
          <table:table-cell office:value-type="string">
            <text:p>xml</text:p>
          </table:table-cell>
          <table:table-cell table:number-columns-repeated="252"/>
        </table:table-row>
        <table:table-row table:style-name="ro1">
          <table:table-cell office:value-type="string">
            <text:p>mimetypes</text:p>
          </table:table-cell>
          <table:table-cell table:number-columns-repeated="2"/>
          <table:table-cell office:value-type="string">
            <text:p>you</text:p>
          </table:table-cell>
          <table:table-cell table:number-columns-repeated="252"/>
        </table:table-row>
        <table:table-row table:style-name="ro2" table:number-rows-repeated="61773">
          <table:table-cell table:number-columns-repeated="256"/>
        </table:table-row>
        <table:table-row table:style-name="ro2">
          <table:table-cell table:number-columns-repeated="256"/>
        </table:table-row>
      </table:table>
      <table:table table:name="Sheet2" table:style-name="ta1">
        <table:table-column table:style-name="co12"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DejaVu Sans Condensed" svg:font-family="'DejaVu Sans Condensed'" style:font-family-generic="swiss" style:font-pitch="variable"/>
    <style:font-face style:name="DejaVu Sans Condensed1"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7P0" style:volatile="true">
      <number:currency-symbol number:language="it" number:country="IT">€</number:currency-symbol>
      <number:text> </number:text>
      <number:number number: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04">04/02/2007</text:date>, <text:time>23:09:52</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Aaron Seigo</meta:initial-creator>
    <meta:creation-date>2006-12-28T11:04:59</meta:creation-date>
    <dc:date>2007-02-04T23:09:52</dc:date>
    <dc:language>en-US</dc:language>
    <meta:editing-cycles>39</meta:editing-cycles>
    <meta:editing-duration>PT7H36M23S</meta:editing-duration>
    <meta:user-defined meta:name="Info 1"/>
    <meta:user-defined meta:name="Info 2"/>
    <meta:user-defined meta:name="Info 3"/>
    <meta:user-defined meta:name="Info 4"/>
    <meta:document-statistic meta:table-count="3" meta:cell-count="12227"/>
  </office:meta>
</office:document-meta>
</file>